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 style:font-pitch="variable"/>
    <style:font-face style:name="Arial" svg:font-family="Arial" style:font-family-generic="system" style:font-pitch="variable"/>
    <style:font-face style:name="Cordia New" svg:font-family="'Cordia New'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/>
    <style:font-face style:name="Linux Biolinum G1" svg:font-family="'Linux Biolinum G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/>
    <style:font-face style:name="Narkisim" svg:font-family="Narkisim" style:font-family-generic="swiss" style:font-pitch="variable"/>
    <style:font-face style:name="Segoe Print" svg:font-family="'Segoe Prin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0.91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2.633cm"/>
    </style:style>
    <style:style style:name="co13" style:family="table-column">
      <style:table-column-properties fo:break-before="auto" style:column-width="2.926cm"/>
    </style:style>
    <style:style style:name="co14" style:family="table-column">
      <style:table-column-properties fo:break-before="auto" style:column-width="2.402cm"/>
    </style:style>
    <style:style style:name="co15" style:family="table-column">
      <style:table-column-properties fo:break-before="auto" style:column-width="2.812cm"/>
    </style:style>
    <style:style style:name="co16" style:family="table-column">
      <style:table-column-properties fo:break-before="auto" style:column-width="2.521cm"/>
    </style:style>
    <style:style style:name="co17" style:family="table-column">
      <style:table-column-properties fo:break-before="auto" style:column-width="2.824cm"/>
    </style:style>
    <style:style style:name="co18" style:family="table-column">
      <style:table-column-properties fo:break-before="auto" style:column-width="2.466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.499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75cm"/>
    </style:style>
    <style:style style:name="co23" style:family="table-column">
      <style:table-column-properties fo:break-before="auto" style:column-width="2.849cm"/>
    </style:style>
    <style:style style:name="co24" style:family="table-column">
      <style:table-column-properties fo:break-before="auto" style:column-width="2.4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82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nux Biolinum G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2" style:family="table-cell" style:parent-style-name="Default">
      <style:text-properties style:font-name="Linux Biolinum G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Default">
      <style:table-cell-properties style:cell-protect="protected formula-hidden" style:print-content="true" fo:border="none"/>
    </style:style>
    <style:style style:name="ce4" style:family="table-cell" style:parent-style-name="Default">
      <style:table-cell-properties fo:background-color="#e6e6ff" style:cell-protect="protected formula-hidden" style:print-content="true" style:text-align-source="fix" style:repeat-content="false" style:shadow="#808080 0.099cm 0.099cm" style:vertical-align="middle"/>
      <style:paragraph-properties fo:text-align="center" fo:margin-left="0cm"/>
      <style:text-properties fo:color="#008000" style:font-name="Liberation Sans" fo:font-size="14pt" fo:font-weight="bold" style:font-weight-asian="bold" style:font-weight-complex="bold"/>
    </style:style>
    <style:style style:name="ce70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fo:background-color="#e6e6ff" style:cell-protect="protected formula-hidden" style:print-content="true" style:text-align-source="fix" style:repeat-content="false" style:direction="ltr" style:rotation-angle="28" style:rotation-align="none" style:shadow="#808080 0.099cm 0.099cm" style:vertical-align="middle"/>
      <style:paragraph-properties fo:text-align="center"/>
      <style:text-properties fo:color="#4700b8" style:text-outline="true" fo:font-size="14pt" fo:text-shadow="1pt 1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cell-protect="protected formula-hidden" style:print-content="true" style:shadow="#808080 0.099cm 0.099cm"/>
    </style:style>
    <style:style style:name="ce8" style:family="table-cell" style:parent-style-name="Default">
      <style:table-cell-properties fo:border-bottom="none" fo:background-color="#e6e6ff" style:cell-protect="protected formula-hidden" style:print-content="true" style:text-align-source="fix" style:repeat-content="false" fo:border-left="none" fo:border-right="none" style:rotation-angle="27" style:rotation-align="none" style:shadow="#808080 0.099cm 0.099cm" fo:border-top="0.06pt solid #000000" style:vertical-align="middle"/>
      <style:paragraph-properties fo:text-align="center"/>
      <style:text-properties fo:color="#008000" style:text-outline="true" fo:font-size="14pt" fo:text-shadow="1pt 1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e6e6ff" style:cell-protect="protected formula-hidden" style:print-content="true" style:text-align-source="fix" style:repeat-content="false" style:shadow="#808080 0.099cm 0.099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8000" style:cell-protect="protected formula-hidden" style:print-content="true" style:text-align-source="fix" style:repeat-content="false" style:shadow="#808080 0.099cm 0.099cm" style:vertical-align="middle"/>
      <style:paragraph-properties fo:text-align="center" fo:margin-left="0cm"/>
      <style:text-properties fo:color="#ffff66" fo:font-size="12pt" style:font-size-asian="12pt" style:font-size-complex="12pt"/>
    </style:style>
    <style:style style:name="ce11" style:family="table-cell" style:parent-style-name="Default">
      <style:table-cell-properties fo:background-color="#94bd5e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e6ff00" fo:font-weight="bold" style:font-weight-asian="bold" style:font-weight-complex="bold"/>
    </style:style>
    <style:style style:name="ce12" style:family="table-cell" style:parent-style-name="Default">
      <style:table-cell-properties fo:background-color="#94bd5e" style:cell-protect="protected formula-hidden" style:print-content="true"/>
    </style:style>
    <style:style style:name="ce13" style:family="table-cell" style:parent-style-name="Default">
      <style:table-cell-properties fo:background-color="#33cc66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e6ff00" fo:font-weight="bold" style:font-weight-asian="bold" style:font-weight-complex="bold"/>
    </style:style>
    <style:style style:name="ce14" style:family="table-cell" style:parent-style-name="Default">
      <style:table-cell-properties fo:background-color="#33cc66" style:cell-protect="protected formula-hidden" style:print-content="true"/>
      <style:text-properties fo:color="#ffff99"/>
    </style:style>
    <style:style style:name="ce15" style:family="table-cell" style:parent-style-name="Default">
      <style:table-cell-properties fo:background-color="#008000" style:cell-protect="protected formula-hidden" style:print-content="true" style:text-align-source="fix" style:repeat-content="false" style:shadow="#808080 0.099cm 0.099cm" style:vertical-align="middle"/>
      <style:paragraph-properties fo:text-align="start" fo:margin-left="0cm"/>
      <style:text-properties fo:color="#ffff66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1" style:family="table-cell" style:parent-style-name="Default" style:data-style-name="N104">
      <style:table-cell-properties style:cell-protect="protected formula-hidden" style:print-content="true"/>
    </style:style>
    <style:style style:name="ce17" style:family="table-cell" style:parent-style-name="Default">
      <style:table-cell-properties fo:background-color="#ff8080" style:cell-protect="protected formula-hidden" style:print-content="true" style:text-align-source="fix" style:repeat-content="false" style:shadow="#808080 0.099cm 0.099cm" style:vertical-align="middle"/>
      <style:paragraph-properties fo:text-align="start" fo:margin-left="0cm"/>
      <style:text-properties fo:color="#ffff99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8" style:family="table-cell" style:parent-style-name="Default">
      <style:table-cell-properties fo:background-color="#00b8ff" style:cell-protect="protected formula-hidden" style:print-content="true" style:text-align-source="fix" style:repeat-content="false" style:shadow="#808080 0.099cm 0.099cm" style:vertical-align="middle"/>
      <style:paragraph-properties fo:text-align="start" fo:margin-left="0cm"/>
      <style:text-properties fo:color="#ffff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ackground-color="#47b8b8" style:cell-protect="protected formula-hidden" style:print-content="true" style:text-align-source="fix" style:repeat-content="false" style:shadow="#808080 0.099cm 0.099cm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ffff" style:cell-protect="protected formula-hidden" style:print-content="true" style:text-align-source="fix" style:repeat-content="false" style:shadow="#808080 0.099cm 0.099cm" style:vertical-align="middle"/>
      <style:paragraph-properties fo:text-align="center" fo:margin-left="0cm"/>
      <style:text-properties fo:color="#333333" style:font-name="Narkisim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 style:data-style-name="N104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0.31pt solid #c0c0c0" fo:background-color="#47b8b8" style:cell-protect="protected formula-hidden" style:print-content="true" style:diagonal-bl-tr="none" style:diagonal-tl-br="none" style:text-align-source="fix" style:repeat-content="false" fo:border-left="none" fo:padding="0.071cm" fo:border-right="0.31pt solid #c0c0c0" style:rotation-align="none" style:shadow="#808080 0.099cm 0.099cm" fo:border-top="0.31pt solid #c0c0c0" style:vertical-align="middle"/>
      <style:paragraph-properties fo:text-align="center"/>
      <style:text-properties fo:color="#ffffff" style:text-outline="false" style:text-line-through-style="none" style:text-line-through-type="none" style:font-name="Myriad Pro" fo:font-size="10pt" fo:font-style="normal" fo:text-shadow="none" style:text-underline-style="none" fo:font-weight="bold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23" style:family="table-cell" style:parent-style-name="Default" style:data-style-name="N104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ffffff" fo:font-size="6pt" style:font-size-asian="6pt" style:font-size-complex="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000080" style:cell-protect="protected formula-hidden" style:print-content="true" style:text-align-source="fix" style:repeat-content="false" fo:border="1.11pt double #000000" style:border-line-width="0.002cm 0.035cm 0.002cm" style:shadow="#808080 0.226cm 0.226cm" style:vertical-align="middle"/>
      <style:paragraph-properties fo:text-align="center" fo:margin-left="0cm"/>
      <style:text-properties fo:color="#808019" style:text-outline="true" fo:font-size="14pt" fo:text-shadow="1pt 1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80" style:cell-protect="protected formula-hidden" style:print-content="true" style:text-align-source="fix" style:repeat-content="false" style:shadow="#808080 0.099cm 0.099cm" style:vertical-align="middle"/>
      <style:paragraph-properties fo:text-align="center" fo:margin-left="0cm"/>
      <style:text-properties fo:color="#ffff00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style:shadow="#808080 0.099cm 0.099cm" fo:border-top="0.06pt solid #000000" style:vertical-align="middle"/>
      <style:paragraph-properties fo:text-align="center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.5pt" style:font-size-asian="10.5pt" style:font-size-complex="10.5pt"/>
    </style:style>
    <style:style style:name="ce23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style:shadow="#808080 0.099cm 0.099cm" fo:border-top="0.06pt solid #000000" style:vertical-align="middle"/>
      <style:paragraph-properties fo:text-align="justify" fo:margin-left="0cm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color="#ffffff" fo:font-size="10.5pt" style:font-size-asian="10.5pt" style:font-size-complex="10.5pt"/>
    </style:style>
    <style:style style:name="ce31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style:shadow="#808080 0.099cm 0.099cm" fo:border-top="0.06pt solid #000000" style:vertical-align="middle"/>
      <style:paragraph-properties fo:text-align="justify" fo:margin-left="0cm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32" style:family="table-cell" style:parent-style-name="Default">
      <style:table-cell-properties fo:border-bottom="0.06pt solid #000000" fo:background-color="#000080" style:cell-protect="protected formula-hidden" style:print-content="true" fo:border-left="none" fo:border-right="none" fo:border-top="0.06pt solid #000000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fo:border-bottom="0.06pt solid #000000" fo:background-color="#000080" style:cell-protect="protected formula-hidden" style:print-content="true" fo:border-left="none" fo:border-right="none" fo:border-top="0.06pt solid #000000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3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style:shadow="#808080 0.249cm 0.249cm" fo:border-top="0.06pt solid #000000" style:vertical-align="middle"/>
      <style:paragraph-properties fo:text-align="center" fo:margin-left="0cm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style:shadow="#808080 0.25cm 0.25cm" fo:border-top="0.06pt solid #000000" style:vertical-align="middle"/>
      <style:paragraph-properties fo:text-align="center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fo:border-bottom="0.06pt solid #000000" fo:background-color="#000080" style:cell-protect="protected formula-hidden" style:print-content="true" fo:border-left="none" fo:border-right="none" style:shadow="#808080 0.199cm 0.199cm" fo:border-top="0.06pt solid #000000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37" style:family="table-cell" style:parent-style-name="Default">
      <style:table-cell-properties fo:background-color="#008080" style:cell-protect="protected formula-hidden" style:print-content="true" style:text-align-source="fix" style:repeat-content="false" fo:border="1.11pt double #000000" style:border-line-width="0.002cm 0.035cm 0.002cm" style:shadow="#808080 0.226cm 0.226cm" style:vertical-align="middle"/>
      <style:paragraph-properties fo:text-align="center" fo:margin-left="0cm"/>
      <style:text-properties fo:color="#808019" style:text-outline="true" fo:font-size="14pt" fo:text-shadow="1pt 1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44" style:family="table-cell" style:parent-style-name="Default">
      <style:table-cell-properties style:cell-protect="protected formula-hidden" style:print-content="true" fo:border="none"/>
      <style:text-properties style:font-name="Linux Biolinum G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8000" fo:font-weight="bold" style:font-weight-asian="bold" style:font-weight-complex="bold"/>
    </style:style>
    <style:style style:name="ce42" style:family="table-cell" style:parent-style-name="Default" style:data-style-name="N104">
      <style:table-cell-properties fo:background-color="#e6e6e6" style:cell-protect="protected formula-hidden" style:print-content="true" style:text-align-source="fix" style:repeat-content="false" style:shadow="#808080 0.176cm 0.176cm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94bd5e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e6ff00" fo:font-weight="bold" style:font-weight-asian="bold" style:font-weight-complex="bold"/>
    </style:style>
    <style:style style:name="ce44" style:family="table-cell" style:parent-style-name="Default">
      <style:table-cell-properties fo:background-color="#ff420e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e6ff00" fo:font-weight="bold" style:font-weight-asian="bold" style:font-weight-complex="bold"/>
    </style:style>
    <style:style style:name="ce45" style:family="table-cell" style:parent-style-name="Default">
      <style:table-cell-properties fo:background-color="#33cc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e6ff00" fo:font-weight="bold" style:font-weight-asian="bold" style:font-weight-complex="bold"/>
    </style:style>
    <style:style style:name="ce46" style:family="table-cell" style:parent-style-name="Default">
      <style:table-cell-properties fo:background-color="#008000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008000"/>
    </style:style>
    <style:style style:name="ce47" style:family="table-cell" style:parent-style-name="Default" style:data-style-name="N104"/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/>
      <style:text-properties fo:color="#cfe7f5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cell-protect="protected formula-hidden" style:print-content="true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cell-protect="protected formula-hidden" style:print-content="true" style:shadow="#808080 0.226cm 0.226cm"/>
      <style:text-properties fo:font-size="10.5pt" style:font-size-asian="10.5pt" style:font-size-complex="10.5pt"/>
    </style:style>
    <style:style style:name="ce53" style:family="table-cell" style:parent-style-name="Default">
      <style:table-cell-properties fo:border-bottom="0.06pt solid #000000" fo:background-color="#9999ff" style:cell-protect="protected formula-hidden" style:print-content="true" fo:border-left="none" fo:border-right="none" style:shadow="#808080 0.226cm 0.226cm" fo:border-top="0.06pt solid #000000"/>
      <style:text-properties fo:color="#ffff00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54" style:family="table-cell" style:parent-style-name="Default">
      <style:table-cell-properties fo:border-bottom="0.06pt solid #000000" fo:background-color="#9999ff" style:cell-protect="protected formula-hidden" style:print-content="true" fo:border-left="none" fo:border-right="none" style:shadow="#808080 0.226cm 0.226cm" fo:border-top="0.06pt solid #000000"/>
      <style:text-properties fo:color="#fffff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55" style:family="table-cell" style:parent-style-name="Default">
      <style:table-cell-properties fo:border-bottom="0.06pt solid #000000" fo:background-color="#9999ff" style:cell-protect="protected formula-hidden" style:print-content="true" style:text-align-source="fix" style:repeat-content="false" fo:border-left="none" fo:border-right="none" style:shadow="#808080 0.226cm 0.226cm" fo:border-top="0.06pt solid #000000" style:vertical-align="middle"/>
      <style:paragraph-properties fo:text-align="center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fo:border-bottom="0.06pt solid #000000" fo:background-color="#9999ff" style:cell-protect="protected formula-hidden" style:print-content="true" fo:border-left="none" fo:border-right="none" style:shadow="#808080 0.226cm 0.226cm" fo:border-top="0.06pt solid #000000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fo:border-bottom="0.06pt solid #000000" fo:background-color="#9999ff" style:cell-protect="protected formula-hidden" style:print-content="true" style:text-align-source="fix" style:repeat-content="false" fo:border-left="none" fo:border-right="none" style:shadow="#808080 0.226cm 0.226cm" fo:border-top="0.06pt solid #000000" style:vertical-align="middle"/>
      <style:paragraph-properties fo:text-align="center"/>
      <style:text-properties fo:color="#fffff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9999ff" style:cell-protect="protected formula-hidden" style:print-content="true" style:text-align-source="fix" style:repeat-content="false" fo:border-left="none" fo:border-right="none" style:shadow="#808080 0.199cm 0.199cm" fo:border-top="0.06pt solid #000000" style:vertical-align="middle"/>
      <style:paragraph-properties fo:text-align="center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fo:border-bottom="0.06pt solid #000000" fo:background-color="#9999ff" style:cell-protect="protected formula-hidden" style:print-content="true" fo:border-left="none" fo:border-right="none" style:shadow="#808080 0.199cm 0.199cm" fo:border-top="0.06pt solid #000000"/>
      <style:text-properties fo:color="#ffff00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 style:data-style-name="N104">
      <style:text-properties fo:color="#ffffff"/>
    </style:style>
    <style:style style:name="ce61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fo:border="0.06pt solid #000000"/>
      <style:text-properties fo:color="#0000ff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fo:color="#008000" fo:font-weight="bold" style:font-weight-asian="bold" style:font-weight-complex="bold"/>
    </style:style>
    <style:style style:name="ce64" style:family="table-cell" style:parent-style-name="Default">
      <style:table-cell-properties fo:background-color="#94bd5e" style:cell-protect="protected formula-hidden" style:print-content="true" fo:border="0.06pt solid #000000"/>
    </style:style>
    <style:style style:name="ce65" style:family="table-cell" style:parent-style-name="Default">
      <style:table-cell-properties fo:background-color="#33cc66" style:cell-protect="protected formula-hidden" style:print-content="true" fo:border="0.06pt solid #000000"/>
      <style:text-properties fo:color="#ffff99"/>
    </style:style>
    <style:style style:name="ce66" style:family="table-cell" style:parent-style-name="Default">
      <style:table-cell-properties fo:background-color="#e6e6ff" style:cell-protect="protected formula-hidden" style:print-content="true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099cm 0.099cm"/>
      <style:paragraph-properties fo:text-align="center" fo:margin-left="0cm"/>
    </style:style>
    <style:style style:name="ce68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ackground-color="#e6e6e6" style:cell-protect="protected formula-hidden" style:print-content="true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style:cell-protect="protected formula-hidden" style:print-content="true"/>
      <style:text-properties fo:font-size="10.5pt" style:font-size-asian="10.5pt" style:font-size-complex="10.5pt"/>
    </style:style>
    <style:style style:name="ce71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color="#000080" style:font-name="Impact" fo:font-size="10.5pt" style:font-size-asian="10.5pt" style:font-size-complex="10.5pt"/>
    </style:style>
    <style:style style:name="ce72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73" style:family="table-cell" style:parent-style-name="Default" style:data-style-name="N104">
      <style:table-cell-properties fo:border-bottom="0.06pt solid #000000" fo:background-color="#9999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74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color="#008000" style:font-name="Impact" fo:font-size="10.5pt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color="#ff9966" style:font-name="Impact" fo:font-size="10.5pt" fo:font-weight="normal" style:font-size-asian="10.5pt" style:font-weight-asian="normal" style:font-size-complex="10.5pt" style:font-weight-complex="normal"/>
    </style:style>
    <style:style style:name="ce76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center" fo:margin-left="0cm"/>
      <style:text-properties fo:color="#ff0000" style:font-name="Impact" fo:font-size="10.5pt" style:font-size-asian="10.5pt" style:font-size-complex="10.5pt"/>
    </style:style>
    <style:style style:name="ce77" style:family="table-cell" style:parent-style-name="Default" style:data-style-name="N11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end" fo:margin-left="0cm"/>
      <style:text-properties fo:color="#ff0000" style:font-name="Segoe Print" fo:font-size="12pt" fo:font-style="italic" style:text-underline-style="none" fo:font-weight="bold" style:font-size-asian="12pt" style:font-style-asian="italic" style:font-weight-asian="normal" style:font-size-complex="12pt" style:font-style-complex="italic" style:font-weight-complex="normal"/>
    </style:style>
    <style:style style:name="ce78" style:family="table-cell" style:parent-style-name="Default" style:data-style-name="N10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end" fo:margin-left="0cm"/>
      <style:text-properties fo:color="#ff0000" style:font-name="Segoe Print" fo:font-size="12pt" fo:font-style="italic" style:text-underline-style="none" fo:font-weight="bold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 style:vertical-align="middle"/>
      <style:paragraph-properties fo:text-align="center" fo:margin-left="0cm"/>
      <style:text-properties fo:color="#ff0000" style:font-name="Segoe Print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/>
      <style:paragraph-properties fo:text-align="end" fo:margin-left="0cm"/>
      <style:text-properties fo:color="#ff0000" style:font-name="Segoe Print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81" style:family="table-cell" style:parent-style-name="Default" style:data-style-name="N104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76cm 0.176cm" fo:border-top="0.06pt solid #000000" style:vertical-align="middle"/>
      <style:paragraph-properties fo:text-align="center" fo:margin-left="0cm"/>
      <style:text-properties fo:color="#000080" style:font-name="Impact" fo:font-size="11.5pt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82" style:family="table-cell" style:parent-style-name="Default" style:data-style-name="N0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99cm 0.199cm" fo:border-top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83" style:family="table-cell" style:parent-style-name="Default">
      <style:table-cell-properties fo:border-bottom="0.06pt solid #000000" fo:background-color="#ccffff" style:cell-protect="protected formula-hidden" style:print-content="true" style:text-align-source="fix" style:repeat-content="false" fo:border-left="none" fo:border-right="none" style:shadow="#808080 0.199cm 0.199cm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shadow="none" style:vertical-align="middle"/>
      <style:paragraph-properties fo:text-align="center"/>
      <style:text-properties style:use-window-font-color="true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font-name="Linux Biolinum G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86" style:family="table-cell" style:parent-style-name="Default" style:data-style-name="N104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104">
      <style:table-cell-properties fo:background-color="#ff420e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cell-protect="protected formula-hidden" style:print-content="true" fo:background-color="transparent"/>
      <style:text-properties fo:color="#cfe7f5"/>
    </style:style>
    <style:style style:name="ce89" style:family="table-cell" style:parent-style-name="Default">
      <style:table-cell-properties fo:background-color="#5e11a6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90" style:family="table-cell" style:parent-style-name="Default" style:data-style-name="N128">
      <style:table-cell-properties fo:background-color="#5e11a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Impact" fo:font-size="9pt" style:font-size-asian="9pt" style:font-size-complex="9pt"/>
    </style:style>
    <style:style style:name="ce91" style:family="table-cell" style:parent-style-name="Default" style:data-style-name="N104">
      <style:table-cell-properties fo:background-color="#e6e6e6"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297" style:family="table-cell" style:parent-style-name="Default">
      <style:table-cell-properties style:cell-protect="protected formula-hidden" style:print-content="true" style:shadow="#808080 0.199cm 0.199cm"/>
      <style:text-properties fo:font-size="10.5pt" style:font-size-asian="10.5pt" style:font-size-complex="10.5pt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style:shadow="#808080 0.199cm 0.199cm" style:vertical-align="middle"/>
      <style:paragraph-properties fo:text-align="center"/>
      <style:text-properties fo:font-size="10.5pt" style:font-size-asian="10.5pt" style:font-size-complex="10.5pt"/>
    </style:style>
    <style:style style:name="ce94" style:family="table-cell" style:parent-style-name="Default" style:data-style-name="N11">
      <style:table-cell-properties style:cell-protect="protected formula-hidden" style:print-content="true" style:text-align-source="fix" style:repeat-content="false" fo:background-color="transparent" fo:border="none" style:shadow="none" style:vertical-align="middle"/>
      <style:paragraph-properties fo:text-align="center" fo:margin-left="0cm"/>
      <style:text-properties style:use-window-font-color="true" fo:font-size="10.5pt" style:font-size-asian="10.5pt" style:font-size-complex="10.5pt"/>
    </style:style>
    <style:style style:name="ce95" style:family="table-cell" style:parent-style-name="Default" style:data-style-name="N104">
      <style:table-cell-properties fo:background-color="#008000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ffd320" style:font-name="Impac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04">
      <style:table-cell-properties fo:background-color="#ff8080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ffff99" style:font-name="Impac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260">
      <style:table-cell-properties fo:background-color="#00b8ff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ffff00" style:font-name="Impac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4">
      <style:table-cell-properties fo:background-color="#00b8ff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ffff00" style:font-name="Impac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fo:background-color="transparent"/>
      <style:text-properties fo:color="#000080" style:font-name="Impact" fo:font-size="9.69999980926514pt" style:font-size-asian="9.69999980926514pt" style:font-size-complex="9.69999980926514pt"/>
    </style:style>
    <style:style style:name="ce100" style:family="table-cell" style:parent-style-name="Default">
      <style:table-cell-properties fo:background-color="#9966cc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 fo:margin-left="0cm"/>
      <style:text-properties fo:font-size="9pt" style:font-size-asian="9pt" style:font-size-complex="9pt"/>
    </style:style>
    <style:style style:name="ce101" style:family="table-cell" style:parent-style-name="Default" style:data-style-name="N104">
      <style:table-cell-properties fo:background-color="#9966cc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Impact" fo:font-size="9pt" style:font-size-asian="9pt" style:font-size-complex="9pt"/>
    </style:style>
    <style:style style:name="ce102" style:family="table-cell" style:parent-style-name="Default">
      <style:table-cell-properties fo:background-color="#e6e6e6" style:cell-protect="protected formula-hidden" style:print-content="tru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fo:background-color="transparent" style:shadow="none" style:vertical-align="middle"/>
      <style:paragraph-properties fo:text-align="center"/>
      <style:text-properties style:use-window-font-color="true" fo:font-size="10.5pt" style:font-size-asian="10.5pt" style:font-size-complex="10.5pt"/>
    </style:style>
    <style:style style:name="ce105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font-name="Linux Biolinum G" fo:font-size="12pt" style:font-size-asian="12pt" style:font-size-complex="12pt"/>
    </style:style>
    <style:style style:name="ce106" style:family="table-cell" style:parent-style-name="Default">
      <style:table-cell-properties fo:background-color="#9966cc" style:cell-protect="none" style:print-content="true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style:cell-protect="protected formula-hidden" style:print-content="true" fo:background-color="transparent"/>
      <style:text-properties fo:color="#ffffff" fo:font-size="2pt" style:font-size-asian="2pt" style:font-size-complex="2pt"/>
    </style:style>
    <style:style style:name="ce108" style:family="table-cell" style:parent-style-name="Default">
      <style:table-cell-properties fo:background-color="#008000" style:cell-protect="protected formula-hidden" style:print-content="true" style:shadow="#808080 0.125cm 0.125cm"/>
      <style:text-properties fo:color="#008000"/>
    </style:style>
    <style:style style:name="ce109" style:family="table-cell" style:parent-style-name="Default">
      <style:table-cell-properties fo:background-color="#ff420e" style:cell-protect="protected formula-hidden" style:print-content="true"/>
    </style:style>
    <style:style style:name="ce110" style:family="table-cell" style:parent-style-name="Default" style:data-style-name="N104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11" style:family="table-cell" style:parent-style-name="Default" style:data-style-name="N128">
      <style:table-cell-properties fo:background-color="#00b8ff" style:cell-protect="protected formula-hidden" style:print-content="true" style:text-align-source="fix" style:repeat-content="false" style:shadow="#808080 0.099cm 0.099cm" style:vertical-align="middle"/>
      <style:paragraph-properties fo:text-align="center"/>
      <style:text-properties fo:color="#ffff00" style:font-name="Impac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ce113" style:family="table-cell" style:parent-style-name="Default">
      <style:table-cell-properties fo:background-color="#944794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 fo:margin-left="0cm"/>
      <style:text-properties fo:color="#ffff99" fo:font-size="7pt" style:font-size-asian="7pt" style:font-size-complex="7pt"/>
    </style:style>
    <style:style style:name="ce114" style:family="table-cell" style:parent-style-name="Default" style:data-style-name="N104">
      <style:table-cell-properties fo:background-color="#944794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99" style:font-name="Impact" fo:font-size="9pt" style:font-size-asian="9pt" style:font-size-complex="9pt"/>
    </style:style>
    <style:style style:name="ce115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Aharoni" fo:font-size="5pt" fo:font-style="italic" style:text-underline-style="none" fo:font-weight="bold" style:font-size-asian="5pt" style:font-style-asian="italic" style:font-weight-asian="bold" style:font-size-complex="5pt" style:font-style-complex="italic" style:font-weight-complex="bold"/>
    </style:style>
    <style:style style:name="ce117" style:family="table-cell" style:parent-style-name="Default" style:data-style-name="N118">
      <style:table-cell-properties style:cell-protect="protected formula-hidden" style:print-content="true" fo:background-color="transparent" fo:border="none" style:shadow="none"/>
      <style:text-properties fo:color="#ffffff"/>
    </style:style>
    <style:style style:name="ce118" style:family="table-cell" style:parent-style-name="Default">
      <style:table-cell-properties style:cell-protect="protected formula-hidden" style:print-content="true"/>
      <style:text-properties fo:color="#ffffff" fo:font-size="10.5pt" style:font-size-asian="10.5pt" style:font-size-complex="10.5pt"/>
    </style:style>
    <style:style style:name="ce119" style:family="table-cell" style:parent-style-name="Default">
      <style:table-cell-properties style:cell-protect="protected formula-hidden" style:print-content="true" fo:background-color="transparent" style:shadow="none"/>
      <style:text-properties style:use-window-font-color="true" fo:font-size="10.5pt" style:font-size-asian="10.5pt" style:font-size-complex="10.5pt"/>
    </style:style>
    <style:style style:name="ce120" style:family="table-cell" style:parent-style-name="Default">
      <style:table-cell-properties fo:border-bottom="0.06pt solid #000000" fo:border-left="none" fo:border-right="none" fo:border-top="none"/>
    </style:style>
    <style:style style:name="ce121" style:family="table-cell" style:parent-style-name="Default">
      <style:table-cell-properties style:cell-protect="protected formula-hidden" style:print-content="true" fo:border="none"/>
      <style:text-properties style:font-name="Linux Biolinum G1" fo:font-size="14pt" fo:font-style="italic" style:font-size-asian="14pt" style:font-style-asian="italic" style:font-size-complex="14pt" style:font-style-complex="italic"/>
    </style:style>
    <style:style style:name="ce122" style:family="table-cell" style:parent-style-name="Default">
      <style:table-cell-properties fo:background-color="#cfe7f5" style:cell-protect="protected formula-hidden" style:print-content="true" style:text-align-source="fix" style:repeat-content="false" fo:border="1.11pt double #4c4c4c" style:border-line-width="0.002cm 0.035cm 0.002cm" style:shadow="#808080 0.148cm 0.148cm" style:vertical-align="middle"/>
      <style:paragraph-properties fo:text-align="center" fo:margin-left="0cm"/>
      <style:text-properties fo:color="#2300dc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cfe7f5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style:cell-protect="protected formula-hidden" style:print-content="true" style:text-align-source="fix" style:repeat-content="false" fo:border="2.21pt double #000000" style:border-line-width="0.021cm 0.035cm 0.021cm" style:shadow="none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cell-protect="protected formula-hidden" style:print-content="true" fo:border="2.21pt double #000000" style:border-line-width="0.021cm 0.035cm 0.021cm" style:shadow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cfe7f5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cell-protect="protected formula-hidden" style:print-content="true" fo:border="0.06pt solid #000000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fe7f5" style:cell-protect="none" style:print-content="true" style:diagonal-bl-tr="none" style:diagonal-tl-br="none" style:text-align-source="fix" style:repeat-content="false" fo:border="0.06pt solid #000000" fo:padding="0.071cm" style:rotation-align="none" style:shadow="#808080 0.099cm 0.0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071cm" style:rotation-align="none" style:shadow="#808080 0.099cm 0.0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fe7f5" style:cell-protect="none" style:print-content="true" style:text-align-source="fix" style:repeat-content="false" fo:border="0.06pt solid #000000" style:shadow="#808080 0.099cm 0.099cm" style:vertical-align="middle"/>
      <style:paragraph-properties fo:text-align="start" fo:margin-left="0cm"/>
      <style:text-properties style:font-name="DejaVu Sans"/>
    </style:style>
    <style:style style:name="ce132" style:family="table-cell" style:parent-style-name="Default">
      <style:table-cell-properties fo:background-color="#cfe7f5" style:cell-protect="none" style:print-content="true" style:text-align-source="fix" style:repeat-content="false" style:shadow="#808080 0.099cm 0.099cm" style:vertical-align="middle"/>
      <style:paragraph-properties fo:text-align="start" fo:margin-left="0cm"/>
    </style:style>
    <style:style style:name="ce133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9999ff" fo:font-weight="normal" style:font-weight-asian="normal" style:font-weight-complex="normal"/>
    </style:style>
    <style:style style:name="ce134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style:font-name="Linux Biolinum G1" fo:font-size="11pt" fo:font-style="italic" style:font-size-asian="11pt" style:font-style-asian="italic" style:font-size-complex="11pt" style:font-style-complex="italic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099cm 0.099cm"/>
      <style:paragraph-properties fo:text-align="start" fo:margin-left="0cm"/>
      <style:text-properties style:font-name="DejaVu Sans"/>
    </style:style>
    <style:style style:name="ce136" style:family="table-cell" style:parent-style-name="Default">
      <style:table-cell-properties style:cell-protect="none" style:print-content="true" style:text-align-source="fix" style:repeat-content="false" fo:border="0.06pt solid #000000" style:shadow="#808080 0.099cm 0.099cm"/>
      <style:paragraph-properties fo:text-align="start" fo:margin-left="0cm"/>
      <style:text-properties style:font-name="DejaVu Sans"/>
    </style:style>
    <style:style style:name="ce137" style:family="table-cell" style:parent-style-name="Default">
      <style:table-cell-properties fo:background-color="#cfe7f5" style:cell-protect="none" style:print-content="true" style:text-align-source="fix" style:repeat-content="false" fo:border="0.06pt solid #000000" style:shadow="#808080 0.099cm 0.099cm"/>
      <style:paragraph-properties fo:text-align="start" fo:margin-left="0cm"/>
      <style:text-properties style:font-name="DejaVu Sans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shadow="#808080 0.099cm 0.099cm"/>
      <style:paragraph-properties fo:text-align="start" fo:margin-left="0cm"/>
      <style:text-properties style:font-name="DejaVu Sans"/>
    </style:style>
    <style:style style:name="ce344" style:family="table-cell" style:parent-style-name="Default">
      <style:table-cell-properties fo:border-bottom="none" style:cell-protect="protected formula-hidden" style:print-content="true" fo:border-left="none" fo:border-right="none" fo:border-top="0.06pt solid #000000"/>
      <style:text-properties fo:color="#ffffff"/>
    </style:style>
    <style:style style:name="ce140" style:family="table-cell" style:parent-style-name="Default">
      <style:table-cell-properties fo:background-color="#b3b3b3" style:cell-protect="protected formula-hidden" style:print-content="true" style:text-align-source="fix" style:repeat-content="false" fo:border="0.06pt solid #000000"/>
      <style:paragraph-properties fo:text-align="end" fo:margin-left="0cm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04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43" style:family="table-cell" style:parent-style-name="Default" style:data-style-name="N104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ce144" style:family="table-cell" style:parent-style-name="Default" style:data-style-name="N104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nux Biolinum G1" fo:font-size="14pt" fo:font-style="italic" style:font-size-asian="14pt" style:font-style-asian="italic" style:font-size-complex="14pt" style:font-style-complex="italic"/>
    </style:style>
    <style:style style:name="ce146" style:family="table-cell" style:parent-style-name="Default" style:data-style-name="N104">
      <style:table-cell-properties fo:background-color="#b3b3b3"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7" style:family="table-cell" style:parent-style-name="Default" style:data-style-name="N104">
      <style:table-cell-properties fo:background-color="#cfe7f5" style:cell-protect="formula-hidden" style:print-content="true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4">
      <style:table-cell-properties style:cell-protect="formula-hidden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ce149" style:family="table-cell" style:parent-style-name="Default">
      <style:text-properties style:font-name="Linux Biolinum G1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end" fo:margin-left="0cm"/>
    </style:style>
    <style:style style:name="ce151" style:family="table-cell" style:parent-style-name="Default" style:data-style-name="N104">
      <style:table-cell-properties fo:background-color="#cfe7f5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ff"/>
    </style:style>
    <style:style style:name="ce152" style:family="table-cell" style:parent-style-name="Default" style:data-style-name="N104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ff"/>
    </style:style>
    <style:style style:name="ce139" style:family="table-cell" style:parent-style-name="Default">
      <style:table-cell-properties fo:border-bottom="none" style:cell-protect="protected formula-hidden" style:print-content="true" fo:border-left="none" fo:border-right="none" fo:border-top="0.06pt solid #000000"/>
      <style:text-properties fo:color="#ffffff"/>
    </style:style>
    <style:style style:name="ce153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cm"/>
      <style:text-properties style:font-name="Linux Biolinum G1" fo:font-size="11pt" fo:font-style="italic" style:font-size-asian="11pt" style:font-style-asian="italic" style:font-size-complex="11pt" style:font-style-complex="italic"/>
    </style:style>
    <style:style style:name="ce154" style:family="table-cell" style:parent-style-name="Default" style:data-style-name="N104">
      <style:table-cell-properties fo:background-color="#000000" style:cell-protect="protected formula-hidden" style:print-content="true" fo:border="0.06pt solid #000000"/>
      <style:text-properties style:font-name="Impact" fo:font-size="11pt" style:font-size-asian="11pt" style:font-size-complex="11pt"/>
    </style:style>
    <style:style style:name="ce155" style:family="table-cell" style:parent-style-name="Default" style:data-style-name="N128">
      <style:table-cell-properties fo:background-color="#cfe7f5" style:cell-protect="protected formula-hidden" style:print-content="true" fo:border="0.06pt solid #000000"/>
    </style:style>
    <style:style style:name="ce156" style:family="table-cell" style:parent-style-name="Default" style:data-style-name="N128">
      <style:table-cell-properties style:cell-protect="protected formula-hidden" style:print-content="true" fo:background-color="transparent" fo:border="0.06pt solid #000000"/>
    </style:style>
    <style:style style:name="ce157" style:family="table-cell" style:parent-style-name="Default">
      <style:table-cell-properties fo:background-color="#ffd320" style:cell-protect="protected formula-hidden" style:print-content="true" style:text-align-source="fix" style:repeat-content="false" fo:border="1.11pt double #666666" style:border-line-width="0.002cm 0.035cm 0.002cm" style:shadow="#808080 0.148cm 0.148cm" style:vertical-align="middle"/>
      <style:paragraph-properties fo:text-align="center" fo:margin-left="0cm"/>
      <style:text-properties fo:color="#008000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d320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style:cell-protect="protected formula-hidden" style:print-content="true" fo:border="0.06pt solid #000000" style:shadow="#808080 0.099cm 0.099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cc99" style:cell-protect="protected formula-hidden" style:print-content="true" fo:border="0.06pt solid #000000" style:shadow="#808080 0.099cm 0.099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d320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320" style:cell-protect="protected formula-hidden" style:print-content="true" style:text-align-source="fix" style:repeat-content="false" fo:border="0.06pt solid #000000" style:shadow="#808080 0.099cm 0.099cm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049cm 0.049cm"/>
      <style:paragraph-properties fo:text-align="start" fo:margin-left="0cm"/>
    </style:style>
    <style:style style:name="ce165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border="0.06pt solid #000000" fo:padding="0.071cm" style:rotation-align="none" style:shadow="#808080 0.099cm 0.0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cell-protect="none" style:print-content="true" style:text-align-source="fix" style:repeat-content="false" fo:border="0.06pt solid #000000" style:shadow="#808080 0.099cm 0.099cm" style:vertical-align="middle"/>
      <style:paragraph-properties fo:text-align="start" fo:margin-left="0cm"/>
      <style:text-properties style:font-name="DejaVu Sans"/>
    </style:style>
    <style:style style:name="ce167" style:family="table-cell" style:parent-style-name="Default">
      <style:table-cell-properties fo:background-color="#ccffff" style:cell-protect="none" style:print-content="true" style:text-align-source="fix" style:repeat-content="false" fo:border="0.06pt solid #000000" style:shadow="#808080 0.099cm 0.099cm" style:vertical-align="middle"/>
      <style:paragraph-properties fo:text-align="start" fo:margin-left="0cm"/>
      <style:text-properties style:font-name="DejaVu Sans" fo:language="sc" fo:country="IT"/>
    </style:style>
    <style:style style:name="ce168" style:family="table-cell" style:parent-style-name="Default">
      <style:table-cell-properties style:cell-protect="none" style:print-content="true" style:text-align-source="fix" style:repeat-content="false" fo:border="0.06pt solid #000000" style:shadow="#808080 0.099cm 0.099cm"/>
      <style:paragraph-properties fo:text-align="start" fo:margin-left="0cm"/>
    </style:style>
    <style:style style:name="ce169" style:family="table-cell" style:parent-style-name="Default" style:data-style-name="N104">
      <style:table-cell-properties fo:background-color="#ccffff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70" style:family="table-cell" style:parent-style-name="Default" style:data-style-name="N104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04">
      <style:table-cell-properties fo:background-color="#ccffff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04">
      <style:table-cell-properties fo:background-color="#ccffff" style:cell-protect="formula-hidden" style:print-content="tru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 style:data-style-name="N104">
      <style:table-cell-properties style:cell-protect="formula-hidden" style:print-content="true" style:text-align-source="fix" style:repeat-content="false" fo:background-color="transparent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104">
      <style:table-cell-properties fo:background-color="#ccffff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ff" fo:font-style="italic" style:font-style-asian="italic" style:font-style-complex="italic"/>
    </style:style>
    <style:style style:name="ce176" style:family="table-cell" style:parent-style-name="Default" style:data-style-name="N104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ff" fo:font-style="italic" style:font-style-asian="italic" style:font-style-complex="italic"/>
    </style:style>
    <style:style style:name="ce177" style:family="table-cell" style:parent-style-name="Default" style:data-style-name="N128">
      <style:table-cell-properties fo:background-color="#ccffff" style:cell-protect="protected formula-hidden" style:print-content="true" fo:border="0.06pt solid #000000"/>
    </style:style>
    <style:style style:name="ce178" style:family="table-cell" style:parent-style-name="Default">
      <style:table-cell-properties fo:background-color="#cfe7f5" style:cell-protect="protected formula-hidden" style:print-content="true" style:text-align-source="fix" style:repeat-content="false" fo:border="1.11pt double #000000" style:border-line-width="0.002cm 0.035cm 0.002cm" style:shadow="#808080 0.148cm 0.148cm" style:vertical-align="middle"/>
      <style:paragraph-properties fo:text-align="center" fo:margin-left="0cm"/>
      <style:text-properties fo:color="#cc6633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style:cell-protect="protected formula-hidden" style:print-content="true" fo:border="0.06pt solid #000000" style:shadow="#808080 0.176cm 0.176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fe7f5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start" fo:margin-left="0cm"/>
      <style:text-properties style:font-name="DejaVu Sans"/>
    </style:style>
    <style:style style:name="ce183" style:family="table-cell" style:parent-style-name="Default">
      <style:table-cell-properties fo:background-color="#ffcc99" style:cell-protect="none" style:print-content="true" style:diagonal-bl-tr="none" style:diagonal-tl-br="none" style:text-align-source="fix" style:repeat-content="false" fo:border="0.06pt solid #000000" fo:padding="0.071cm" style:rotation-align="none" style:shadow="#808080 0.099cm 0.0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 style:cell-protect="none" style:print-content="true" style:text-align-source="fix" style:repeat-content="false" fo:border="0.06pt solid #000000" style:shadow="#808080 0.099cm 0.099cm" style:vertical-align="middle"/>
      <style:paragraph-properties fo:text-align="start" fo:margin-left="0cm"/>
      <style:text-properties style:font-name="DejaVu Sans"/>
    </style:style>
    <style:style style:name="ce185" style:family="table-cell" style:parent-style-name="Default">
      <style:table-cell-properties style:cell-protect="none" style:print-content="true" style:text-align-source="fix" style:repeat-content="false" fo:border="0.06pt solid #000000" style:shadow="#808080 0.099cm 0.099cm" style:vertical-align="middle"/>
      <style:paragraph-properties fo:text-align="start" fo:margin-left="0cm"/>
      <style:text-properties style:font-name="DejaVu Sans" fo:language="fr" fo:country="FR"/>
    </style:style>
    <style:style style:name="ce1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shadow="#808080 0.099cm 0.099cm" style:vertical-align="middle"/>
      <style:paragraph-properties fo:text-align="start" fo:margin-left="0cm"/>
      <style:text-properties style:font-name="DejaVu Sans"/>
    </style:style>
    <style:style style:name="ce18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DejaVu Sans"/>
    </style:style>
    <style:style style:name="ce188" style:family="table-cell" style:parent-style-name="Default" style:data-style-name="N104">
      <style:table-cell-properties fo:background-color="#ffcc99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 style:data-style-name="N104">
      <style:table-cell-properties fo:background-color="#ffcc99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0" style:family="table-cell" style:parent-style-name="Default" style:data-style-name="N104">
      <style:table-cell-properties fo:background-color="#ffcc99" style:cell-protect="formula-hidden" style:print-content="tru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1" style:family="table-cell" style:parent-style-name="Default" style:data-style-name="N104">
      <style:table-cell-properties fo:background-color="#ffcc99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ff" fo:font-style="italic" style:font-style-asian="italic" style:font-style-complex="italic"/>
    </style:style>
    <style:style style:name="ce192" style:family="table-cell" style:parent-style-name="Default" style:data-style-name="N128">
      <style:table-cell-properties fo:background-color="#ffcc99" style:cell-protect="protected formula-hidden" style:print-content="true" fo:border="0.06pt solid #000000"/>
    </style:style>
    <style:style style:name="ce193" style:family="table-cell" style:parent-style-name="Default">
      <style:table-cell-properties fo:background-color="#ff420e" style:cell-protect="protected formula-hidden" style:print-content="true" style:text-align-source="fix" style:repeat-content="false" fo:border="1.11pt double #000000" style:border-line-width="0.002cm 0.035cm 0.002cm" style:shadow="#808080 0.148cm 0.148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ackground-color="#ff420e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>
      <style:table-cell-properties style:cell-protect="protected formula-hidden" style:print-content="true" fo:border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ff420e" style:cell-protect="protected formula-hidden" style:print-content="true" style:text-align-source="fix" style:repeat-content="false" fo:border="0.06pt solid #000000" style:shadow="#808080 0.099cm 0.099cm" style:vertical-align="middle"/>
      <style:paragraph-properties fo:text-align="justify" fo:margin-left="0cm"/>
      <style:text-properties style:use-window-font-color="true" fo:font-size="7pt" fo:font-weight="bold" style:font-size-asian="7pt" style:font-weight-asian="bold" style:font-size-complex="7pt" style:font-weight-complex="bold"/>
    </style:style>
    <style:style style:name="ce198" style:family="table-cell" style:parent-style-name="Default">
      <style:table-cell-properties fo:background-color="#ff8080" style:cell-protect="none" style:print-content="true" style:diagonal-bl-tr="none" style:diagonal-tl-br="none" style:text-align-source="fix" style:repeat-content="false" fo:border="0.06pt solid #000000" fo:padding="0.071cm" style:rotation-align="none" style:shadow="#808080 0.099cm 0.099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fe7f5" style:cell-protect="none" style:print-content="true" style:text-align-source="fix" style:repeat-content="false" fo:border="0.06pt solid #000000"/>
      <style:paragraph-properties fo:text-align="start" fo:margin-left="0cm"/>
      <style:text-properties style:font-name="DejaVu Sans"/>
    </style:style>
    <style:style style:name="ce200" style:family="table-cell" style:parent-style-name="Default" style:data-style-name="N104">
      <style:table-cell-properties fo:background-color="#ff8080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4">
      <style:table-cell-properties fo:background-color="#ff8080" style:cell-protect="none" style:print-content="true"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 style:data-style-name="N104">
      <style:table-cell-properties fo:background-color="#ff8080" style:cell-protect="formula-hidden" style:print-content="tru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3" style:family="table-cell" style:parent-style-name="Default" style:data-style-name="N104">
      <style:table-cell-properties fo:background-color="#ff808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0000ff" fo:font-style="italic" style:font-style-asian="italic" style:font-style-complex="italic"/>
    </style:style>
    <style:style style:name="ce204" style:family="table-cell" style:parent-style-name="Default" style:data-style-name="N128">
      <style:table-cell-properties fo:background-color="#ff8080" style:cell-protect="protected formula-hidden" style:print-content="true" fo:border="0.06pt solid #000000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ffffff" style:font-name="Cordia New" fo:font-size="2pt" style:font-size-asian="2pt" style:font-size-complex="2pt"/>
    </style:style>
    <style:style style:name="ce206" style:family="table-cell" style:parent-style-name="Default">
      <style:table-cell-properties style:cell-protect="protected formula-hidden" style:print-content="true"/>
      <style:text-properties fo:color="#000000" fo:font-size="7pt" style:font-size-asian="7pt" style:font-size-complex="7pt"/>
    </style:style>
    <style:style style:name="ce207" style:family="table-cell" style:parent-style-name="Default">
      <style:table-cell-properties fo:border-bottom="none" style:cell-protect="protected formula-hidden" style:print-content="true" fo:border-left="0.06pt solid #000000" fo:border-right="none" fo:border-top="none"/>
      <style:text-properties fo:color="#ffffff"/>
    </style:style>
    <style:style style:name="ce208" style:family="table-cell" style:parent-style-name="Default" style:data-style-name="N104">
      <style:table-cell-properties fo:background-color="#9966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Impact" fo:font-size="9pt" style:font-size-asian="9pt" style:font-size-complex="9pt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nux Biolinum G1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210" style:family="table-cell" style:parent-style-name="Default" style:data-style-name="N104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211" style:family="table-cell" style:parent-style-name="Default" style:data-style-name="N104">
      <style:table-cell-properties fo:background-color="#cfe7f5"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2" style:family="table-cell" style:parent-style-name="Default" style:data-style-name="N104">
      <style:table-cell-properties style:cell-protect="protected formula-hidden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ce213" style:family="table-cell" style:parent-style-name="Default" style:data-style-name="N104">
      <style:table-cell-properties fo:background-color="#ccffff"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4" style:family="table-cell" style:parent-style-name="Default" style:data-style-name="N104">
      <style:table-cell-properties fo:background-color="#ffcc99"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5" style:family="table-cell" style:parent-style-name="Default" style:data-style-name="N104">
      <style:table-cell-properties fo:background-color="#ff8080"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2.5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center" style:text-autospace="none" style:line-break="normal"/>
      <style:text-properties style:text-outline="false" style:text-line-through-style="none" style:text-line-through-type="none" fo:font-family="Arial" style:font-family-generic="swiss" style:font-pitch="variab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fo:font-family="Arial" style:font-family-generic="swiss" style:font-pitch="variab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Janei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13.614cm" svg:height="6.259cm" svg:x="0.001cm" svg:y="37.965cm">
            <draw:object draw:notify-on-update-of-ranges="Janeiro.A83:Janeiro.A86 Janeiro.B83:Janeiro.B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1" table:number-rows-spanned="2">
            <text:p>Janeiro</text:p>
          </table:table-cell>
          <table: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/>
          <table:table-cell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number-columns-repeated="3"/>
          <table:table-cell table:style-name="ce133" office:value-type="string" calcext:value-type="string" table:number-columns-spanned="4" table:number-rows-spanned="1">
            <text:p>Senha para destravamento = budget</text:p>
          </table:table-cell>
          <table:covered-table-cell table:number-columns-repeated="3" table:style-name="ce344"/>
          <table:table-cell table:number-columns-repeated="27" table:style-name="ce139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101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Feverei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Fevereiro.A83:Fevereiro.A86 Fevereiro.B83:Fevereiro.B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Fevereir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Janeir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Janeir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Janeir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Janeir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Janeir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Janeir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Març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Março.A83:Março.A86 Março.B83:Março.B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Març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Fevereir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Fevereir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Fevereir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Fevereir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Fevereir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Fevereir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Abril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Abril.A83:Abril.A86 Abril.B83:Abril.B8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Abril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Març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Març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Març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Març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Març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Març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Mai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Maio.A83:Maio.A86 Maio.B83:Maio.B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Mai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Abril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Abril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Abril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Abril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Abril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Abril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Junh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Junho.A83:Junho.A86 Junho.B83:Junho.B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Junh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Mai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Mai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Mai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Mai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Mai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Mai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Julh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Julho.A83:Julho.A86 Julho.B83:Julho.B8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Julh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Junh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Junh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Junh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Junh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Junh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Junh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Agost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Agosto.A83:Agosto.A86 Agosto.B83:Agosto.B8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Agost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Julh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Julh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Julh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Julh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Julh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Julh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etemb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Setembro.A83:Setembro.A86 Setembro.B83:Setembro.B8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Setembr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Agost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Agost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Agost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Agost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Agost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Agost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Outub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Outubro.A83:Outubro.A86 Outubro.B83:Outubro.B8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Outubr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Setembr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Setembr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Setembr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Setembr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Setembr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Setembr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Novemb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Novembro.A83:Novembro.A86 Novembro.B83:Novembro.B8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Novembr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Outubr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Outubr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Outubr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Outubr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Outubr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Outubr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Dezembr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614cm" svg:height="6.259cm" svg:x="0.001cm" svg:y="37.965cm">
            <draw:object draw:notify-on-update-of-ranges="Dezembro.A83:Dezembro.A86 Dezembro.B83:Dezembro.B8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6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rçamento do Mês de </text:p>
          </table:table-cell>
          <table:covered-table-cell table:style-name="ce244"/>
          <table:covered-table-cell/>
          <table:table-cell table:style-name="ce85" office:value-type="string" calcext:value-type="string" table:number-columns-spanned="2" table:number-rows-spanned="2">
            <text:p>Dezembro</text:p>
          </table:table-cell>
          <table:covered-table-cell/>
          <table:table-cell table:style-name="ce105" office:value-type="string" calcext:value-type="string">
            <text:p>Ano</text:p>
          </table:table-cell>
          <table:table-cell table:number-columns-repeated="2"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21" office:value-type="string" calcext:value-type="string">
            <text:p>Receita líq. Total</text:p>
          </table:table-cell>
          <table:table-cell table:style-name="ce121"/>
          <table:table-cell table:style-name="ce134" table:formula="of:=[.$E$28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45" office:value-type="string" calcext:value-type="string" table:number-columns-spanned="2" table:number-rows-spanned="1">
            <text:p>Despesa Total</text:p>
          </table:table-cell>
          <table:covered-table-cell table:style-name="ce149"/>
          <table:table-cell table:style-name="ce153" table:formula="of:=[.$E$3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 table:number-columns-repeated="981"/>
        </table:table-row>
        <table:table-row table:style-name="ro1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K1]-[.O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S1]-[.W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A1]-[.AE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4"/>
          <table:table-cell table:style-name="ce121" office:value-type="string" calcext:value-type="string">
            <text:p>Valor poupado</text:p>
          </table:table-cell>
          <table:table-cell/>
          <table:table-cell table:style-name="ce134" table:formula="of:=[.AI1]-[.AM1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number-columns-repeated="3"/>
          <table:table-cell table:style-name="ce70" table:number-columns-repeated="982"/>
        </table:table-row>
        <table:table-row table:style-name="ro2">
          <table:table-cell table:style-name="ce3" table:number-columns-repeated="6"/>
          <table:table-cell/>
          <table:table-cell table:style-name="ce3"/>
          <table:table-cell table:number-columns-repeated="8"/>
          <table:table-cell table:style-name="ce70" table:number-columns-repeated="24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6:.L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6:.M27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6:.T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6:.U27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6:.AB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6:.AC27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6:.AJ24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6:.AK27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6]-[.M6]" office:value-type="currency" office:currency="BRL" office:value="0" calcext:value-type="currency">
            <text:p>R$ 0,00</text:p>
          </table:table-cell>
          <table:table-cell table:style-name="ce155" table:formula="of:=[.M6]/[.$E$28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6]-[.U6]" office:value-type="currency" office:currency="BRL" office:value="0" calcext:value-type="currency">
            <text:p>R$ 0,00</text:p>
          </table:table-cell>
          <table:table-cell table:style-name="ce177" table:formula="of:=[.U6]/[.$E$28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6]-[.AC6]" office:value-type="currency" office:currency="BRL" office:value="0" calcext:value-type="currency">
            <text:p>R$ 0,00</text:p>
          </table:table-cell>
          <table:table-cell table:style-name="ce192" table:formula="of:=[.AC6]/[.$E$28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6]-[.AK6]" office:value-type="currency" office:currency="BRL" office:value="0" calcext:value-type="currency">
            <text:p>R$ 0,00</text:p>
          </table:table-cell>
          <table:table-cell table:style-name="ce204" table:formula="of:=[.AK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7]-[.M7]" office:value-type="currency" office:currency="BRL" office:value="0" calcext:value-type="currency">
            <text:p>R$ 0,00</text:p>
          </table:table-cell>
          <table:table-cell table:style-name="ce156" table:formula="of:=[.M7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7]-[.U7]" office:value-type="currency" office:currency="BRL" office:value="0" calcext:value-type="currency">
            <text:p>R$ 0,00</text:p>
          </table:table-cell>
          <table:table-cell table:style-name="ce156" table:formula="of:=[.U7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7]-[.AC7]" office:value-type="currency" office:currency="BRL" office:value="0" calcext:value-type="currency">
            <text:p>R$ 0,00</text:p>
          </table:table-cell>
          <table:table-cell table:style-name="ce156" table:formula="of:=[.AC7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7]-[.AK7]" office:value-type="currency" office:currency="BRL" office:value="0" calcext:value-type="currency">
            <text:p>R$ 0,00</text:p>
          </table:table-cell>
          <table:table-cell table:style-name="ce156" table:formula="of:=[.AK7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8]-[.M8]" office:value-type="currency" office:currency="BRL" office:value="0" calcext:value-type="currency">
            <text:p>R$ 0,00</text:p>
          </table:table-cell>
          <table:table-cell table:style-name="ce155" table:formula="of:=[.M8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8]-[.U8]" office:value-type="currency" office:currency="BRL" office:value="0" calcext:value-type="currency">
            <text:p>R$ 0,00</text:p>
          </table:table-cell>
          <table:table-cell table:style-name="ce177" table:formula="of:=[.U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8]-[.AC8]" office:value-type="currency" office:currency="BRL" office:value="0" calcext:value-type="currency">
            <text:p>R$ 0,00</text:p>
          </table:table-cell>
          <table:table-cell table:style-name="ce192" table:formula="of:=[.AC8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8]-[.AK8]" office:value-type="currency" office:currency="BRL" office:value="0" calcext:value-type="currency">
            <text:p>R$ 0,00</text:p>
          </table:table-cell>
          <table:table-cell table:style-name="ce204" table:formula="of:=[.AK8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9]-[.M9]" office:value-type="currency" office:currency="BRL" office:value="0" calcext:value-type="currency">
            <text:p>R$ 0,00</text:p>
          </table:table-cell>
          <table:table-cell table:style-name="ce156" table:formula="of:=[.M9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9]-[.U9]" office:value-type="currency" office:currency="BRL" office:value="0" calcext:value-type="currency">
            <text:p>R$ 0,00</text:p>
          </table:table-cell>
          <table:table-cell table:style-name="ce156" table:formula="of:=[.U9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9]-[.AC9]" office:value-type="currency" office:currency="BRL" office:value="0" calcext:value-type="currency">
            <text:p>R$ 0,00</text:p>
          </table:table-cell>
          <table:table-cell table:style-name="ce156" table:formula="of:=[.AC9]/[.$E$28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9]-[.AK9]" office:value-type="currency" office:currency="BRL" office:value="0" calcext:value-type="currency">
            <text:p>R$ 0,00</text:p>
          </table:table-cell>
          <table:table-cell table:style-name="ce156" table:formula="of:=[.AK9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0]-[.M10]" office:value-type="currency" office:currency="BRL" office:value="0" calcext:value-type="currency">
            <text:p>R$ 0,00</text:p>
          </table:table-cell>
          <table:table-cell table:style-name="ce155" table:formula="of:=[.M10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0]-[.U10]" office:value-type="currency" office:currency="BRL" office:value="0" calcext:value-type="currency">
            <text:p>R$ 0,00</text:p>
          </table:table-cell>
          <table:table-cell table:style-name="ce177" table:formula="of:=[.U1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0]-[.AC10]" office:value-type="currency" office:currency="BRL" office:value="0" calcext:value-type="currency">
            <text:p>R$ 0,00</text:p>
          </table:table-cell>
          <table:table-cell table:style-name="ce192" table:formula="of:=[.AC10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0]-[.AK10]" office:value-type="currency" office:currency="BRL" office:value="0" calcext:value-type="currency">
            <text:p>R$ 0,00</text:p>
          </table:table-cell>
          <table:table-cell table:style-name="ce204" table:formula="of:=[.AK10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3.603cm" svg:y="3.735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1]-[.M11]" office:value-type="currency" office:currency="BRL" office:value="0" calcext:value-type="currency">
            <text:p>R$ 0,00</text:p>
          </table:table-cell>
          <table:table-cell table:style-name="ce156" table:formula="of:=[.M11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1]-[.U11]" office:value-type="currency" office:currency="BRL" office:value="0" calcext:value-type="currency">
            <text:p>R$ 0,00</text:p>
          </table:table-cell>
          <table:table-cell table:style-name="ce156" table:formula="of:=[.U1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1]-[.AC11]" office:value-type="currency" office:currency="BRL" office:value="0" calcext:value-type="currency">
            <text:p>R$ 0,00</text:p>
          </table:table-cell>
          <table:table-cell table:style-name="ce156" table:formula="of:=[.AC11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1]-[.AK11]" office:value-type="currency" office:currency="BRL" office:value="0" calcext:value-type="currency">
            <text:p>R$ 0,00</text:p>
          </table:table-cell>
          <table:table-cell table:style-name="ce156" table:formula="of:=[.AK11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2]-[.M12]" office:value-type="currency" office:currency="BRL" office:value="0" calcext:value-type="currency">
            <text:p>R$ 0,00</text:p>
          </table:table-cell>
          <table:table-cell table:style-name="ce155" table:formula="of:=[.M12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2]-[.U12]" office:value-type="currency" office:currency="BRL" office:value="0" calcext:value-type="currency">
            <text:p>R$ 0,00</text:p>
          </table:table-cell>
          <table:table-cell table:style-name="ce177" table:formula="of:=[.U12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2]-[.AC12]" office:value-type="currency" office:currency="BRL" office:value="0" calcext:value-type="currency">
            <text:p>R$ 0,00</text:p>
          </table:table-cell>
          <table:table-cell table:style-name="ce192" table:formula="of:=[.AC12]/[.$E$28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2]-[.AK12]" office:value-type="currency" office:currency="BRL" office:value="0" calcext:value-type="currency">
            <text:p>R$ 0,00</text:p>
          </table:table-cell>
          <table:table-cell table:style-name="ce204" table:formula="of:=[.AK12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3]-[.M13]" office:value-type="currency" office:currency="BRL" office:value="0" calcext:value-type="currency">
            <text:p>R$ 0,00</text:p>
          </table:table-cell>
          <table:table-cell table:style-name="ce156" table:formula="of:=[.M13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3]-[.U13]" office:value-type="currency" office:currency="BRL" office:value="0" calcext:value-type="currency">
            <text:p>R$ 0,00</text:p>
          </table:table-cell>
          <table:table-cell table:style-name="ce156" table:formula="of:=[.U1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3]-[.AC13]" office:value-type="currency" office:currency="BRL" office:value="0" calcext:value-type="currency">
            <text:p>R$ 0,00</text:p>
          </table:table-cell>
          <table:table-cell table:style-name="ce156" table:formula="of:=[.AC13]/[.$E$28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3]-[.AK13]" office:value-type="currency" office:currency="BRL" office:value="0" calcext:value-type="currency">
            <text:p>R$ 0,00</text:p>
          </table:table-cell>
          <table:table-cell table:style-name="ce156" table:formula="of:=[.AK13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4]-[.M14]" office:value-type="currency" office:currency="BRL" office:value="0" calcext:value-type="currency">
            <text:p>R$ 0,00</text:p>
          </table:table-cell>
          <table:table-cell table:style-name="ce155" table:formula="of:=[.M14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4]-[.U14]" office:value-type="currency" office:currency="BRL" office:value="0" calcext:value-type="currency">
            <text:p>R$ 0,00</text:p>
          </table:table-cell>
          <table:table-cell table:style-name="ce177" table:formula="of:=[.U1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4]-[.AC14]" office:value-type="currency" office:currency="BRL" office:value="0" calcext:value-type="currency">
            <text:p>R$ 0,00</text:p>
          </table:table-cell>
          <table:table-cell table:style-name="ce192" table:formula="of:=[.AC14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4]-[.AK14]" office:value-type="currency" office:currency="BRL" office:value="0" calcext:value-type="currency">
            <text:p>R$ 0,00</text:p>
          </table:table-cell>
          <table:table-cell table:style-name="ce204" table:formula="of:=[.AK14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5]-[.M15]" office:value-type="currency" office:currency="BRL" office:value="0" calcext:value-type="currency">
            <text:p>R$ 0,00</text:p>
          </table:table-cell>
          <table:table-cell table:style-name="ce156" table:formula="of:=[.M15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5]-[.U15]" office:value-type="currency" office:currency="BRL" office:value="0" calcext:value-type="currency">
            <text:p>R$ 0,00</text:p>
          </table:table-cell>
          <table:table-cell table:style-name="ce156" table:formula="of:=[.U15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5]-[.AC15]" office:value-type="currency" office:currency="BRL" office:value="0" calcext:value-type="currency">
            <text:p>R$ 0,00</text:p>
          </table:table-cell>
          <table:table-cell table:style-name="ce156" table:formula="of:=[.AC1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5]-[.AK15]" office:value-type="currency" office:currency="BRL" office:value="0" calcext:value-type="currency">
            <text:p>R$ 0,00</text:p>
          </table:table-cell>
          <table:table-cell table:style-name="ce156" table:formula="of:=[.AK15]/[.$E$28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6]-[.M16]" office:value-type="currency" office:currency="BRL" office:value="0" calcext:value-type="currency">
            <text:p>R$ 0,00</text:p>
          </table:table-cell>
          <table:table-cell table:style-name="ce155" table:formula="of:=[.M16]/[.$E$28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6]-[.U16]" office:value-type="currency" office:currency="BRL" office:value="0" calcext:value-type="currency">
            <text:p>R$ 0,00</text:p>
          </table:table-cell>
          <table:table-cell table:style-name="ce177" table:formula="of:=[.U16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6]-[.AC16]" office:value-type="currency" office:currency="BRL" office:value="0" calcext:value-type="currency">
            <text:p>R$ 0,00</text:p>
          </table:table-cell>
          <table:table-cell table:style-name="ce192" table:formula="of:=[.AC1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6]-[.AK16]" office:value-type="currency" office:currency="BRL" office:value="0" calcext:value-type="currency">
            <text:p>R$ 0,00</text:p>
          </table:table-cell>
          <table:table-cell table:style-name="ce204" table:formula="of:=[.AK16]/[.$E$28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7]-[.M17]" office:value-type="currency" office:currency="BRL" office:value="0" calcext:value-type="currency">
            <text:p>R$ 0,00</text:p>
          </table:table-cell>
          <table:table-cell table:style-name="ce156" table:formula="of:=[.M17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7]-[.U17]" office:value-type="currency" office:currency="BRL" office:value="0" calcext:value-type="currency">
            <text:p>R$ 0,00</text:p>
          </table:table-cell>
          <table:table-cell table:style-name="ce156" table:formula="of:=[.U17]/[.$E$28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7]-[.AC17]" office:value-type="currency" office:currency="BRL" office:value="0" calcext:value-type="currency">
            <text:p>R$ 0,00</text:p>
          </table:table-cell>
          <table:table-cell table:style-name="ce156" table:formula="of:=[.AC1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7]-[.AK17]" office:value-type="currency" office:currency="BRL" office:value="0" calcext:value-type="currency">
            <text:p>R$ 0,00</text:p>
          </table:table-cell>
          <table:table-cell table:style-name="ce156" table:formula="of:=[.AK1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18]-[.M18]" office:value-type="currency" office:currency="BRL" office:value="0" calcext:value-type="currency">
            <text:p>R$ 0,00</text:p>
          </table:table-cell>
          <table:table-cell table:style-name="ce155" table:formula="of:=[.M18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18]-[.U18]" office:value-type="currency" office:currency="BRL" office:value="0" calcext:value-type="currency">
            <text:p>R$ 0,00</text:p>
          </table:table-cell>
          <table:table-cell table:style-name="ce177" table:formula="of:=[.U18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18]-[.AC18]" office:value-type="currency" office:currency="BRL" office:value="0" calcext:value-type="currency">
            <text:p>R$ 0,00</text:p>
          </table:table-cell>
          <table:table-cell table:style-name="ce192" table:formula="of:=[.AC18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18]-[.AK18]" office:value-type="currency" office:currency="BRL" office:value="0" calcext:value-type="currency">
            <text:p>R$ 0,00</text:p>
          </table:table-cell>
          <table:table-cell table:style-name="ce204" table:formula="of:=[.AK18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6:.D18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19]-[.M19]" office:value-type="currency" office:currency="BRL" office:value="0" calcext:value-type="currency">
            <text:p>R$ 0,00</text:p>
          </table:table-cell>
          <table:table-cell table:style-name="ce156" table:formula="of:=[.M19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19]-[.U19]" office:value-type="currency" office:currency="BRL" office:value="0" calcext:value-type="currency">
            <text:p>R$ 0,00</text:p>
          </table:table-cell>
          <table:table-cell table:style-name="ce156" table:formula="of:=[.U19]/[.$E$28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19]-[.AC19]" office:value-type="currency" office:currency="BRL" office:value="0" calcext:value-type="currency">
            <text:p>R$ 0,00</text:p>
          </table:table-cell>
          <table:table-cell table:style-name="ce156" table:formula="of:=[.AC19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19]-[.AK19]" office:value-type="currency" office:currency="BRL" office:value="0" calcext:value-type="currency">
            <text:p>R$ 0,00</text:p>
          </table:table-cell>
          <table:table-cell table:style-name="ce156" table:formula="of:=[.AK19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144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0]-[.M20]" office:value-type="currency" office:currency="BRL" office:value="0" calcext:value-type="currency">
            <text:p>R$ 0,00</text:p>
          </table:table-cell>
          <table:table-cell table:style-name="ce155" table:formula="of:=[.M20]/[.$E$28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171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0]-[.U20]" office:value-type="currency" office:currency="BRL" office:value="0" calcext:value-type="currency">
            <text:p>R$ 0,00</text:p>
          </table:table-cell>
          <table:table-cell table:style-name="ce177" table:formula="of:=[.U20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189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0]-[.AC20]" office:value-type="currency" office:currency="BRL" office:value="0" calcext:value-type="currency">
            <text:p>R$ 0,00</text:p>
          </table:table-cell>
          <table:table-cell table:style-name="ce192" table:formula="of:=[.AC20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1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0]-[.AK20]" office:value-type="currency" office:currency="BRL" office:value="0" calcext:value-type="currency">
            <text:p>R$ 0,00</text:p>
          </table:table-cell>
          <table:table-cell table:style-name="ce204" table:formula="of:=[.AK20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1]-[.M21]" office:value-type="currency" office:currency="BRL" office:value="0" calcext:value-type="currency">
            <text:p>R$ 0,00</text:p>
          </table:table-cell>
          <table:table-cell table:style-name="ce156" table:formula="of:=[.M21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1]-[.U21]" office:value-type="currency" office:currency="BRL" office:value="0" calcext:value-type="currency">
            <text:p>R$ 0,00</text:p>
          </table:table-cell>
          <table:table-cell table:style-name="ce156" table:formula="of:=[.U21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1]-[.AC21]" office:value-type="currency" office:currency="BRL" office:value="0" calcext:value-type="currency">
            <text:p>R$ 0,00</text:p>
          </table:table-cell>
          <table:table-cell table:style-name="ce156" table:formula="of:=[.AC21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1]-[.AK21]" office:value-type="currency" office:currency="BRL" office:value="0" calcext:value-type="currency">
            <text:p>R$ 0,00</text:p>
          </table:table-cell>
          <table:table-cell table:style-name="ce156" table:formula="of:=[.AK21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2]-[.M22]" office:value-type="currency" office:currency="BRL" office:value="0" calcext:value-type="currency">
            <text:p>R$ 0,00</text:p>
          </table:table-cell>
          <table:table-cell table:style-name="ce155" table:formula="of:=[.M22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2]-[.U22]" office:value-type="currency" office:currency="BRL" office:value="0" calcext:value-type="currency">
            <text:p>R$ 0,00</text:p>
          </table:table-cell>
          <table:table-cell table:style-name="ce177" table:formula="of:=[.U22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2]-[.AC22]" office:value-type="currency" office:currency="BRL" office:value="0" calcext:value-type="currency">
            <text:p>R$ 0,00</text:p>
          </table:table-cell>
          <table:table-cell table:style-name="ce192" table:formula="of:=[.AC22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2]-[.AK22]" office:value-type="currency" office:currency="BRL" office:value="0" calcext:value-type="currency">
            <text:p>R$ 0,00</text:p>
          </table:table-cell>
          <table:table-cell table:style-name="ce204" table:formula="of:=[.AK22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3]-[.M23]" office:value-type="currency" office:currency="BRL" office:value="0" calcext:value-type="currency">
            <text:p>R$ 0,00</text:p>
          </table:table-cell>
          <table:table-cell table:style-name="ce156" table:formula="of:=[.M23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3]-[.U23]" office:value-type="currency" office:currency="BRL" office:value="0" calcext:value-type="currency">
            <text:p>R$ 0,00</text:p>
          </table:table-cell>
          <table:table-cell table:style-name="ce156" table:formula="of:=[.U23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3]-[.AC23]" office:value-type="currency" office:currency="BRL" office:value="0" calcext:value-type="currency">
            <text:p>R$ 0,00</text:p>
          </table:table-cell>
          <table:table-cell table:style-name="ce156" table:formula="of:=[.AC23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3]-[.AK23]" office:value-type="currency" office:currency="BRL" office:value="0" calcext:value-type="currency">
            <text:p>R$ 0,00</text:p>
          </table:table-cell>
          <table:table-cell table:style-name="ce156" table:formula="of:=[.AK23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4]-[.M24]" office:value-type="currency" office:currency="BRL" office:value="0" calcext:value-type="currency">
            <text:p>R$ 0,00</text:p>
          </table:table-cell>
          <table:table-cell table:style-name="ce155" table:formula="of:=[.M24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4]-[.U24]" office:value-type="currency" office:currency="BRL" office:value="0" calcext:value-type="currency">
            <text:p>R$ 0,00</text:p>
          </table:table-cell>
          <table:table-cell table:style-name="ce177" table:formula="of:=[.U24]/[.$E$28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4]-[.AC24]" office:value-type="currency" office:currency="BRL" office:value="0" calcext:value-type="currency">
            <text:p>R$ 0,00</text:p>
          </table:table-cell>
          <table:table-cell table:style-name="ce192" table:formula="of:=[.AC24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4]-[.AK24]" office:value-type="currency" office:currency="BRL" office:value="0" calcext:value-type="currency">
            <text:p>R$ 0,00</text:p>
          </table:table-cell>
          <table:table-cell table:style-name="ce204" table:formula="of:=[.AK24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5]-[.M25]" office:value-type="currency" office:currency="BRL" office:value="0" calcext:value-type="currency">
            <text:p>R$ 0,00</text:p>
          </table:table-cell>
          <table:table-cell table:style-name="ce156" table:formula="of:=[.M25]/[.$E$28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5]-[.U25]" office:value-type="currency" office:currency="BRL" office:value="0" calcext:value-type="currency">
            <text:p>R$ 0,00</text:p>
          </table:table-cell>
          <table:table-cell table:style-name="ce156" table:formula="of:=[.U25]/[.$E$28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5]-[.AC25]" office:value-type="currency" office:currency="BRL" office:value="0" calcext:value-type="currency">
            <text:p>R$ 0,00</text:p>
          </table:table-cell>
          <table:table-cell table:style-name="ce156" table:formula="of:=[.AC25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5]-[.AK25]" office:value-type="currency" office:currency="BRL" office:value="0" calcext:value-type="currency">
            <text:p>R$ 0,00</text:p>
          </table:table-cell>
          <table:table-cell table:style-name="ce156" table:formula="of:=[.AK25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142" office:value-type="currency" office:currency="BRL" office:value="0" calcext:value-type="currency">
            <text:p>R$ 0,00</text:p>
          </table:table-cell>
          <table:table-cell table:style-name="ce147" office:value-type="currency" office:currency="BRL" office:value="0" calcext:value-type="currency">
            <text:p>R$ 0,00</text:p>
          </table:table-cell>
          <table:table-cell table:style-name="ce151" table:formula="of:=[.L26]-[.M26]" office:value-type="currency" office:currency="BRL" office:value="0" calcext:value-type="currency">
            <text:p>R$ 0,00</text:p>
          </table:table-cell>
          <table:table-cell table:style-name="ce155" table:formula="of:=[.M26]/[.$E$28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169" office:value-type="currency" office:currency="BRL" office:value="0" calcext:value-type="currency">
            <text:p>R$ 0,00</text:p>
          </table:table-cell>
          <table:table-cell table:style-name="ce172" office:value-type="currency" office:currency="BRL" office:value="0" calcext:value-type="currency">
            <text:p>R$ 0,00</text:p>
          </table:table-cell>
          <table:table-cell table:style-name="ce175" table:formula="of:=[.T26]-[.U26]" office:value-type="currency" office:currency="BRL" office:value="0" calcext:value-type="currency">
            <text:p>R$ 0,00</text:p>
          </table:table-cell>
          <table:table-cell table:style-name="ce177" table:formula="of:=[.U26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88" office:value-type="currency" office:currency="BRL" office:value="0" calcext:value-type="currency">
            <text:p>R$ 0,00</text:p>
          </table:table-cell>
          <table:table-cell table:style-name="ce190" office:value-type="currency" office:currency="BRL" office:value="0" calcext:value-type="currency">
            <text:p>R$ 0,00</text:p>
          </table:table-cell>
          <table:table-cell table:style-name="ce191" table:formula="of:=[.AB26]-[.AC26]" office:value-type="currency" office:currency="BRL" office:value="0" calcext:value-type="currency">
            <text:p>R$ 0,00</text:p>
          </table:table-cell>
          <table:table-cell table:style-name="ce192" table:formula="of:=[.AC26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00" office:value-type="currency" office:currency="BRL" office:value="0" calcext:value-type="currency">
            <text:p>R$ 0,00</text:p>
          </table:table-cell>
          <table:table-cell table:style-name="ce202" office:value-type="currency" office:currency="BRL" office:value="0" calcext:value-type="currency">
            <text:p>R$ 0,00</text:p>
          </table:table-cell>
          <table:table-cell table:style-name="ce203" table:formula="of:=[.AJ26]-[.AK26]" office:value-type="currency" office:currency="BRL" office:value="0" calcext:value-type="currency">
            <text:p>R$ 0,00</text:p>
          </table:table-cell>
          <table:table-cell table:style-name="ce204" table:formula="of:=[.AK26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110" table:formula="of:=SUM([.D23:.D27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143" office:value-type="currency" office:currency="BRL" office:value="0" calcext:value-type="currency">
            <text:p>R$ 0,00</text:p>
          </table:table-cell>
          <table:table-cell table:style-name="ce148" office:value-type="currency" office:currency="BRL" office:value="0" calcext:value-type="currency">
            <text:p>R$ 0,00</text:p>
          </table:table-cell>
          <table:table-cell table:style-name="ce152" table:formula="of:=[.L27]-[.M27]" office:value-type="currency" office:currency="BRL" office:value="0" calcext:value-type="currency">
            <text:p>R$ 0,00</text:p>
          </table:table-cell>
          <table:table-cell table:style-name="ce156" table:formula="of:=[.M27]/[.$E$28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T27]-[.U27]" office:value-type="currency" office:currency="BRL" office:value="0" calcext:value-type="currency">
            <text:p>R$ 0,00</text:p>
          </table:table-cell>
          <table:table-cell table:style-name="ce156" table:formula="of:=[.U27]/[.$E$28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B27]-[.AC27]" office:value-type="currency" office:currency="BRL" office:value="0" calcext:value-type="currency">
            <text:p>R$ 0,00</text:p>
          </table:table-cell>
          <table:table-cell table:style-name="ce156" table:formula="of:=[.AC27]/[.$E$28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170" office:value-type="currency" office:currency="BRL" office:value="0" calcext:value-type="currency">
            <text:p>R$ 0,00</text:p>
          </table:table-cell>
          <table:table-cell table:style-name="ce173" office:value-type="currency" office:currency="BRL" office:value="0" calcext:value-type="currency">
            <text:p>R$ 0,00</text:p>
          </table:table-cell>
          <table:table-cell table:style-name="ce176" table:formula="of:=[.AJ27]-[.AK27]" office:value-type="currency" office:currency="BRL" office:value="0" calcext:value-type="currency">
            <text:p>R$ 0,00</text:p>
          </table:table-cell>
          <table:table-cell table:style-name="ce156" table:formula="of:=[.AK27]/[.$E$28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9]-[.F27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2];[.C55];[.C58];[.C61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8]-[.E31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4]/[.E28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4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2]/[.$E$34]" office:value-type="string" office:string-value="" calcext:value-type="error">
            <text:p>#DIV/0!</text:p>
          </table:table-cell>
          <table:table-cell table:style-name="ce208" table:formula="of:=[Novembro.F42]" office:value-type="currency" office:currency="BRL" office:value="0" calcext:value-type="currency">
            <text:p>R$ 0,00</text:p>
          </table:table-cell>
          <table:table-cell table:style-name="ce114" table:formula="of:=IF([.$D$48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3]/[.$E$34]" office:value-type="string" office:string-value="" calcext:value-type="error">
            <text:p>#DIV/0!</text:p>
          </table:table-cell>
          <table:table-cell table:style-name="ce208" table:formula="of:=[Novembro.F43]" office:value-type="currency" office:currency="BRL" office:value="0" calcext:value-type="currency">
            <text:p>R$ 0,00</text:p>
          </table:table-cell>
          <table:table-cell table:style-name="ce114" table:formula="of:=IF([.$D$48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4]/[.$E$34]" office:value-type="string" office:string-value="" calcext:value-type="error">
            <text:p>#DIV/0!</text:p>
          </table:table-cell>
          <table:table-cell table:style-name="ce208" table:formula="of:=[Novembro.F44]" office:value-type="currency" office:currency="BRL" office:value="0" calcext:value-type="currency">
            <text:p>R$ 0,00</text:p>
          </table:table-cell>
          <table:table-cell table:style-name="ce114" table:formula="of:=IF([.$D$48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5]/[.$E$34]" office:value-type="string" office:string-value="" calcext:value-type="error">
            <text:p>#DIV/0!</text:p>
          </table:table-cell>
          <table:table-cell table:style-name="ce208" table:formula="of:=[Novembro.F45]" office:value-type="currency" office:currency="BRL" office:value="0" calcext:value-type="currency">
            <text:p>R$ 0,00</text:p>
          </table:table-cell>
          <table:table-cell table:style-name="ce114" table:formula="of:=IF([.$D$48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6]/[.$E$34]" office:value-type="string" office:string-value="" calcext:value-type="error">
            <text:p>#DIV/0!</text:p>
          </table:table-cell>
          <table:table-cell table:style-name="ce208" table:formula="of:=[Novembro.F46]" office:value-type="currency" office:currency="BRL" office:value="0" calcext:value-type="currency">
            <text:p>R$ 0,00</text:p>
          </table:table-cell>
          <table:table-cell table:style-name="ce114" table:formula="of:=IF([.$D$48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68" office:value-type="currency" office:currency="BRL" office:value="0" calcext:value-type="currency">
            <text:p>R$ 0,00</text:p>
          </table:table-cell>
          <table:table-cell table:style-name="ce90" table:formula="of:=[.C47]/[.$E$34]" office:value-type="string" office:string-value="" calcext:value-type="error">
            <text:p>#DIV/0!</text:p>
          </table:table-cell>
          <table:table-cell table:style-name="ce208" table:formula="of:=[Novembro.F47]" office:value-type="currency" office:currency="BRL" office:value="0" calcext:value-type="currency">
            <text:p>R$ 0,00</text:p>
          </table:table-cell>
          <table:table-cell table:style-name="ce114" table:formula="of:=IF([.$D$48]=&quot;Sem Saldo&quot;;[.E47];[.C47]+[.E47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2:.C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8]&gt;[.E34];&quot;Sem Saldo&quot;;[.A48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8]/[.E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mês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4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3]-[.C52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6]-[.C55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9]-[.C58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4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2]-[.C61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8]&lt;=0.1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8]&lt;0.1&lt;0.2;[.F48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8]&gt;0.2;[.F48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4]=0;&quot;Equilíbrada&quot;;IF([.E34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4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2]" office:value-type="string" office:string-value="Contas Fixas" calcext:value-type="string">
            <text:p>Contas Fixas</text:p>
          </table:table-cell>
          <table:table-cell table:style-name="ce60" table:formula="of:=[.C52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5]" office:value-type="string" office:string-value="Contas Variáveis" calcext:value-type="string">
            <text:p>Contas Variáveis</text:p>
          </table:table-cell>
          <table:table-cell table:style-name="ce60" table:formula="of:=[.C55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8]" office:value-type="string" office:string-value="Variáveis Adicionais" calcext:value-type="string">
            <text:p>Variáveis Adicionais</text:p>
          </table:table-cell>
          <table:table-cell table:style-name="ce60" table:formula="of:=[.C58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1]" office:value-type="string" office:string-value="Contas Extraordinárias" calcext:value-type="string">
            <text:p>Contas Extraordinárias</text:p>
          </table:table-cell>
          <table:table-cell table:style-name="ce60" table:formula="of:=[.C6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Ano" table:style-name="ta1" table:protected="true" table:protection-key="IaCUI+OR3Jn/PGru1sti3Ge79UA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3.592cm" svg:height="6.259cm" svg:x="0.001cm" svg:y="37.284cm">
            <draw:object draw:notify-on-update-of-ranges="Ano.A82:Ano.A85 Ano.B82:Ano.B8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8" table:default-cell-style-name="Default"/>
        <table:table-column table:style-name="co23" table:default-cell-style-name="Default"/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984" table:default-cell-style-name="Default"/>
        <table:table-row table:style-name="ro3">
          <table:table-cell table:style-name="ce209" office:value-type="string" calcext:value-type="string" table:number-columns-spanned="5" table:number-rows-spanned="2">
            <text:p>Resumo do Ano</text:p>
          </table:table-cell>
          <table:covered-table-cell table:style-name="ce244"/>
          <table:covered-table-cell/>
          <table:covered-table-cell table:style-name="ce85"/>
          <table:covered-table-cell/>
          <table:table-cell table:style-name="ce105" office:value-type="string" calcext:value-type="string">
            <text:p>Ano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244"/>
          <table:covered-table-cell table:style-name="ce61"/>
          <table:covered-table-cell table:number-columns-repeated="2"/>
          <table:table-cell table:style-name="ce106" office:value-type="float" office:value="2014" calcext:value-type="float">
            <text:p>2014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6" table:number-rows-spanned="2">
            <text:p>Receitas</text:p>
          </table:table-cell>
          <table:covered-table-cell table:number-columns-repeated="5" table:style-name="ce70"/>
          <table:table-cell table:number-columns-repeated="2"/>
          <table:table-cell table:style-name="ce122" office:value-type="string" calcext:value-type="string" table:number-columns-spanned="3" table:number-rows-spanned="1">
            <text:p>Contas Fixas </text:p>
          </table:table-cell>
          <table:covered-table-cell table:number-columns-repeated="2" table:style-name="ce127"/>
          <table:table-cell table:style-name="ce140" office:value-type="string" calcext:value-type="string">
            <text:p>Total Virtual</text:p>
          </table:table-cell>
          <table:table-cell table:style-name="ce146" table:formula="of:=SUM([.L5:.L23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M5:.M26])" office:value-type="currency" office:currency="BRL" office:value="0" calcext:value-type="currency">
            <text:p>R$ 0,00</text:p>
          </table:table-cell>
          <table:table-cell/>
          <table:table-cell table:style-name="ce157" office:value-type="string" calcext:value-type="string" table:number-columns-spanned="3" table:number-rows-spanned="1">
            <text:p>Contas Variáveis </text:p>
          </table:table-cell>
          <table:covered-table-cell table:number-columns-repeated="2" table:style-name="ce164"/>
          <table:table-cell table:style-name="ce140" office:value-type="string" calcext:value-type="string">
            <text:p>Total Virtual</text:p>
          </table:table-cell>
          <table:table-cell table:style-name="ce146" table:formula="of:=SUM([.T5:.T23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U5:.U26])" office:value-type="currency" office:currency="BRL" office:value="0" calcext:value-type="currency">
            <text:p>R$ 0,00</text:p>
          </table:table-cell>
          <table:table-cell table:style-name="ce70"/>
          <table:table-cell table:style-name="ce178" office:value-type="string" calcext:value-type="string" table:number-columns-spanned="3" table:number-rows-spanned="1">
            <text:p>Contas Variáveis Adicionai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B5:.AB23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C5:.AC26])" office:value-type="currency" office:currency="BRL" office:value="0" calcext:value-type="currency">
            <text:p>R$ 0,00</text:p>
          </table:table-cell>
          <table:table-cell table:style-name="ce70"/>
          <table:table-cell table:style-name="ce193" office:value-type="string" calcext:value-type="string" table:number-columns-spanned="3" table:number-rows-spanned="1">
            <text:p>Contas Extraordinárias</text:p>
          </table:table-cell>
          <table:covered-table-cell table:number-columns-repeated="2" table:style-name="ce182"/>
          <table:table-cell table:style-name="ce140" office:value-type="string" calcext:value-type="string">
            <text:p>Total Virtual</text:p>
          </table:table-cell>
          <table:table-cell table:style-name="ce146" table:formula="of:=SUM([.AJ5:.AJ23])" office:value-type="currency" office:currency="BRL" office:value="0" calcext:value-type="currency">
            <text:p>R$ 0,00</text:p>
          </table:table-cell>
          <table:table-cell table:style-name="ce150" office:value-type="string" calcext:value-type="string">
            <text:p>Total Real</text:p>
          </table:table-cell>
          <table:table-cell table:style-name="ce154" table:formula="of:=SUM([.AK5:.AK26])" office:value-type="currency" office:currency="BRL" office:value="0" calcext:value-type="currency">
            <text:p>R$ 0,00</text:p>
          </table:table-cell>
          <table:table-cell table:style-name="ce205" office:value-type="float" office:value="23" calcext:value-type="float">
            <text:p>23</text:p>
          </table:table-cell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2">
          <table:covered-table-cell table:number-columns-repeated="6" table:style-name="ce70"/>
          <table:table-cell table:number-columns-repeated="2"/>
          <table:table-cell table:style-name="ce328" office:value-type="string" calcext:value-type="string" table:number-columns-spanned="1" table:number-rows-spanned="7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03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365" office:value-type="string" calcext:value-type="string" table:number-columns-spanned="1" table:number-rows-spanned="8">
            <text:p>Habitação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328" office:value-type="string" calcext:value-type="string" table:number-columns-spanned="1" table:number-rows-spanned="7">
            <text:p>Lazer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 table:style-name="ce70"/>
          <table:table-cell table:style-name="ce401" office:value-type="string" calcext:value-type="string" table:number-columns-spanned="1" table:number-rows-spanned="4">
            <text:p>Saúde</text:p>
          </table:table-cell>
          <table:table-cell table:style-name="ce128" office:value-type="string" calcext:value-type="string" table:number-columns-spanned="2" table:number-rows-spanned="1">
            <text:p>Contas</text:p>
          </table:table-cell>
          <table:covered-table-cell table:style-name="ce135"/>
          <table:table-cell table:style-name="ce141" office:value-type="string" calcext:value-type="string">
            <text:p>Valor Virtual $</text:p>
          </table:table-cell>
          <table:table-cell table:style-name="ce141" office:value-type="string" calcext:value-type="string">
            <text:p>Valor Real $</text:p>
          </table:table-cell>
          <table:table-cell table:style-name="ce174" office:value-type="string" calcext:value-type="string">
            <text:p><text:s/>Diferença </text:p>
          </table:table-cell>
          <table:table-cell table:style-name="ce141" office:value-type="string" calcext:value-type="string">
            <text:p>Receita %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6" office:value-type="string" calcext:value-type="string" table:number-columns-spanned="1" table:number-rows-spanned="5">
            <text:p>Renda</text:p>
          </table:table-cell>
          <table:table-cell table:style-name="ce40" office:value-type="string" calcext:value-type="string" table:number-columns-spanned="2" table:number-rows-spanned="1">
            <text:p>Salário</text:p>
          </table:table-cell>
          <table:covered-table-cell table:style-name="ce62"/>
          <table:table-cell table:style-name="ce86" table:formula="of:=SUM([Janeiro.D6];[Fevereiro.D6];[Março.D6];[Abril.D6];[Maio.D6];[Junho.D6];[Julho.D6];[Agosto.D6];[Setembro.D6];[Outubro.D6];[Novembro.D6];[Dezembro.D6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4"/>
          <table:table-cell table:style-name="ce129" office:value-type="string" calcext:value-type="string" table:number-columns-spanned="2" table:number-rows-spanned="1">
            <text:p>Aluguel</text:p>
          </table:table-cell>
          <table:covered-table-cell table:style-name="ce136"/>
          <table:table-cell table:style-name="ce211" table:formula="of:=SUM([Janeiro.L6];[Fevereiro.L6];[Março.L6];[Abril.L6];[Maio.L6];[Junho.L6];[Julho.L6];[Agosto.L6];[Setembro.L6];[Outubro.L6];[Novembro.L6];[Dezembro.L6])" office:value-type="currency" office:currency="BRL" office:value="0" calcext:value-type="currency">
            <text:p>R$ 0,00</text:p>
          </table:table-cell>
          <table:table-cell table:style-name="ce211" table:formula="of:=SUM([Janeiro.M6];[Fevereiro.M6];[Março.M6];[Abril.M6];[Maio.M6];[Junho.M6];[Julho.M6];[Agosto.M6];[Setembro.M6];[Outubro.M6];[Novembro.M6];[Dezembro.M6])" office:value-type="currency" office:currency="BRL" office:value="0" calcext:value-type="currency">
            <text:p>R$ 0,00</text:p>
          </table:table-cell>
          <table:table-cell table:style-name="ce151" table:formula="of:=[.L5]-[.M5]" office:value-type="currency" office:currency="BRL" office:value="0" calcext:value-type="currency">
            <text:p>R$ 0,00</text:p>
          </table:table-cell>
          <table:table-cell table:style-name="ce155" table:formula="of:=[.M5]/[.$E$27]" office:value-type="string" office:string-value="" calcext:value-type="error">
            <text:p>#DIV/0!</text:p>
          </table:table-cell>
          <table:table-cell/>
          <table:covered-table-cell table:style-name="ce159"/>
          <table:table-cell table:style-name="ce165" office:value-type="string" calcext:value-type="string" table:number-columns-spanned="2" table:number-rows-spanned="1">
            <text:p>Luz</text:p>
          </table:table-cell>
          <table:covered-table-cell table:style-name="ce136"/>
          <table:table-cell table:style-name="ce213" table:formula="of:=SUM([Janeiro.T6];[Fevereiro.T6];[Março.T6];[Abril.T6];[Maio.T6];[Junho.T6];[Julho.T6];[Agosto.T6];[Setembro.T6];[Outubro.T6];[Novembro.T6];[Dezembro.T6])" office:value-type="currency" office:currency="BRL" office:value="0" calcext:value-type="currency">
            <text:p>R$ 0,00</text:p>
          </table:table-cell>
          <table:table-cell table:style-name="ce213" table:formula="of:=SUM([Janeiro.U6];[Fevereiro.U6];[Março.U6];[Abril.U6];[Maio.U6];[Junho.U6];[Julho.U6];[Agosto.U6];[Setembro.U6];[Outubro.U6];[Novembro.U6];[Dezembro.U6])" office:value-type="currency" office:currency="BRL" office:value="0" calcext:value-type="currency">
            <text:p>R$ 0,00</text:p>
          </table:table-cell>
          <table:table-cell table:style-name="ce175" table:formula="of:=[.T5]-[.U5]" office:value-type="currency" office:currency="BRL" office:value="0" calcext:value-type="currency">
            <text:p>R$ 0,00</text:p>
          </table:table-cell>
          <table:table-cell table:style-name="ce177" table:formula="of:=[.U5]/[.$E$27]" office:value-type="string" office:string-value="" calcext:value-type="error">
            <text:p>#DIV/0!</text:p>
          </table:table-cell>
          <table:table-cell table:style-name="ce70"/>
          <table:covered-table-cell table:style-name="ce179"/>
          <table:table-cell table:style-name="ce183" office:value-type="string" calcext:value-type="string" table:number-columns-spanned="2" table:number-rows-spanned="1">
            <text:p>Viagens</text:p>
          </table:table-cell>
          <table:covered-table-cell table:style-name="ce187"/>
          <table:table-cell table:style-name="ce214" table:formula="of:=SUM([Janeiro.AB6];[Fevereiro.AB6];[Março.AB6];[Abril.AB6];[Maio.AB6];[Junho.AB6];[Julho.AB6];[Agosto.AB6];[Setembro.AB6];[Outubro.AB6];[Novembro.AB6];[Dezembro.AB6])" office:value-type="currency" office:currency="BRL" office:value="0" calcext:value-type="currency">
            <text:p>R$ 0,00</text:p>
          </table:table-cell>
          <table:table-cell table:style-name="ce214" table:formula="of:=SUM([Janeiro.AC6];[Fevereiro.AC6];[Março.AC6];[Abril.AC6];[Maio.AC6];[Junho.AC6];[Julho.AC6];[Agosto.AC6];[Setembro.AC6];[Outubro.AC6];[Novembro.AC6];[Dezembro.AC6])" office:value-type="currency" office:currency="BRL" office:value="0" calcext:value-type="currency">
            <text:p>R$ 0,00</text:p>
          </table:table-cell>
          <table:table-cell table:style-name="ce191" table:formula="of:=[.AB5]-[.AC5]" office:value-type="currency" office:currency="BRL" office:value="0" calcext:value-type="currency">
            <text:p>R$ 0,00</text:p>
          </table:table-cell>
          <table:table-cell table:style-name="ce192" table:formula="of:=[.AC5]/[.$E$27]" office:value-type="string" office:string-value="" calcext:value-type="error">
            <text:p>#DIV/0!</text:p>
          </table:table-cell>
          <table:table-cell table:style-name="ce70"/>
          <table:covered-table-cell table:style-name="ce195"/>
          <table:table-cell table:style-name="ce198" office:value-type="string" calcext:value-type="string" table:number-columns-spanned="2" table:number-rows-spanned="1">
            <text:p>Médico</text:p>
          </table:table-cell>
          <table:covered-table-cell table:style-name="ce199"/>
          <table:table-cell table:style-name="ce215" table:formula="of:=SUM([Janeiro.AJ6];[Fevereiro.AJ6];[Março.AJ6];[Abril.AJ6];[Maio.AJ6];[Junho.AJ6];[Julho.AJ6];[Agosto.AJ6];[Setembro.AJ6];[Outubro.AJ6];[Novembro.AJ6];[Dezembro.AJ6])" office:value-type="currency" office:currency="BRL" office:value="0" calcext:value-type="currency">
            <text:p>R$ 0,00</text:p>
          </table:table-cell>
          <table:table-cell table:style-name="ce215" table:formula="of:=SUM([Janeiro.AK6];[Fevereiro.AK6];[Março.AK6];[Abril.AK6];[Maio.AK6];[Junho.AK6];[Julho.AK6];[Agosto.AK6];[Setembro.AK6];[Outubro.AK6];[Novembro.AK6];[Dezembro.AK6])" office:value-type="currency" office:currency="BRL" office:value="0" calcext:value-type="currency">
            <text:p>R$ 0,00</text:p>
          </table:table-cell>
          <table:table-cell table:style-name="ce203" table:formula="of:=[.AJ5]-[.AK5]" office:value-type="currency" office:currency="BRL" office:value="0" calcext:value-type="currency">
            <text:p>R$ 0,00</text:p>
          </table:table-cell>
          <table:table-cell table:style-name="ce204" table:formula="of:=[.AK5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</text:p>
          </table:table-cell>
          <table:covered-table-cell table:style-name="ce62"/>
          <table:table-cell table:style-name="ce86" table:formula="of:=SUM([Janeiro.D7];[Fevereiro.D7];[Março.D7];[Abril.D7];[Maio.D7];[Junho.D7];[Julho.D7];[Agosto.D7];[Setembro.D7];[Outubro.D7];[Novembro.D7];[Dezembro.D7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Condomínio</text:p>
          </table:table-cell>
          <table:covered-table-cell table:style-name="ce136"/>
          <table:table-cell table:style-name="ce212" table:formula="of:=SUM([Janeiro.L7];[Fevereiro.L7];[Março.L7];[Abril.L7];[Maio.L7];[Junho.L7];[Julho.L7];[Agosto.L7];[Setembro.L7];[Outubro.L7];[Novembro.L7];[Dezembro.L7])" office:value-type="currency" office:currency="BRL" office:value="0" calcext:value-type="currency">
            <text:p>R$ 0,00</text:p>
          </table:table-cell>
          <table:table-cell table:style-name="ce212" table:formula="of:=SUM([Janeiro.M7];[Fevereiro.M7];[Março.M7];[Abril.M7];[Maio.M7];[Junho.M7];[Julho.M7];[Agosto.M7];[Setembro.M7];[Outubro.M7];[Novembro.M7];[Dezembro.M7])" office:value-type="currency" office:currency="BRL" office:value="0" calcext:value-type="currency">
            <text:p>R$ 0,00</text:p>
          </table:table-cell>
          <table:table-cell table:style-name="ce152" table:formula="of:=[.L6]-[.M6]" office:value-type="currency" office:currency="BRL" office:value="0" calcext:value-type="currency">
            <text:p>R$ 0,00</text:p>
          </table:table-cell>
          <table:table-cell table:style-name="ce156" table:formula="of:=[.M6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Água</text:p>
          </table:table-cell>
          <table:covered-table-cell table:style-name="ce136"/>
          <table:table-cell table:style-name="ce212" table:formula="of:=SUM([Janeiro.T7];[Fevereiro.T7];[Março.T7];[Abril.T7];[Maio.T7];[Junho.T7];[Julho.T7];[Agosto.T7];[Setembro.T7];[Outubro.T7];[Novembro.T7];[Dezembro.T7])" office:value-type="currency" office:currency="BRL" office:value="0" calcext:value-type="currency">
            <text:p>R$ 0,00</text:p>
          </table:table-cell>
          <table:table-cell table:style-name="ce212" table:formula="of:=SUM([Janeiro.U7];[Fevereiro.U7];[Março.U7];[Abril.U7];[Maio.U7];[Junho.U7];[Julho.U7];[Agosto.U7];[Setembro.U7];[Outubro.U7];[Novembro.U7];[Dezembro.U7])" office:value-type="currency" office:currency="BRL" office:value="0" calcext:value-type="currency">
            <text:p>R$ 0,00</text:p>
          </table:table-cell>
          <table:table-cell table:style-name="ce176" table:formula="of:=[.T6]-[.U6]" office:value-type="currency" office:currency="BRL" office:value="0" calcext:value-type="currency">
            <text:p>R$ 0,00</text:p>
          </table:table-cell>
          <table:table-cell table:style-name="ce156" table:formula="of:=[.U6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inema/teatro</text:p>
          </table:table-cell>
          <table:covered-table-cell table:style-name="ce187"/>
          <table:table-cell table:style-name="ce212" table:formula="of:=SUM([Janeiro.AB7];[Fevereiro.AB7];[Março.AB7];[Abril.AB7];[Maio.AB7];[Junho.AB7];[Julho.AB7];[Agosto.AB7];[Setembro.AB7];[Outubro.AB7];[Novembro.AB7];[Dezembro.AB7])" office:value-type="currency" office:currency="BRL" office:value="0" calcext:value-type="currency">
            <text:p>R$ 0,00</text:p>
          </table:table-cell>
          <table:table-cell table:style-name="ce212" table:formula="of:=SUM([Janeiro.AC7];[Fevereiro.AC7];[Março.AC7];[Abril.AC7];[Maio.AC7];[Junho.AC7];[Julho.AC7];[Agosto.AC7];[Setembro.AC7];[Outubro.AC7];[Novembro.AC7];[Dezembro.AC7])" office:value-type="currency" office:currency="BRL" office:value="0" calcext:value-type="currency">
            <text:p>R$ 0,00</text:p>
          </table:table-cell>
          <table:table-cell table:style-name="ce176" table:formula="of:=[.AB6]-[.AC6]" office:value-type="currency" office:currency="BRL" office:value="0" calcext:value-type="currency">
            <text:p>R$ 0,00</text:p>
          </table:table-cell>
          <table:table-cell table:style-name="ce156" table:formula="of:=[.AC6]/[.$E$27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30" office:value-type="string" calcext:value-type="string" table:number-columns-spanned="2" table:number-rows-spanned="1">
            <text:p>Dentista</text:p>
          </table:table-cell>
          <table:covered-table-cell table:style-name="ce187"/>
          <table:table-cell table:style-name="ce212" table:formula="of:=SUM([Janeiro.AJ7];[Fevereiro.AJ7];[Março.AJ7];[Abril.AJ7];[Maio.AJ7];[Junho.AJ7];[Julho.AJ7];[Agosto.AJ7];[Setembro.AJ7];[Outubro.AJ7];[Novembro.AJ7];[Dezembro.AJ7])" office:value-type="currency" office:currency="BRL" office:value="0" calcext:value-type="currency">
            <text:p>R$ 0,00</text:p>
          </table:table-cell>
          <table:table-cell table:style-name="ce212" table:formula="of:=SUM([Janeiro.AK7];[Fevereiro.AK7];[Março.AK7];[Abril.AK7];[Maio.AK7];[Junho.AK7];[Julho.AK7];[Agosto.AK7];[Setembro.AK7];[Outubro.AK7];[Novembro.AK7];[Dezembro.AK7])" office:value-type="currency" office:currency="BRL" office:value="0" calcext:value-type="currency">
            <text:p>R$ 0,00</text:p>
          </table:table-cell>
          <table:table-cell table:style-name="ce176" table:formula="of:=[.AJ6]-[.AK6]" office:value-type="currency" office:currency="BRL" office:value="0" calcext:value-type="currency">
            <text:p>R$ 0,00</text:p>
          </table:table-cell>
          <table:table-cell table:style-name="ce156" table:formula="of:=[.AK6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Salário III</text:p>
          </table:table-cell>
          <table:covered-table-cell table:style-name="ce62"/>
          <table:table-cell table:style-name="ce86" table:formula="of:=SUM([Janeiro.D8];[Fevereiro.D8];[Março.D8];[Abril.D8];[Maio.D8];[Junho.D8];[Julho.D8];[Agosto.D8];[Setembro.D8];[Outubro.D8];[Novembro.D8];[Dezembro.D8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Prestação da casa</text:p>
          </table:table-cell>
          <table:covered-table-cell table:style-name="ce136"/>
          <table:table-cell table:style-name="ce211" table:formula="of:=SUM([Janeiro.L8];[Fevereiro.L8];[Março.L8];[Abril.L8];[Maio.L8];[Junho.L8];[Julho.L8];[Agosto.L8];[Setembro.L8];[Outubro.L8];[Novembro.L8];[Dezembro.L8])" office:value-type="currency" office:currency="BRL" office:value="0" calcext:value-type="currency">
            <text:p>R$ 0,00</text:p>
          </table:table-cell>
          <table:table-cell table:style-name="ce211" table:formula="of:=SUM([Janeiro.M8];[Fevereiro.M8];[Março.M8];[Abril.M8];[Maio.M8];[Junho.M8];[Julho.M8];[Agosto.M8];[Setembro.M8];[Outubro.M8];[Novembro.M8];[Dezembro.M8])" office:value-type="currency" office:currency="BRL" office:value="0" calcext:value-type="currency">
            <text:p>R$ 0,00</text:p>
          </table:table-cell>
          <table:table-cell table:style-name="ce151" table:formula="of:=[.L7]-[.M7]" office:value-type="currency" office:currency="BRL" office:value="0" calcext:value-type="currency">
            <text:p>R$ 0,00</text:p>
          </table:table-cell>
          <table:table-cell table:style-name="ce155" table:formula="of:=[.M7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Telefone</text:p>
          </table:table-cell>
          <table:covered-table-cell table:style-name="ce136"/>
          <table:table-cell table:style-name="ce213" table:formula="of:=SUM([Janeiro.T8];[Fevereiro.T8];[Março.T8];[Abril.T8];[Maio.T8];[Junho.T8];[Julho.T8];[Agosto.T8];[Setembro.T8];[Outubro.T8];[Novembro.T8];[Dezembro.T8])" office:value-type="currency" office:currency="BRL" office:value="0" calcext:value-type="currency">
            <text:p>R$ 0,00</text:p>
          </table:table-cell>
          <table:table-cell table:style-name="ce213" table:formula="of:=SUM([Janeiro.U8];[Fevereiro.U8];[Março.U8];[Abril.U8];[Maio.U8];[Junho.U8];[Julho.U8];[Agosto.U8];[Setembro.U8];[Outubro.U8];[Novembro.U8];[Dezembro.U8])" office:value-type="currency" office:currency="BRL" office:value="0" calcext:value-type="currency">
            <text:p>R$ 0,00</text:p>
          </table:table-cell>
          <table:table-cell table:style-name="ce175" table:formula="of:=[.T7]-[.U7]" office:value-type="currency" office:currency="BRL" office:value="0" calcext:value-type="currency">
            <text:p>R$ 0,00</text:p>
          </table:table-cell>
          <table:table-cell table:style-name="ce177" table:formula="of:=[.U7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Restaurantes/bares</text:p>
          </table:table-cell>
          <table:covered-table-cell table:style-name="ce187"/>
          <table:table-cell table:style-name="ce214" table:formula="of:=SUM([Janeiro.AB8];[Fevereiro.AB8];[Março.AB8];[Abril.AB8];[Maio.AB8];[Junho.AB8];[Julho.AB8];[Agosto.AB8];[Setembro.AB8];[Outubro.AB8];[Novembro.AB8];[Dezembro.AB8])" office:value-type="currency" office:currency="BRL" office:value="0" calcext:value-type="currency">
            <text:p>R$ 0,00</text:p>
          </table:table-cell>
          <table:table-cell table:style-name="ce214" table:formula="of:=SUM([Janeiro.AC8];[Fevereiro.AC8];[Março.AC8];[Abril.AC8];[Maio.AC8];[Junho.AC8];[Julho.AC8];[Agosto.AC8];[Setembro.AC8];[Outubro.AC8];[Novembro.AC8];[Dezembro.AC8])" office:value-type="currency" office:currency="BRL" office:value="0" calcext:value-type="currency">
            <text:p>R$ 0,00</text:p>
          </table:table-cell>
          <table:table-cell table:style-name="ce191" table:formula="of:=[.AB7]-[.AC7]" office:value-type="currency" office:currency="BRL" office:value="0" calcext:value-type="currency">
            <text:p>R$ 0,00</text:p>
          </table:table-cell>
          <table:table-cell table:style-name="ce192" table:formula="of:=[.AC7]/[.$E$27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Hospital</text:p>
          </table:table-cell>
          <table:covered-table-cell table:style-name="ce187"/>
          <table:table-cell table:style-name="ce215" table:formula="of:=SUM([Janeiro.AJ8];[Fevereiro.AJ8];[Março.AJ8];[Abril.AJ8];[Maio.AJ8];[Junho.AJ8];[Julho.AJ8];[Agosto.AJ8];[Setembro.AJ8];[Outubro.AJ8];[Novembro.AJ8];[Dezembro.AJ8])" office:value-type="currency" office:currency="BRL" office:value="0" calcext:value-type="currency">
            <text:p>R$ 0,00</text:p>
          </table:table-cell>
          <table:table-cell table:style-name="ce215" table:formula="of:=SUM([Janeiro.AK8];[Fevereiro.AK8];[Março.AK8];[Abril.AK8];[Maio.AK8];[Junho.AK8];[Julho.AK8];[Agosto.AK8];[Setembro.AK8];[Outubro.AK8];[Novembro.AK8];[Dezembro.AK8])" office:value-type="currency" office:currency="BRL" office:value="0" calcext:value-type="currency">
            <text:p>R$ 0,00</text:p>
          </table:table-cell>
          <table:table-cell table:style-name="ce203" table:formula="of:=[.AJ7]-[.AK7]" office:value-type="currency" office:currency="BRL" office:value="0" calcext:value-type="currency">
            <text:p>R$ 0,00</text:p>
          </table:table-cell>
          <table:table-cell table:style-name="ce204" table:formula="of:=[.AK7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Aluguel</text:p>
          </table:table-cell>
          <table:covered-table-cell table:style-name="ce62"/>
          <table:table-cell table:style-name="ce86" table:formula="of:=SUM([Janeiro.D9];[Fevereiro.D9];[Março.D9];[Abril.D9];[Maio.D9];[Junho.D9];[Julho.D9];[Agosto.D9];[Setembro.D9];[Outubro.D9];[Novembro.D9];[Dezembro.D9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da casa</text:p>
          </table:table-cell>
          <table:covered-table-cell table:style-name="ce136"/>
          <table:table-cell table:style-name="ce212" table:formula="of:=SUM([Janeiro.L9];[Fevereiro.L9];[Março.L9];[Abril.L9];[Maio.L9];[Junho.L9];[Julho.L9];[Agosto.L9];[Setembro.L9];[Outubro.L9];[Novembro.L9];[Dezembro.L9])" office:value-type="currency" office:currency="BRL" office:value="0" calcext:value-type="currency">
            <text:p>R$ 0,00</text:p>
          </table:table-cell>
          <table:table-cell table:style-name="ce212" table:formula="of:=SUM([Janeiro.M9];[Fevereiro.M9];[Março.M9];[Abril.M9];[Maio.M9];[Junho.M9];[Julho.M9];[Agosto.M9];[Setembro.M9];[Outubro.M9];[Novembro.M9];[Dezembro.M9])" office:value-type="currency" office:currency="BRL" office:value="0" calcext:value-type="currency">
            <text:p>R$ 0,00</text:p>
          </table:table-cell>
          <table:table-cell table:style-name="ce152" table:formula="of:=[.L8]-[.M8]" office:value-type="currency" office:currency="BRL" office:value="0" calcext:value-type="currency">
            <text:p>R$ 0,00</text:p>
          </table:table-cell>
          <table:table-cell table:style-name="ce156" table:formula="of:=[.M8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Telefone Celular</text:p>
          </table:table-cell>
          <table:covered-table-cell table:style-name="ce136"/>
          <table:table-cell table:style-name="ce212" table:formula="of:=SUM([Janeiro.T9];[Fevereiro.T9];[Março.T9];[Abril.T9];[Maio.T9];[Junho.T9];[Julho.T9];[Agosto.T9];[Setembro.T9];[Outubro.T9];[Novembro.T9];[Dezembro.T9])" office:value-type="currency" office:currency="BRL" office:value="0" calcext:value-type="currency">
            <text:p>R$ 0,00</text:p>
          </table:table-cell>
          <table:table-cell table:style-name="ce212" table:formula="of:=SUM([Janeiro.U9];[Fevereiro.U9];[Março.U9];[Abril.U9];[Maio.U9];[Junho.U9];[Julho.U9];[Agosto.U9];[Setembro.U9];[Outubro.U9];[Novembro.U9];[Dezembro.U9])" office:value-type="currency" office:currency="BRL" office:value="0" calcext:value-type="currency">
            <text:p>R$ 0,00</text:p>
          </table:table-cell>
          <table:table-cell table:style-name="ce176" table:formula="of:=[.T8]-[.U8]" office:value-type="currency" office:currency="BRL" office:value="0" calcext:value-type="currency">
            <text:p>R$ 0,00</text:p>
          </table:table-cell>
          <table:table-cell table:style-name="ce156" table:formula="of:=[.U8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Locadora DVD</text:p>
          </table:table-cell>
          <table:covered-table-cell table:style-name="ce187"/>
          <table:table-cell table:style-name="ce212" table:formula="of:=SUM([Janeiro.AB9];[Fevereiro.AB9];[Março.AB9];[Abril.AB9];[Maio.AB9];[Junho.AB9];[Julho.AB9];[Agosto.AB9];[Setembro.AB9];[Outubro.AB9];[Novembro.AB9];[Dezembro.AB9])" office:value-type="currency" office:currency="BRL" office:value="0" calcext:value-type="currency">
            <text:p>R$ 0,00</text:p>
          </table:table-cell>
          <table:table-cell table:style-name="ce212" table:formula="of:=SUM([Janeiro.AC9];[Fevereiro.AC9];[Março.AC9];[Abril.AC9];[Maio.AC9];[Junho.AC9];[Julho.AC9];[Agosto.AC9];[Setembro.AC9];[Outubro.AC9];[Novembro.AC9];[Dezembro.AC9])" office:value-type="currency" office:currency="BRL" office:value="0" calcext:value-type="currency">
            <text:p>R$ 0,00</text:p>
          </table:table-cell>
          <table:table-cell table:style-name="ce176" table:formula="of:=[.AB8]-[.AC8]" office:value-type="currency" office:currency="BRL" office:value="0" calcext:value-type="currency">
            <text:p>R$ 0,00</text:p>
          </table:table-cell>
          <table:table-cell table:style-name="ce156" table:formula="of:=[.AC8]/[.$E$27]" office:value-type="string" office:string-value="" calcext:value-type="error">
            <text:p>#DIV/0!</text:p>
          </table:table-cell>
          <table:table-cell table:style-name="ce70"/>
          <table:table-cell table:style-name="ce197" office:value-type="string" calcext:value-type="string" table:number-columns-spanned="1" table:number-rows-spanned="2">
            <text:p>Reparos <text:s/>&amp; Manutenção</text:p>
          </table:table-cell>
          <table:table-cell table:style-name="ce130" office:value-type="string" calcext:value-type="string" table:number-columns-spanned="2" table:number-rows-spanned="1">
            <text:p>Carro</text:p>
          </table:table-cell>
          <table:covered-table-cell table:style-name="ce187"/>
          <table:table-cell table:style-name="ce212" table:formula="of:=SUM([Janeiro.AJ9];[Fevereiro.AJ9];[Março.AJ9];[Abril.AJ9];[Maio.AJ9];[Junho.AJ9];[Julho.AJ9];[Agosto.AJ9];[Setembro.AJ9];[Outubro.AJ9];[Novembro.AJ9];[Dezembro.AJ9])" office:value-type="currency" office:currency="BRL" office:value="0" calcext:value-type="currency">
            <text:p>R$ 0,00</text:p>
          </table:table-cell>
          <table:table-cell table:style-name="ce212" table:formula="of:=SUM([Janeiro.AK9];[Fevereiro.AK9];[Março.AK9];[Abril.AK9];[Maio.AK9];[Junho.AK9];[Julho.AK9];[Agosto.AK9];[Setembro.AK9];[Outubro.AK9];[Novembro.AK9];[Dezembro.AK9])" office:value-type="currency" office:currency="BRL" office:value="0" calcext:value-type="currency">
            <text:p>R$ 0,00</text:p>
          </table:table-cell>
          <table:table-cell table:style-name="ce176" table:formula="of:=[.AJ8]-[.AK8]" office:value-type="currency" office:currency="BRL" office:value="0" calcext:value-type="currency">
            <text:p>R$ 0,00</text:p>
          </table:table-cell>
          <table:table-cell table:style-name="ce156" table:formula="of:=[.AK8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0" office:value-type="string" calcext:value-type="string" table:number-columns-spanned="2" table:number-rows-spanned="1">
            <text:p>Pensão/Subsídio</text:p>
          </table:table-cell>
          <table:covered-table-cell table:style-name="ce62"/>
          <table:table-cell table:style-name="ce86" table:formula="of:=SUM([Janeiro.D10];[Fevereiro.D10];[Março.D10];[Abril.D10];[Maio.D10];[Junho.D10];[Julho.D10];[Agosto.D10];[Setembro.D10];[Outubro.D10];[Novembro.D10];[Dezembro.D10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Diarista</text:p>
          </table:table-cell>
          <table:covered-table-cell table:style-name="ce136"/>
          <table:table-cell table:style-name="ce211" table:formula="of:=SUM([Janeiro.L10];[Fevereiro.L10];[Março.L10];[Abril.L10];[Maio.L10];[Junho.L10];[Julho.L10];[Agosto.L10];[Setembro.L10];[Outubro.L10];[Novembro.L10];[Dezembro.L10])" office:value-type="currency" office:currency="BRL" office:value="0" calcext:value-type="currency">
            <text:p>R$ 0,00</text:p>
          </table:table-cell>
          <table:table-cell table:style-name="ce211" table:formula="of:=SUM([Janeiro.M10];[Fevereiro.M10];[Março.M10];[Abril.M10];[Maio.M10];[Junho.M10];[Julho.M10];[Agosto.M10];[Setembro.M10];[Outubro.M10];[Novembro.M10];[Dezembro.M10])" office:value-type="currency" office:currency="BRL" office:value="0" calcext:value-type="currency">
            <text:p>R$ 0,00</text:p>
          </table:table-cell>
          <table:table-cell table:style-name="ce151" table:formula="of:=[.L9]-[.M9]" office:value-type="currency" office:currency="BRL" office:value="0" calcext:value-type="currency">
            <text:p>R$ 0,00</text:p>
          </table:table-cell>
          <table:table-cell table:style-name="ce155" table:formula="of:=[.M9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Gás</text:p>
          </table:table-cell>
          <table:covered-table-cell table:style-name="ce136"/>
          <table:table-cell table:style-name="ce213" table:formula="of:=SUM([Janeiro.T10];[Fevereiro.T10];[Março.T10];[Abril.T10];[Maio.T10];[Junho.T10];[Julho.T10];[Agosto.T10];[Setembro.T10];[Outubro.T10];[Novembro.T10];[Dezembro.T10])" office:value-type="currency" office:currency="BRL" office:value="0" calcext:value-type="currency">
            <text:p>R$ 0,00</text:p>
          </table:table-cell>
          <table:table-cell table:style-name="ce213" table:formula="of:=SUM([Janeiro.U10];[Fevereiro.U10];[Março.U10];[Abril.U10];[Maio.U10];[Junho.U10];[Julho.U10];[Agosto.U10];[Setembro.U10];[Outubro.U10];[Novembro.U10];[Dezembro.U10])" office:value-type="currency" office:currency="BRL" office:value="0" calcext:value-type="currency">
            <text:p>R$ 0,00</text:p>
          </table:table-cell>
          <table:table-cell table:style-name="ce175" table:formula="of:=[.T9]-[.U9]" office:value-type="currency" office:currency="BRL" office:value="0" calcext:value-type="currency">
            <text:p>R$ 0,00</text:p>
          </table:table-cell>
          <table:table-cell table:style-name="ce177" table:formula="of:=[.U9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Parque aquático/diversões</text:p>
          </table:table-cell>
          <table:covered-table-cell table:style-name="ce187"/>
          <table:table-cell table:style-name="ce214" table:formula="of:=SUM([Janeiro.AB10];[Fevereiro.AB10];[Março.AB10];[Abril.AB10];[Maio.AB10];[Junho.AB10];[Julho.AB10];[Agosto.AB10];[Setembro.AB10];[Outubro.AB10];[Novembro.AB10];[Dezembro.AB10])" office:value-type="currency" office:currency="BRL" office:value="0" calcext:value-type="currency">
            <text:p>R$ 0,00</text:p>
          </table:table-cell>
          <table:table-cell table:style-name="ce214" table:formula="of:=SUM([Janeiro.AC10];[Fevereiro.AC10];[Março.AC10];[Abril.AC10];[Maio.AC10];[Junho.AC10];[Julho.AC10];[Agosto.AC10];[Setembro.AC10];[Outubro.AC10];[Novembro.AC10];[Dezembro.AC10])" office:value-type="currency" office:currency="BRL" office:value="0" calcext:value-type="currency">
            <text:p>R$ 0,00</text:p>
          </table:table-cell>
          <table:table-cell table:style-name="ce191" table:formula="of:=[.AB9]-[.AC9]" office:value-type="currency" office:currency="BRL" office:value="0" calcext:value-type="currency">
            <text:p>R$ 0,00</text:p>
          </table:table-cell>
          <table:table-cell table:style-name="ce192" table:formula="of:=[.AC9]/[.$E$27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Casa</text:p>
          </table:table-cell>
          <table:covered-table-cell table:style-name="ce187"/>
          <table:table-cell table:style-name="ce215" table:formula="of:=SUM([Janeiro.AJ10];[Fevereiro.AJ10];[Março.AJ10];[Abril.AJ10];[Maio.AJ10];[Junho.AJ10];[Julho.AJ10];[Agosto.AJ10];[Setembro.AJ10];[Outubro.AJ10];[Novembro.AJ10];[Dezembro.AJ10])" office:value-type="currency" office:currency="BRL" office:value="0" calcext:value-type="currency">
            <text:p>R$ 0,00</text:p>
          </table:table-cell>
          <table:table-cell table:style-name="ce215" table:formula="of:=SUM([Janeiro.AK10];[Fevereiro.AK10];[Março.AK10];[Abril.AK10];[Maio.AK10];[Junho.AK10];[Julho.AK10];[Agosto.AK10];[Setembro.AK10];[Outubro.AK10];[Novembro.AK10];[Dezembro.AK10])" office:value-type="currency" office:currency="BRL" office:value="0" calcext:value-type="currency">
            <text:p>R$ 0,00</text:p>
          </table:table-cell>
          <table:table-cell table:style-name="ce203" table:formula="of:=[.AJ9]-[.AK9]" office:value-type="currency" office:currency="BRL" office:value="0" calcext:value-type="currency">
            <text:p>R$ 0,00</text:p>
          </table:table-cell>
          <table:table-cell table:style-name="ce204" table:formula="of:=[.AK9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8" office:value-type="string" calcext:value-type="string" table:number-columns-spanned="1" table:number-rows-spanned="8">
            <office:annotation draw:style-name="gr2" draw:text-style-name="P3" svg:width="7.365cm" svg:height="2.766cm" svg:x="2.857cm" svg:y="3.04cm" draw:caption-point-x="-0.609cm" draw:caption-point-y="1.516cm">
              <dc:date>2012-08-13T00:00:00</dc:date>
              <text:p text:style-name="P2"><text:span text:style-name="T1"><text:tab/></text:span><text:span text:style-name="T1">A Renda Adicional corresponde <text:s/>ao dinheiro extra, que nem sempre se tem todos os meses, e em sua maioria é <text:s/>isento de tributação.</text:span></text:p>
            </office:annotation>
            <text:p>Adicionais</text:p>
          </table:table-cell>
          <table:table-cell table:style-name="ce41" office:value-type="string" calcext:value-type="string" table:number-columns-spanned="2" table:number-rows-spanned="1">
            <text:p>Férias</text:p>
          </table:table-cell>
          <table:covered-table-cell table:style-name="ce63"/>
          <table:table-cell table:style-name="ce86" table:formula="of:=SUM([Janeiro.D11];[Fevereiro.D11];[Março.D11];[Abril.D11];[Maio.D11];[Junho.D11];[Julho.D11];[Agosto.D11];[Setembro.D11];[Outubro.D11];[Novembro.D11];[Dezembro.D11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Mensalista </text:p>
          </table:table-cell>
          <table:covered-table-cell table:style-name="ce136"/>
          <table:table-cell table:style-name="ce212" table:formula="of:=SUM([Janeiro.L11];[Fevereiro.L11];[Março.L11];[Abril.L11];[Maio.L11];[Junho.L11];[Julho.L11];[Agosto.L11];[Setembro.L11];[Outubro.L11];[Novembro.L11];[Dezembro.L11])" office:value-type="currency" office:currency="BRL" office:value="0" calcext:value-type="currency">
            <text:p>R$ 0,00</text:p>
          </table:table-cell>
          <table:table-cell table:style-name="ce212" table:formula="of:=SUM([Janeiro.M11];[Fevereiro.M11];[Março.M11];[Abril.M11];[Maio.M11];[Junho.M11];[Julho.M11];[Agosto.M11];[Setembro.M11];[Outubro.M11];[Novembro.M11];[Dezembro.M11])" office:value-type="currency" office:currency="BRL" office:value="0" calcext:value-type="currency">
            <text:p>R$ 0,00</text:p>
          </table:table-cell>
          <table:table-cell table:style-name="ce152" table:formula="of:=[.L10]-[.M10]" office:value-type="currency" office:currency="BRL" office:value="0" calcext:value-type="currency">
            <text:p>R$ 0,00</text:p>
          </table:table-cell>
          <table:table-cell table:style-name="ce156" table:formula="of:=[.M10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Mensalidade TV</text:p>
          </table:table-cell>
          <table:covered-table-cell table:style-name="ce136"/>
          <table:table-cell table:style-name="ce212" table:formula="of:=SUM([Janeiro.T11];[Fevereiro.T11];[Março.T11];[Abril.T11];[Maio.T11];[Junho.T11];[Julho.T11];[Agosto.T11];[Setembro.T11];[Outubro.T11];[Novembro.T11];[Dezembro.T11])" office:value-type="currency" office:currency="BRL" office:value="0" calcext:value-type="currency">
            <text:p>R$ 0,00</text:p>
          </table:table-cell>
          <table:table-cell table:style-name="ce212" table:formula="of:=SUM([Janeiro.U11];[Fevereiro.U11];[Março.U11];[Abril.U11];[Maio.U11];[Junho.U11];[Julho.U11];[Agosto.U11];[Setembro.U11];[Outubro.U11];[Novembro.U11];[Dezembro.U11])" office:value-type="currency" office:currency="BRL" office:value="0" calcext:value-type="currency">
            <text:p>R$ 0,00</text:p>
          </table:table-cell>
          <table:table-cell table:style-name="ce176" table:formula="of:=[.T10]-[.U10]" office:value-type="currency" office:currency="BRL" office:value="0" calcext:value-type="currency">
            <text:p>R$ 0,00</text:p>
          </table:table-cell>
          <table:table-cell table:style-name="ce156" table:formula="of:=[.U10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5" office:value-type="string" calcext:value-type="string" table:number-columns-spanned="2" table:number-rows-spanned="1">
            <text:p>Piquenique</text:p>
          </table:table-cell>
          <table:covered-table-cell table:style-name="ce187"/>
          <table:table-cell table:style-name="ce212" table:formula="of:=SUM([Janeiro.AB11];[Fevereiro.AB11];[Março.AB11];[Abril.AB11];[Maio.AB11];[Junho.AB11];[Julho.AB11];[Agosto.AB11];[Setembro.AB11];[Outubro.AB11];[Novembro.AB11];[Dezembro.AB11])" office:value-type="currency" office:currency="BRL" office:value="0" calcext:value-type="currency">
            <text:p>R$ 0,00</text:p>
          </table:table-cell>
          <table:table-cell table:style-name="ce212" table:formula="of:=SUM([Janeiro.AC11];[Fevereiro.AC11];[Março.AC11];[Abril.AC11];[Maio.AC11];[Junho.AC11];[Julho.AC11];[Agosto.AC11];[Setembro.AC11];[Outubro.AC11];[Novembro.AC11];[Dezembro.AC11])" office:value-type="currency" office:currency="BRL" office:value="0" calcext:value-type="currency">
            <text:p>R$ 0,00</text:p>
          </table:table-cell>
          <table:table-cell table:style-name="ce176" table:formula="of:=[.AB10]-[.AC10]" office:value-type="currency" office:currency="BRL" office:value="0" calcext:value-type="currency">
            <text:p>R$ 0,00</text:p>
          </table:table-cell>
          <table:table-cell table:style-name="ce156" table:formula="of:=[.AC10]/[.$E$27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2">
            <text:p>Educação</text:p>
          </table:table-cell>
          <table:table-cell table:style-name="ce130" office:value-type="string" calcext:value-type="string" table:number-columns-spanned="2" table:number-rows-spanned="1">
            <text:p>Material escolar</text:p>
          </table:table-cell>
          <table:covered-table-cell table:style-name="ce187"/>
          <table:table-cell table:style-name="ce212" table:formula="of:=SUM([Janeiro.AJ11];[Fevereiro.AJ11];[Março.AJ11];[Abril.AJ11];[Maio.AJ11];[Junho.AJ11];[Julho.AJ11];[Agosto.AJ11];[Setembro.AJ11];[Outubro.AJ11];[Novembro.AJ11];[Dezembro.AJ11])" office:value-type="currency" office:currency="BRL" office:value="0" calcext:value-type="currency">
            <text:p>R$ 0,00</text:p>
          </table:table-cell>
          <table:table-cell table:style-name="ce212" table:formula="of:=SUM([Janeiro.AK11];[Fevereiro.AK11];[Março.AK11];[Abril.AK11];[Maio.AK11];[Junho.AK11];[Julho.AK11];[Agosto.AK11];[Setembro.AK11];[Outubro.AK11];[Novembro.AK11];[Dezembro.AK11])" office:value-type="currency" office:currency="BRL" office:value="0" calcext:value-type="currency">
            <text:p>R$ 0,00</text:p>
          </table:table-cell>
          <table:table-cell table:style-name="ce176" table:formula="of:=[.AJ10]-[.AK10]" office:value-type="currency" office:currency="BRL" office:value="0" calcext:value-type="currency">
            <text:p>R$ 0,00</text:p>
          </table:table-cell>
          <table:table-cell table:style-name="ce156" table:formula="of:=[.AK10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Comissão</text:p>
          </table:table-cell>
          <table:covered-table-cell table:style-name="ce63"/>
          <table:table-cell table:style-name="ce86" table:formula="of:=SUM([Janeiro.D12];[Fevereiro.D12];[Março.D12];[Abril.D12];[Maio.D12];[Junho.D12];[Julho.D12];[Agosto.D12];[Setembro.D12];[Outubro.D12];[Novembro.D12];[Dezembro.D12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Educação</text:p>
          </table:table-cell>
          <table:table-cell table:style-name="ce129" office:value-type="string" calcext:value-type="string" table:number-columns-spanned="2" table:number-rows-spanned="1">
            <text:p>Colégio</text:p>
          </table:table-cell>
          <table:covered-table-cell table:style-name="ce136"/>
          <table:table-cell table:style-name="ce211" table:formula="of:=SUM([Janeiro.L12];[Fevereiro.L12];[Março.L12];[Abril.L12];[Maio.L12];[Junho.L12];[Julho.L12];[Agosto.L12];[Setembro.L12];[Outubro.L12];[Novembro.L12];[Dezembro.L12])" office:value-type="currency" office:currency="BRL" office:value="0" calcext:value-type="currency">
            <text:p>R$ 0,00</text:p>
          </table:table-cell>
          <table:table-cell table:style-name="ce211" table:formula="of:=SUM([Janeiro.M12];[Fevereiro.M12];[Março.M12];[Abril.M12];[Maio.M12];[Junho.M12];[Julho.M12];[Agosto.M12];[Setembro.M12];[Outubro.M12];[Novembro.M12];[Dezembro.M12])" office:value-type="currency" office:currency="BRL" office:value="0" calcext:value-type="currency">
            <text:p>R$ 0,00</text:p>
          </table:table-cell>
          <table:table-cell table:style-name="ce151" table:formula="of:=[.L11]-[.M11]" office:value-type="currency" office:currency="BRL" office:value="0" calcext:value-type="currency">
            <text:p>R$ 0,00</text:p>
          </table:table-cell>
          <table:table-cell table:style-name="ce155" table:formula="of:=[.M11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Internet</text:p>
          </table:table-cell>
          <table:covered-table-cell table:style-name="ce136"/>
          <table:table-cell table:style-name="ce213" table:formula="of:=SUM([Janeiro.T12];[Fevereiro.T12];[Março.T12];[Abril.T12];[Maio.T12];[Junho.T12];[Julho.T12];[Agosto.T12];[Setembro.T12];[Outubro.T12];[Novembro.T12];[Dezembro.T12])" office:value-type="currency" office:currency="BRL" office:value="0" calcext:value-type="currency">
            <text:p>R$ 0,00</text:p>
          </table:table-cell>
          <table:table-cell table:style-name="ce213" table:formula="of:=SUM([Janeiro.U12];[Fevereiro.U12];[Março.U12];[Abril.U12];[Maio.U12];[Junho.U12];[Julho.U12];[Agosto.U12];[Setembro.U12];[Outubro.U12];[Novembro.U12];[Dezembro.U12])" office:value-type="currency" office:currency="BRL" office:value="0" calcext:value-type="currency">
            <text:p>R$ 0,00</text:p>
          </table:table-cell>
          <table:table-cell table:style-name="ce175" table:formula="of:=[.T11]-[.U11]" office:value-type="currency" office:currency="BRL" office:value="0" calcext:value-type="currency">
            <text:p>R$ 0,00</text:p>
          </table:table-cell>
          <table:table-cell table:style-name="ce177" table:formula="of:=[.U11]/[.$E$27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3">
            <text:p>Vestuário</text:p>
          </table:table-cell>
          <table:table-cell table:style-name="ce183" office:value-type="string" calcext:value-type="string" table:number-columns-spanned="2" table:number-rows-spanned="1">
            <text:p>Roupas</text:p>
          </table:table-cell>
          <table:covered-table-cell table:style-name="ce187"/>
          <table:table-cell table:style-name="ce214" table:formula="of:=SUM([Janeiro.AB12];[Fevereiro.AB12];[Março.AB12];[Abril.AB12];[Maio.AB12];[Junho.AB12];[Julho.AB12];[Agosto.AB12];[Setembro.AB12];[Outubro.AB12];[Novembro.AB12];[Dezembro.AB12])" office:value-type="currency" office:currency="BRL" office:value="0" calcext:value-type="currency">
            <text:p>R$ 0,00</text:p>
          </table:table-cell>
          <table:table-cell table:style-name="ce214" table:formula="of:=SUM([Janeiro.AC12];[Fevereiro.AC12];[Março.AC12];[Abril.AC12];[Maio.AC12];[Junho.AC12];[Julho.AC12];[Agosto.AC12];[Setembro.AC12];[Outubro.AC12];[Novembro.AC12];[Dezembro.AC12])" office:value-type="currency" office:currency="BRL" office:value="0" calcext:value-type="currency">
            <text:p>R$ 0,00</text:p>
          </table:table-cell>
          <table:table-cell table:style-name="ce191" table:formula="of:=[.AB11]-[.AC11]" office:value-type="currency" office:currency="BRL" office:value="0" calcext:value-type="currency">
            <text:p>R$ 0,00</text:p>
          </table:table-cell>
          <table:table-cell table:style-name="ce192" table:formula="of:=[.AC11]/[.$E$27]" office:value-type="string" office:string-value="" calcext:value-type="error">
            <text:p>#DIV/0!</text:p>
          </table:table-cell>
          <table:table-cell table:style-name="ce70"/>
          <table:covered-table-cell table:style-name="ce196"/>
          <table:table-cell table:style-name="ce198" office:value-type="string" calcext:value-type="string" table:number-columns-spanned="2" table:number-rows-spanned="1">
            <text:p>Uniforme</text:p>
          </table:table-cell>
          <table:covered-table-cell table:style-name="ce187"/>
          <table:table-cell table:style-name="ce215" table:formula="of:=SUM([Janeiro.AJ12];[Fevereiro.AJ12];[Março.AJ12];[Abril.AJ12];[Maio.AJ12];[Junho.AJ12];[Julho.AJ12];[Agosto.AJ12];[Setembro.AJ12];[Outubro.AJ12];[Novembro.AJ12];[Dezembro.AJ12])" office:value-type="currency" office:currency="BRL" office:value="0" calcext:value-type="currency">
            <text:p>R$ 0,00</text:p>
          </table:table-cell>
          <table:table-cell table:style-name="ce215" table:formula="of:=SUM([Janeiro.AK12];[Fevereiro.AK12];[Março.AK12];[Abril.AK12];[Maio.AK12];[Junho.AK12];[Julho.AK12];[Agosto.AK12];[Setembro.AK12];[Outubro.AK12];[Novembro.AK12];[Dezembro.AK12])" office:value-type="currency" office:currency="BRL" office:value="0" calcext:value-type="currency">
            <text:p>R$ 0,00</text:p>
          </table:table-cell>
          <table:table-cell table:style-name="ce203" table:formula="of:=[.AJ11]-[.AK11]" office:value-type="currency" office:currency="BRL" office:value="0" calcext:value-type="currency">
            <text:p>R$ 0,00</text:p>
          </table:table-cell>
          <table:table-cell table:style-name="ce204" table:formula="of:=[.AK11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Rendimento da conta</text:p>
          </table:table-cell>
          <table:covered-table-cell table:style-name="ce63"/>
          <table:table-cell table:style-name="ce86" table:formula="of:=SUM([Janeiro.D13];[Fevereiro.D13];[Março.D13];[Abril.D13];[Maio.D13];[Junho.D13];[Julho.D13];[Agosto.D13];[Setembro.D13];[Outubro.D13];[Novembro.D13];[Dezembro.D13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Faculdade</text:p>
          </table:table-cell>
          <table:covered-table-cell table:style-name="ce136"/>
          <table:table-cell table:style-name="ce212" table:formula="of:=SUM([Janeiro.L13];[Fevereiro.L13];[Março.L13];[Abril.L13];[Maio.L13];[Junho.L13];[Julho.L13];[Agosto.L13];[Setembro.L13];[Outubro.L13];[Novembro.L13];[Dezembro.L13])" office:value-type="currency" office:currency="BRL" office:value="0" calcext:value-type="currency">
            <text:p>R$ 0,00</text:p>
          </table:table-cell>
          <table:table-cell table:style-name="ce212" table:formula="of:=SUM([Janeiro.M13];[Fevereiro.M13];[Março.M13];[Abril.M13];[Maio.M13];[Junho.M13];[Julho.M13];[Agosto.M13];[Setembro.M13];[Outubro.M13];[Novembro.M13];[Dezembro.M13])" office:value-type="currency" office:currency="BRL" office:value="0" calcext:value-type="currency">
            <text:p>R$ 0,00</text:p>
          </table:table-cell>
          <table:table-cell table:style-name="ce152" table:formula="of:=[.L12]-[.M12]" office:value-type="currency" office:currency="BRL" office:value="0" calcext:value-type="currency">
            <text:p>R$ 0,00</text:p>
          </table:table-cell>
          <table:table-cell table:style-name="ce156" table:formula="of:=[.M12]/[.$E$27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4">
            <text:p>Transportes</text:p>
          </table:table-cell>
          <table:table-cell table:style-name="ce130" office:value-type="string" calcext:value-type="string" table:number-columns-spanned="2" table:number-rows-spanned="1">
            <text:p>Metrô</text:p>
          </table:table-cell>
          <table:covered-table-cell table:style-name="ce136"/>
          <table:table-cell table:style-name="ce212" table:formula="of:=SUM([Janeiro.T13];[Fevereiro.T13];[Março.T13];[Abril.T13];[Maio.T13];[Junho.T13];[Julho.T13];[Agosto.T13];[Setembro.T13];[Outubro.T13];[Novembro.T13];[Dezembro.T13])" office:value-type="currency" office:currency="BRL" office:value="0" calcext:value-type="currency">
            <text:p>R$ 0,00</text:p>
          </table:table-cell>
          <table:table-cell table:style-name="ce212" table:formula="of:=SUM([Janeiro.U13];[Fevereiro.U13];[Março.U13];[Abril.U13];[Maio.U13];[Junho.U13];[Julho.U13];[Agosto.U13];[Setembro.U13];[Outubro.U13];[Novembro.U13];[Dezembro.U13])" office:value-type="currency" office:currency="BRL" office:value="0" calcext:value-type="currency">
            <text:p>R$ 0,00</text:p>
          </table:table-cell>
          <table:table-cell table:style-name="ce176" table:formula="of:=[.T12]-[.U12]" office:value-type="currency" office:currency="BRL" office:value="0" calcext:value-type="currency">
            <text:p>R$ 0,00</text:p>
          </table:table-cell>
          <table:table-cell table:style-name="ce156" table:formula="of:=[.U12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30" office:value-type="string" calcext:value-type="string" table:number-columns-spanned="2" table:number-rows-spanned="1">
            <text:p>Calçados</text:p>
          </table:table-cell>
          <table:covered-table-cell table:style-name="ce187"/>
          <table:table-cell table:style-name="ce212" table:formula="of:=SUM([Janeiro.AB13];[Fevereiro.AB13];[Março.AB13];[Abril.AB13];[Maio.AB13];[Junho.AB13];[Julho.AB13];[Agosto.AB13];[Setembro.AB13];[Outubro.AB13];[Novembro.AB13];[Dezembro.AB13])" office:value-type="currency" office:currency="BRL" office:value="0" calcext:value-type="currency">
            <text:p>R$ 0,00</text:p>
          </table:table-cell>
          <table:table-cell table:style-name="ce212" table:formula="of:=SUM([Janeiro.AC13];[Fevereiro.AC13];[Março.AC13];[Abril.AC13];[Maio.AC13];[Junho.AC13];[Julho.AC13];[Agosto.AC13];[Setembro.AC13];[Outubro.AC13];[Novembro.AC13];[Dezembro.AC13])" office:value-type="currency" office:currency="BRL" office:value="0" calcext:value-type="currency">
            <text:p>R$ 0,00</text:p>
          </table:table-cell>
          <table:table-cell table:style-name="ce176" table:formula="of:=[.AB12]-[.AC12]" office:value-type="currency" office:currency="BRL" office:value="0" calcext:value-type="currency">
            <text:p>R$ 0,00</text:p>
          </table:table-cell>
          <table:table-cell table:style-name="ce156" table:formula="of:=[.AC12]/[.$E$27]" office:value-type="string" office:string-value="" calcext:value-type="error">
            <text:p>#DIV/0!</text:p>
          </table:table-cell>
          <table:table-cell table:style-name="ce70"/>
          <table:table-cell table:style-name="ce401" office:value-type="string" calcext:value-type="string" table:number-columns-spanned="1" table:number-rows-spanned="15">
            <text:p>Outros</text:p>
          </table:table-cell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13];[Fevereiro.AJ13];[Março.AJ13];[Abril.AJ13];[Maio.AJ13];[Junho.AJ13];[Julho.AJ13];[Agosto.AJ13];[Setembro.AJ13];[Outubro.AJ13];[Novembro.AJ13];[Dezembro.AJ13])" office:value-type="currency" office:currency="BRL" office:value="0" calcext:value-type="currency">
            <text:p>R$ 0,00</text:p>
          </table:table-cell>
          <table:table-cell table:style-name="ce212" table:formula="of:=SUM([Janeiro.AK13];[Fevereiro.AK13];[Março.AK13];[Abril.AK13];[Maio.AK13];[Junho.AK13];[Julho.AK13];[Agosto.AK13];[Setembro.AK13];[Outubro.AK13];[Novembro.AK13];[Dezembro.AK13])" office:value-type="currency" office:currency="BRL" office:value="0" calcext:value-type="currency">
            <text:p>R$ 0,00</text:p>
          </table:table-cell>
          <table:table-cell table:style-name="ce176" table:formula="of:=[.AJ12]-[.AK12]" office:value-type="currency" office:currency="BRL" office:value="0" calcext:value-type="currency">
            <text:p>R$ 0,00</text:p>
          </table:table-cell>
          <table:table-cell table:style-name="ce156" table:formula="of:=[.AK12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PIS/PASEP</text:p>
          </table:table-cell>
          <table:covered-table-cell table:style-name="ce63"/>
          <table:table-cell table:style-name="ce86" table:formula="of:=SUM([Janeiro.D14];[Fevereiro.D14];[Março.D14];[Abril.D14];[Maio.D14];[Junho.D14];[Julho.D14];[Agosto.D14];[Setembro.D14];[Outubro.D14];[Novembro.D14];[Dezembro.D14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covered-table-cell table:style-name="ce125"/>
          <table:table-cell table:style-name="ce129" office:value-type="string" calcext:value-type="string" table:number-columns-spanned="2" table:number-rows-spanned="1">
            <text:p>Curso</text:p>
          </table:table-cell>
          <table:covered-table-cell table:style-name="ce136"/>
          <table:table-cell table:style-name="ce211" table:formula="of:=SUM([Janeiro.L14];[Fevereiro.L14];[Março.L14];[Abril.L14];[Maio.L14];[Junho.L14];[Julho.L14];[Agosto.L14];[Setembro.L14];[Outubro.L14];[Novembro.L14];[Dezembro.L14])" office:value-type="currency" office:currency="BRL" office:value="0" calcext:value-type="currency">
            <text:p>R$ 0,00</text:p>
          </table:table-cell>
          <table:table-cell table:style-name="ce211" table:formula="of:=SUM([Janeiro.M14];[Fevereiro.M14];[Março.M14];[Abril.M14];[Maio.M14];[Junho.M14];[Julho.M14];[Agosto.M14];[Setembro.M14];[Outubro.M14];[Novembro.M14];[Dezembro.M14])" office:value-type="currency" office:currency="BRL" office:value="0" calcext:value-type="currency">
            <text:p>R$ 0,00</text:p>
          </table:table-cell>
          <table:table-cell table:style-name="ce151" table:formula="of:=[.L13]-[.M13]" office:value-type="currency" office:currency="BRL" office:value="0" calcext:value-type="currency">
            <text:p>R$ 0,00</text:p>
          </table:table-cell>
          <table:table-cell table:style-name="ce155" table:formula="of:=[.M13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Ônibus</text:p>
          </table:table-cell>
          <table:covered-table-cell table:style-name="ce136"/>
          <table:table-cell table:style-name="ce213" table:formula="of:=SUM([Janeiro.T14];[Fevereiro.T14];[Março.T14];[Abril.T14];[Maio.T14];[Junho.T14];[Julho.T14];[Agosto.T14];[Setembro.T14];[Outubro.T14];[Novembro.T14];[Dezembro.T14])" office:value-type="currency" office:currency="BRL" office:value="0" calcext:value-type="currency">
            <text:p>R$ 0,00</text:p>
          </table:table-cell>
          <table:table-cell table:style-name="ce213" table:formula="of:=SUM([Janeiro.U14];[Fevereiro.U14];[Março.U14];[Abril.U14];[Maio.U14];[Junho.U14];[Julho.U14];[Agosto.U14];[Setembro.U14];[Outubro.U14];[Novembro.U14];[Dezembro.U14])" office:value-type="currency" office:currency="BRL" office:value="0" calcext:value-type="currency">
            <text:p>R$ 0,00</text:p>
          </table:table-cell>
          <table:table-cell table:style-name="ce175" table:formula="of:=[.T13]-[.U13]" office:value-type="currency" office:currency="BRL" office:value="0" calcext:value-type="currency">
            <text:p>R$ 0,00</text:p>
          </table:table-cell>
          <table:table-cell table:style-name="ce177" table:formula="of:=[.U13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3" office:value-type="string" calcext:value-type="string" table:number-columns-spanned="2" table:number-rows-spanned="1">
            <text:p>Acessórios</text:p>
          </table:table-cell>
          <table:covered-table-cell table:style-name="ce187"/>
          <table:table-cell table:style-name="ce214" table:formula="of:=SUM([Janeiro.AB14];[Fevereiro.AB14];[Março.AB14];[Abril.AB14];[Maio.AB14];[Junho.AB14];[Julho.AB14];[Agosto.AB14];[Setembro.AB14];[Outubro.AB14];[Novembro.AB14];[Dezembro.AB14])" office:value-type="currency" office:currency="BRL" office:value="0" calcext:value-type="currency">
            <text:p>R$ 0,00</text:p>
          </table:table-cell>
          <table:table-cell table:style-name="ce214" table:formula="of:=SUM([Janeiro.AC14];[Fevereiro.AC14];[Março.AC14];[Abril.AC14];[Maio.AC14];[Junho.AC14];[Julho.AC14];[Agosto.AC14];[Setembro.AC14];[Outubro.AC14];[Novembro.AC14];[Dezembro.AC14])" office:value-type="currency" office:currency="BRL" office:value="0" calcext:value-type="currency">
            <text:p>R$ 0,00</text:p>
          </table:table-cell>
          <table:table-cell table:style-name="ce191" table:formula="of:=[.AB13]-[.AC13]" office:value-type="currency" office:currency="BRL" office:value="0" calcext:value-type="currency">
            <text:p>R$ 0,00</text:p>
          </table:table-cell>
          <table:table-cell table:style-name="ce192" table:formula="of:=[.AC13]/[.$E$27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14];[Fevereiro.AJ14];[Março.AJ14];[Abril.AJ14];[Maio.AJ14];[Junho.AJ14];[Julho.AJ14];[Agosto.AJ14];[Setembro.AJ14];[Outubro.AJ14];[Novembro.AJ14];[Dezembro.AJ14])" office:value-type="currency" office:currency="BRL" office:value="0" calcext:value-type="currency">
            <text:p>R$ 0,00</text:p>
          </table:table-cell>
          <table:table-cell table:style-name="ce215" table:formula="of:=SUM([Janeiro.AK14];[Fevereiro.AK14];[Março.AK14];[Abril.AK14];[Maio.AK14];[Junho.AK14];[Julho.AK14];[Agosto.AK14];[Setembro.AK14];[Outubro.AK14];[Novembro.AK14];[Dezembro.AK14])" office:value-type="currency" office:currency="BRL" office:value="0" calcext:value-type="currency">
            <text:p>R$ 0,00</text:p>
          </table:table-cell>
          <table:table-cell table:style-name="ce203" table:formula="of:=[.AJ13]-[.AK13]" office:value-type="currency" office:currency="BRL" office:value="0" calcext:value-type="currency">
            <text:p>R$ 0,00</text:p>
          </table:table-cell>
          <table:table-cell table:style-name="ce204" table:formula="of:=[.AK13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Horas extras</text:p>
          </table:table-cell>
          <table:covered-table-cell table:style-name="ce63"/>
          <table:table-cell table:style-name="ce86" table:formula="of:=SUM([Janeiro.D15];[Fevereiro.D15];[Março.D15];[Abril.D15];[Maio.D15];[Junho.D15];[Julho.D15];[Agosto.D15];[Setembro.D15];[Outubro.D15];[Novembro.D15];[Dezembro.D15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/>
          <table:table-cell table:style-name="ce70"/>
          <table:table-cell table:style-name="ce328" office:value-type="string" calcext:value-type="string" table:number-columns-spanned="1" table:number-rows-spanned="3">
            <text:p>Transporte</text:p>
          </table:table-cell>
          <table:table-cell table:style-name="ce130" office:value-type="string" calcext:value-type="string" table:number-columns-spanned="2" table:number-rows-spanned="1">
            <text:p>Prestação do carro</text:p>
          </table:table-cell>
          <table:covered-table-cell table:style-name="ce136"/>
          <table:table-cell table:style-name="ce212" table:formula="of:=SUM([Janeiro.L15];[Fevereiro.L15];[Março.L15];[Abril.L15];[Maio.L15];[Junho.L15];[Julho.L15];[Agosto.L15];[Setembro.L15];[Outubro.L15];[Novembro.L15];[Dezembro.L15])" office:value-type="currency" office:currency="BRL" office:value="0" calcext:value-type="currency">
            <text:p>R$ 0,00</text:p>
          </table:table-cell>
          <table:table-cell table:style-name="ce212" table:formula="of:=SUM([Janeiro.M15];[Fevereiro.M15];[Março.M15];[Abril.M15];[Maio.M15];[Junho.M15];[Julho.M15];[Agosto.M15];[Setembro.M15];[Outubro.M15];[Novembro.M15];[Dezembro.M15])" office:value-type="currency" office:currency="BRL" office:value="0" calcext:value-type="currency">
            <text:p>R$ 0,00</text:p>
          </table:table-cell>
          <table:table-cell table:style-name="ce152" table:formula="of:=[.L14]-[.M14]" office:value-type="currency" office:currency="BRL" office:value="0" calcext:value-type="currency">
            <text:p>R$ 0,00</text:p>
          </table:table-cell>
          <table:table-cell table:style-name="ce156" table:formula="of:=[.M14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30" office:value-type="string" calcext:value-type="string" table:number-columns-spanned="2" table:number-rows-spanned="1">
            <text:p>Combustível</text:p>
          </table:table-cell>
          <table:covered-table-cell table:style-name="ce136"/>
          <table:table-cell table:style-name="ce212" table:formula="of:=SUM([Janeiro.T15];[Fevereiro.T15];[Março.T15];[Abril.T15];[Maio.T15];[Junho.T15];[Julho.T15];[Agosto.T15];[Setembro.T15];[Outubro.T15];[Novembro.T15];[Dezembro.T15])" office:value-type="currency" office:currency="BRL" office:value="0" calcext:value-type="currency">
            <text:p>R$ 0,00</text:p>
          </table:table-cell>
          <table:table-cell table:style-name="ce212" table:formula="of:=SUM([Janeiro.U15];[Fevereiro.U15];[Março.U15];[Abril.U15];[Maio.U15];[Junho.U15];[Julho.U15];[Agosto.U15];[Setembro.U15];[Outubro.U15];[Novembro.U15];[Dezembro.U15])" office:value-type="currency" office:currency="BRL" office:value="0" calcext:value-type="currency">
            <text:p>R$ 0,00</text:p>
          </table:table-cell>
          <table:table-cell table:style-name="ce176" table:formula="of:=[.T14]-[.U14]" office:value-type="currency" office:currency="BRL" office:value="0" calcext:value-type="currency">
            <text:p>R$ 0,00</text:p>
          </table:table-cell>
          <table:table-cell table:style-name="ce156" table:formula="of:=[.U14]/[.$E$27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Educação</text:p>
          </table:table-cell>
          <table:table-cell table:style-name="ce166" office:value-type="string" calcext:value-type="string" table:number-columns-spanned="2" table:number-rows-spanned="1">
            <text:p>Livros</text:p>
          </table:table-cell>
          <table:covered-table-cell table:style-name="ce187"/>
          <table:table-cell table:style-name="ce212" table:formula="of:=SUM([Janeiro.AB15];[Fevereiro.AB15];[Março.AB15];[Abril.AB15];[Maio.AB15];[Junho.AB15];[Julho.AB15];[Agosto.AB15];[Setembro.AB15];[Outubro.AB15];[Novembro.AB15];[Dezembro.AB15])" office:value-type="currency" office:currency="BRL" office:value="0" calcext:value-type="currency">
            <text:p>R$ 0,00</text:p>
          </table:table-cell>
          <table:table-cell table:style-name="ce212" table:formula="of:=SUM([Janeiro.AC15];[Fevereiro.AC15];[Março.AC15];[Abril.AC15];[Maio.AC15];[Junho.AC15];[Julho.AC15];[Agosto.AC15];[Setembro.AC15];[Outubro.AC15];[Novembro.AC15];[Dezembro.AC15])" office:value-type="currency" office:currency="BRL" office:value="0" calcext:value-type="currency">
            <text:p>R$ 0,00</text:p>
          </table:table-cell>
          <table:table-cell table:style-name="ce176" table:formula="of:=[.AB14]-[.AC14]" office:value-type="currency" office:currency="BRL" office:value="0" calcext:value-type="currency">
            <text:p>R$ 0,00</text:p>
          </table:table-cell>
          <table:table-cell table:style-name="ce156" table:formula="of:=[.AC14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15];[Fevereiro.AJ15];[Março.AJ15];[Abril.AJ15];[Maio.AJ15];[Junho.AJ15];[Julho.AJ15];[Agosto.AJ15];[Setembro.AJ15];[Outubro.AJ15];[Novembro.AJ15];[Dezembro.AJ15])" office:value-type="currency" office:currency="BRL" office:value="0" calcext:value-type="currency">
            <text:p>R$ 0,00</text:p>
          </table:table-cell>
          <table:table-cell table:style-name="ce212" table:formula="of:=SUM([Janeiro.AK15];[Fevereiro.AK15];[Março.AK15];[Abril.AK15];[Maio.AK15];[Junho.AK15];[Julho.AK15];[Agosto.AK15];[Setembro.AK15];[Outubro.AK15];[Novembro.AK15];[Dezembro.AK15])" office:value-type="currency" office:currency="BRL" office:value="0" calcext:value-type="currency">
            <text:p>R$ 0,00</text:p>
          </table:table-cell>
          <table:table-cell table:style-name="ce176" table:formula="of:=[.AJ14]-[.AK14]" office:value-type="currency" office:currency="BRL" office:value="0" calcext:value-type="currency">
            <text:p>R$ 0,00</text:p>
          </table:table-cell>
          <table:table-cell table:style-name="ce156" table:formula="of:=[.AK14]/[.$E$27]" office:value-type="string" office:string-value="" calcext:value-type="error">
            <text:p>#DIV/0!</text:p>
          </table:table-cell>
          <table:table-cell table:style-name="ce206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13º</text:p>
          </table:table-cell>
          <table:covered-table-cell table:style-name="ce63"/>
          <table:table-cell table:style-name="ce86" table:formula="of:=SUM([Janeiro.D16];[Fevereiro.D16];[Março.D16];[Abril.D16];[Maio.D16];[Junho.D16];[Julho.D16];[Agosto.D16];[Setembro.D16];[Outubro.D16];[Novembro.D16];[Dezembro.D16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29" office:value-type="string" calcext:value-type="string" table:number-columns-spanned="2" table:number-rows-spanned="1">
            <text:p>Seguro do carro</text:p>
          </table:table-cell>
          <table:covered-table-cell table:style-name="ce136"/>
          <table:table-cell table:style-name="ce211" table:formula="of:=SUM([Janeiro.L16];[Fevereiro.L16];[Março.L16];[Abril.L16];[Maio.L16];[Junho.L16];[Julho.L16];[Agosto.L16];[Setembro.L16];[Outubro.L16];[Novembro.L16];[Dezembro.L16])" office:value-type="currency" office:currency="BRL" office:value="0" calcext:value-type="currency">
            <text:p>R$ 0,00</text:p>
          </table:table-cell>
          <table:table-cell table:style-name="ce211" table:formula="of:=SUM([Janeiro.M16];[Fevereiro.M16];[Março.M16];[Abril.M16];[Maio.M16];[Junho.M16];[Julho.M16];[Agosto.M16];[Setembro.M16];[Outubro.M16];[Novembro.M16];[Dezembro.M16])" office:value-type="currency" office:currency="BRL" office:value="0" calcext:value-type="currency">
            <text:p>R$ 0,00</text:p>
          </table:table-cell>
          <table:table-cell table:style-name="ce151" table:formula="of:=[.L15]-[.M15]" office:value-type="currency" office:currency="BRL" office:value="0" calcext:value-type="currency">
            <text:p>R$ 0,00</text:p>
          </table:table-cell>
          <table:table-cell table:style-name="ce155" table:formula="of:=[.M15]/[.$E$27]" office:value-type="string" office:string-value="" calcext:value-type="error">
            <text:p>#DIV/0!</text:p>
          </table:table-cell>
          <table:table-cell/>
          <table:covered-table-cell table:style-name="ce160"/>
          <table:table-cell table:style-name="ce165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213" table:formula="of:=SUM([Janeiro.T16];[Fevereiro.T16];[Março.T16];[Abril.T16];[Maio.T16];[Junho.T16];[Julho.T16];[Agosto.T16];[Setembro.T16];[Outubro.T16];[Novembro.T16];[Dezembro.T16])" office:value-type="currency" office:currency="BRL" office:value="0" calcext:value-type="currency">
            <text:p>R$ 0,00</text:p>
          </table:table-cell>
          <table:table-cell table:style-name="ce213" table:formula="of:=SUM([Janeiro.U16];[Fevereiro.U16];[Março.U16];[Abril.U16];[Maio.U16];[Junho.U16];[Julho.U16];[Agosto.U16];[Setembro.U16];[Outubro.U16];[Novembro.U16];[Dezembro.U16])" office:value-type="currency" office:currency="BRL" office:value="0" calcext:value-type="currency">
            <text:p>R$ 0,00</text:p>
          </table:table-cell>
          <table:table-cell table:style-name="ce175" table:formula="of:=[.T15]-[.U15]" office:value-type="currency" office:currency="BRL" office:value="0" calcext:value-type="currency">
            <text:p>R$ 0,00</text:p>
          </table:table-cell>
          <table:table-cell table:style-name="ce177" table:formula="of:=[.U15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Foto Copias</text:p>
          </table:table-cell>
          <table:covered-table-cell table:style-name="ce187"/>
          <table:table-cell table:style-name="ce214" table:formula="of:=SUM([Janeiro.AB16];[Fevereiro.AB16];[Março.AB16];[Abril.AB16];[Maio.AB16];[Junho.AB16];[Julho.AB16];[Agosto.AB16];[Setembro.AB16];[Outubro.AB16];[Novembro.AB16];[Dezembro.AB16])" office:value-type="currency" office:currency="BRL" office:value="0" calcext:value-type="currency">
            <text:p>R$ 0,00</text:p>
          </table:table-cell>
          <table:table-cell table:style-name="ce214" table:formula="of:=SUM([Janeiro.AC16];[Fevereiro.AC16];[Março.AC16];[Abril.AC16];[Maio.AC16];[Junho.AC16];[Julho.AC16];[Agosto.AC16];[Setembro.AC16];[Outubro.AC16];[Novembro.AC16];[Dezembro.AC16])" office:value-type="currency" office:currency="BRL" office:value="0" calcext:value-type="currency">
            <text:p>R$ 0,00</text:p>
          </table:table-cell>
          <table:table-cell table:style-name="ce191" table:formula="of:=[.AB15]-[.AC15]" office:value-type="currency" office:currency="BRL" office:value="0" calcext:value-type="currency">
            <text:p>R$ 0,00</text:p>
          </table:table-cell>
          <table:table-cell table:style-name="ce192" table:formula="of:=[.AC15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16];[Fevereiro.AJ16];[Março.AJ16];[Abril.AJ16];[Maio.AJ16];[Junho.AJ16];[Julho.AJ16];[Agosto.AJ16];[Setembro.AJ16];[Outubro.AJ16];[Novembro.AJ16];[Dezembro.AJ16])" office:value-type="currency" office:currency="BRL" office:value="0" calcext:value-type="currency">
            <text:p>R$ 0,00</text:p>
          </table:table-cell>
          <table:table-cell table:style-name="ce215" table:formula="of:=SUM([Janeiro.AK16];[Fevereiro.AK16];[Março.AK16];[Abril.AK16];[Maio.AK16];[Junho.AK16];[Julho.AK16];[Agosto.AK16];[Setembro.AK16];[Outubro.AK16];[Novembro.AK16];[Dezembro.AK16])" office:value-type="currency" office:currency="BRL" office:value="0" calcext:value-type="currency">
            <text:p>R$ 0,00</text:p>
          </table:table-cell>
          <table:table-cell table:style-name="ce203" table:formula="of:=[.AJ15]-[.AK15]" office:value-type="currency" office:currency="BRL" office:value="0" calcext:value-type="currency">
            <text:p>R$ 0,00</text:p>
          </table:table-cell>
          <table:table-cell table:style-name="ce204" table:formula="of:=[.AK15]/[.$E$27]" office:value-type="string" office:string-value="" calcext:value-type="error">
            <text:p>#DIV/0!</text:p>
          </table:table-cell>
          <table:table-cell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Saldo do Mês Anterior</text:p>
          </table:table-cell>
          <table:covered-table-cell table:style-name="ce63"/>
          <table:table-cell table:style-name="ce86" table:formula="of:=SUM([Janeiro.D17];[Fevereiro.D17];[Março.D17];[Abril.D17];[Maio.D17];[Junho.D17];[Julho.D17];[Agosto.D17];[Setembro.D17];[Outubro.D17];[Novembro.D17];[Dezembro.D17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Estacionamento</text:p>
          </table:table-cell>
          <table:covered-table-cell table:style-name="ce136"/>
          <table:table-cell table:style-name="ce212" table:formula="of:=SUM([Janeiro.L17];[Fevereiro.L17];[Março.L17];[Abril.L17];[Maio.L17];[Junho.L17];[Julho.L17];[Agosto.L17];[Setembro.L17];[Outubro.L17];[Novembro.L17];[Dezembro.L17])" office:value-type="currency" office:currency="BRL" office:value="0" calcext:value-type="currency">
            <text:p>R$ 0,00</text:p>
          </table:table-cell>
          <table:table-cell table:style-name="ce212" table:formula="of:=SUM([Janeiro.M17];[Fevereiro.M17];[Março.M17];[Abril.M17];[Maio.M17];[Junho.M17];[Julho.M17];[Agosto.M17];[Setembro.M17];[Outubro.M17];[Novembro.M17];[Dezembro.M17])" office:value-type="currency" office:currency="BRL" office:value="0" calcext:value-type="currency">
            <text:p>R$ 0,00</text:p>
          </table:table-cell>
          <table:table-cell table:style-name="ce152" table:formula="of:=[.L16]-[.M16]" office:value-type="currency" office:currency="BRL" office:value="0" calcext:value-type="currency">
            <text:p>R$ 0,00</text:p>
          </table:table-cell>
          <table:table-cell table:style-name="ce156" table:formula="of:=[.M16]/[.$E$27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3">
            <text:p>Alimentação</text:p>
          </table:table-cell>
          <table:table-cell table:style-name="ce130" office:value-type="string" calcext:value-type="string" table:number-columns-spanned="2" table:number-rows-spanned="1">
            <text:p>Supermercado</text:p>
          </table:table-cell>
          <table:covered-table-cell table:style-name="ce136"/>
          <table:table-cell table:style-name="ce212" table:formula="of:=SUM([Janeiro.T17];[Fevereiro.T17];[Março.T17];[Abril.T17];[Maio.T17];[Junho.T17];[Julho.T17];[Agosto.T17];[Setembro.T17];[Outubro.T17];[Novembro.T17];[Dezembro.T17])" office:value-type="currency" office:currency="BRL" office:value="0" calcext:value-type="currency">
            <text:p>R$ 0,00</text:p>
          </table:table-cell>
          <table:table-cell table:style-name="ce212" table:formula="of:=SUM([Janeiro.U17];[Fevereiro.U17];[Março.U17];[Abril.U17];[Maio.U17];[Junho.U17];[Julho.U17];[Agosto.U17];[Setembro.U17];[Outubro.U17];[Novembro.U17];[Dezembro.U17])" office:value-type="currency" office:currency="BRL" office:value="0" calcext:value-type="currency">
            <text:p>R$ 0,00</text:p>
          </table:table-cell>
          <table:table-cell table:style-name="ce176" table:formula="of:=[.T16]-[.U16]" office:value-type="currency" office:currency="BRL" office:value="0" calcext:value-type="currency">
            <text:p>R$ 0,00</text:p>
          </table:table-cell>
          <table:table-cell table:style-name="ce156" table:formula="of:=[.U16]/[.$E$27]" office:value-type="string" office:string-value="" calcext:value-type="error">
            <text:p>#DIV/0!</text:p>
          </table:table-cell>
          <table:table-cell table:style-name="ce70"/>
          <table:table-cell table:style-name="ce328" office:value-type="string" calcext:value-type="string" table:number-columns-spanned="1" table:number-rows-spanned="2">
            <text:p>Habitação</text:p>
          </table:table-cell>
          <table:table-cell table:style-name="ce166" office:value-type="string" calcext:value-type="string" table:number-columns-spanned="2" table:number-rows-spanned="1">
            <text:p>Reforma</text:p>
          </table:table-cell>
          <table:covered-table-cell table:style-name="ce187"/>
          <table:table-cell table:style-name="ce212" table:formula="of:=SUM([Janeiro.AB17];[Fevereiro.AB17];[Março.AB17];[Abril.AB17];[Maio.AB17];[Junho.AB17];[Julho.AB17];[Agosto.AB17];[Setembro.AB17];[Outubro.AB17];[Novembro.AB17];[Dezembro.AB17])" office:value-type="currency" office:currency="BRL" office:value="0" calcext:value-type="currency">
            <text:p>R$ 0,00</text:p>
          </table:table-cell>
          <table:table-cell table:style-name="ce212" table:formula="of:=SUM([Janeiro.AC17];[Fevereiro.AC17];[Março.AC17];[Abril.AC17];[Maio.AC17];[Junho.AC17];[Julho.AC17];[Agosto.AC17];[Setembro.AC17];[Outubro.AC17];[Novembro.AC17];[Dezembro.AC17])" office:value-type="currency" office:currency="BRL" office:value="0" calcext:value-type="currency">
            <text:p>R$ 0,00</text:p>
          </table:table-cell>
          <table:table-cell table:style-name="ce176" table:formula="of:=[.AB16]-[.AC16]" office:value-type="currency" office:currency="BRL" office:value="0" calcext:value-type="currency">
            <text:p>R$ 0,00</text:p>
          </table:table-cell>
          <table:table-cell table:style-name="ce156" table:formula="of:=[.AC16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17];[Fevereiro.AJ17];[Março.AJ17];[Abril.AJ17];[Maio.AJ17];[Junho.AJ17];[Julho.AJ17];[Agosto.AJ17];[Setembro.AJ17];[Outubro.AJ17];[Novembro.AJ17];[Dezembro.AJ17])" office:value-type="currency" office:currency="BRL" office:value="0" calcext:value-type="currency">
            <text:p>R$ 0,00</text:p>
          </table:table-cell>
          <table:table-cell table:style-name="ce212" table:formula="of:=SUM([Janeiro.AK17];[Fevereiro.AK17];[Março.AK17];[Abril.AK17];[Maio.AK17];[Junho.AK17];[Julho.AK17];[Agosto.AK17];[Setembro.AK17];[Outubro.AK17];[Novembro.AK17];[Dezembro.AK17])" office:value-type="currency" office:currency="BRL" office:value="0" calcext:value-type="currency">
            <text:p>R$ 0,00</text:p>
          </table:table-cell>
          <table:table-cell table:style-name="ce176" table:formula="of:=[.AJ16]-[.AK16]" office:value-type="currency" office:currency="BRL" office:value="0" calcext:value-type="currency">
            <text:p>R$ 0,00</text:p>
          </table:table-cell>
          <table:table-cell table:style-name="ce156" table:formula="of:=[.AK16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7"/>
          <table:table-cell table:style-name="ce41" office:value-type="string" calcext:value-type="string" table:number-columns-spanned="2" table:number-rows-spanned="1">
            <text:p>Outros</text:p>
          </table:table-cell>
          <table:covered-table-cell table:style-name="ce63"/>
          <table:table-cell table:style-name="ce86" table:formula="of:=SUM([Janeiro.D18];[Fevereiro.D18];[Março.D18];[Abril.D18];[Maio.D18];[Junho.D18];[Julho.D18];[Agosto.D18];[Setembro.D18];[Outubro.D18];[Novembro.D18];[Dezembro.D18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table-cell table:style-name="ce328" office:value-type="string" calcext:value-type="string" table:number-columns-spanned="1" table:number-rows-spanned="3">
            <text:p>Saúde</text:p>
          </table:table-cell>
          <table:table-cell table:style-name="ce129" office:value-type="string" calcext:value-type="string" table:number-columns-spanned="2" table:number-rows-spanned="1">
            <text:p>Plano de saúde</text:p>
          </table:table-cell>
          <table:covered-table-cell table:style-name="ce136"/>
          <table:table-cell table:style-name="ce211" table:formula="of:=SUM([Janeiro.L18];[Fevereiro.L18];[Março.L18];[Abril.L18];[Maio.L18];[Junho.L18];[Julho.L18];[Agosto.L18];[Setembro.L18];[Outubro.L18];[Novembro.L18];[Dezembro.L18])" office:value-type="currency" office:currency="BRL" office:value="0" calcext:value-type="currency">
            <text:p>R$ 0,00</text:p>
          </table:table-cell>
          <table:table-cell table:style-name="ce211" table:formula="of:=SUM([Janeiro.M18];[Fevereiro.M18];[Março.M18];[Abril.M18];[Maio.M18];[Junho.M18];[Julho.M18];[Agosto.M18];[Setembro.M18];[Outubro.M18];[Novembro.M18];[Dezembro.M18])" office:value-type="currency" office:currency="BRL" office:value="0" calcext:value-type="currency">
            <text:p>R$ 0,00</text:p>
          </table:table-cell>
          <table:table-cell table:style-name="ce151" table:formula="of:=[.L17]-[.M17]" office:value-type="currency" office:currency="BRL" office:value="0" calcext:value-type="currency">
            <text:p>R$ 0,00</text:p>
          </table:table-cell>
          <table:table-cell table:style-name="ce155" table:formula="of:=[.M17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Feira</text:p>
          </table:table-cell>
          <table:covered-table-cell table:style-name="ce136"/>
          <table:table-cell table:style-name="ce213" table:formula="of:=SUM([Janeiro.T18];[Fevereiro.T18];[Março.T18];[Abril.T18];[Maio.T18];[Junho.T18];[Julho.T18];[Agosto.T18];[Setembro.T18];[Outubro.T18];[Novembro.T18];[Dezembro.T18])" office:value-type="currency" office:currency="BRL" office:value="0" calcext:value-type="currency">
            <text:p>R$ 0,00</text:p>
          </table:table-cell>
          <table:table-cell table:style-name="ce213" table:formula="of:=SUM([Janeiro.U18];[Fevereiro.U18];[Março.U18];[Abril.U18];[Maio.U18];[Junho.U18];[Julho.U18];[Agosto.U18];[Setembro.U18];[Outubro.U18];[Novembro.U18];[Dezembro.U18])" office:value-type="currency" office:currency="BRL" office:value="0" calcext:value-type="currency">
            <text:p>R$ 0,00</text:p>
          </table:table-cell>
          <table:table-cell table:style-name="ce175" table:formula="of:=[.T17]-[.U17]" office:value-type="currency" office:currency="BRL" office:value="0" calcext:value-type="currency">
            <text:p>R$ 0,00</text:p>
          </table:table-cell>
          <table:table-cell table:style-name="ce177" table:formula="of:=[.U17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Ampliação</text:p>
          </table:table-cell>
          <table:covered-table-cell table:style-name="ce187"/>
          <table:table-cell table:style-name="ce214" table:formula="of:=SUM([Janeiro.AB18];[Fevereiro.AB18];[Março.AB18];[Abril.AB18];[Maio.AB18];[Junho.AB18];[Julho.AB18];[Agosto.AB18];[Setembro.AB18];[Outubro.AB18];[Novembro.AB18];[Dezembro.AB18])" office:value-type="currency" office:currency="BRL" office:value="0" calcext:value-type="currency">
            <text:p>R$ 0,00</text:p>
          </table:table-cell>
          <table:table-cell table:style-name="ce214" table:formula="of:=SUM([Janeiro.AC18];[Fevereiro.AC18];[Março.AC18];[Abril.AC18];[Maio.AC18];[Junho.AC18];[Julho.AC18];[Agosto.AC18];[Setembro.AC18];[Outubro.AC18];[Novembro.AC18];[Dezembro.AC18])" office:value-type="currency" office:currency="BRL" office:value="0" calcext:value-type="currency">
            <text:p>R$ 0,00</text:p>
          </table:table-cell>
          <table:table-cell table:style-name="ce191" table:formula="of:=[.AB17]-[.AC17]" office:value-type="currency" office:currency="BRL" office:value="0" calcext:value-type="currency">
            <text:p>R$ 0,00</text:p>
          </table:table-cell>
          <table:table-cell table:style-name="ce192" table:formula="of:=[.AC17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18];[Fevereiro.AJ18];[Março.AJ18];[Abril.AJ18];[Maio.AJ18];[Junho.AJ18];[Julho.AJ18];[Agosto.AJ18];[Setembro.AJ18];[Outubro.AJ18];[Novembro.AJ18];[Dezembro.AJ18])" office:value-type="currency" office:currency="BRL" office:value="0" calcext:value-type="currency">
            <text:p>R$ 0,00</text:p>
          </table:table-cell>
          <table:table-cell table:style-name="ce215" table:formula="of:=SUM([Janeiro.AK18];[Fevereiro.AK18];[Março.AK18];[Abril.AK18];[Maio.AK18];[Junho.AK18];[Julho.AK18];[Agosto.AK18];[Setembro.AK18];[Outubro.AK18];[Novembro.AK18];[Dezembro.AK18])" office:value-type="currency" office:currency="BRL" office:value="0" calcext:value-type="currency">
            <text:p>R$ 0,00</text:p>
          </table:table-cell>
          <table:table-cell table:style-name="ce203" table:formula="of:=[.AJ17]-[.AK17]" office:value-type="currency" office:currency="BRL" office:value="0" calcext:value-type="currency">
            <text:p>R$ 0,00</text:p>
          </table:table-cell>
          <table:table-cell table:style-name="ce204" table:formula="of:=[.AK17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9" office:value-type="string" calcext:value-type="string">
            <text:p>TOTAL</text:p>
          </table:table-cell>
          <table:table-cell table:style-name="ce42" table:formula="of:=SUM([.D5:.D17])" office:value-type="currency" office:currency="BRL" office:value="0" calcext:value-type="currency" table:number-columns-spanned="4" table:number-rows-spanned="1">
            <text:p>R$ 0,00</text:p>
          </table:table-cell>
          <table:covered-table-cell table:style-name="ce70"/>
          <table:covered-table-cell table:number-columns-repeated="2" table:style-name="ce221"/>
          <table:table-cell table:style-name="ce107" office:value-type="float" office:value="2000" calcext:value-type="float">
            <text:p>2000</text:p>
          </table:table-cell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Seguro saúde</text:p>
          </table:table-cell>
          <table:covered-table-cell table:style-name="ce136"/>
          <table:table-cell table:style-name="ce212" table:formula="of:=SUM([Janeiro.L19];[Fevereiro.L19];[Março.L19];[Abril.L19];[Maio.L19];[Junho.L19];[Julho.L19];[Agosto.L19];[Setembro.L19];[Outubro.L19];[Novembro.L19];[Dezembro.L19])" office:value-type="currency" office:currency="BRL" office:value="0" calcext:value-type="currency">
            <text:p>R$ 0,00</text:p>
          </table:table-cell>
          <table:table-cell table:style-name="ce212" table:formula="of:=SUM([Janeiro.M19];[Fevereiro.M19];[Março.M19];[Abril.M19];[Maio.M19];[Junho.M19];[Julho.M19];[Agosto.M19];[Setembro.M19];[Outubro.M19];[Novembro.M19];[Dezembro.M19])" office:value-type="currency" office:currency="BRL" office:value="0" calcext:value-type="currency">
            <text:p>R$ 0,00</text:p>
          </table:table-cell>
          <table:table-cell table:style-name="ce152" table:formula="of:=[.L18]-[.M18]" office:value-type="currency" office:currency="BRL" office:value="0" calcext:value-type="currency">
            <text:p>R$ 0,00</text:p>
          </table:table-cell>
          <table:table-cell table:style-name="ce156" table:formula="of:=[.M18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Padaria</text:p>
          </table:table-cell>
          <table:covered-table-cell table:style-name="ce136"/>
          <table:table-cell table:style-name="ce212" table:formula="of:=SUM([Janeiro.T19];[Fevereiro.T19];[Março.T19];[Abril.T19];[Maio.T19];[Junho.T19];[Julho.T19];[Agosto.T19];[Setembro.T19];[Outubro.T19];[Novembro.T19];[Dezembro.T19])" office:value-type="currency" office:currency="BRL" office:value="0" calcext:value-type="currency">
            <text:p>R$ 0,00</text:p>
          </table:table-cell>
          <table:table-cell table:style-name="ce212" table:formula="of:=SUM([Janeiro.U19];[Fevereiro.U19];[Março.U19];[Abril.U19];[Maio.U19];[Junho.U19];[Julho.U19];[Agosto.U19];[Setembro.U19];[Outubro.U19];[Novembro.U19];[Dezembro.U19])" office:value-type="currency" office:currency="BRL" office:value="0" calcext:value-type="currency">
            <text:p>R$ 0,00</text:p>
          </table:table-cell>
          <table:table-cell table:style-name="ce176" table:formula="of:=[.T18]-[.U18]" office:value-type="currency" office:currency="BRL" office:value="0" calcext:value-type="currency">
            <text:p>R$ 0,00</text:p>
          </table:table-cell>
          <table:table-cell table:style-name="ce156" table:formula="of:=[.U18]/[.$E$27]" office:value-type="string" office:string-value="" calcext:value-type="error">
            <text:p>#DIV/0!</text:p>
          </table:table-cell>
          <table:table-cell table:style-name="ce70"/>
          <table:table-cell table:style-name="ce181" office:value-type="string" calcext:value-type="string" table:number-columns-spanned="1" table:number-rows-spanned="6">
            <text:p>Crediário</text:p>
          </table:table-cell>
          <table:table-cell table:style-name="ce186" office:value-type="string" calcext:value-type="string" table:number-columns-spanned="2" table:number-rows-spanned="1">
            <text:p>Eletroeletrônicos</text:p>
          </table:table-cell>
          <table:covered-table-cell table:style-name="ce187"/>
          <table:table-cell table:style-name="ce212" table:formula="of:=SUM([Janeiro.AB19];[Fevereiro.AB19];[Março.AB19];[Abril.AB19];[Maio.AB19];[Junho.AB19];[Julho.AB19];[Agosto.AB19];[Setembro.AB19];[Outubro.AB19];[Novembro.AB19];[Dezembro.AB19])" office:value-type="currency" office:currency="BRL" office:value="0" calcext:value-type="currency">
            <text:p>R$ 0,00</text:p>
          </table:table-cell>
          <table:table-cell table:style-name="ce212" table:formula="of:=SUM([Janeiro.AC19];[Fevereiro.AC19];[Março.AC19];[Abril.AC19];[Maio.AC19];[Junho.AC19];[Julho.AC19];[Agosto.AC19];[Setembro.AC19];[Outubro.AC19];[Novembro.AC19];[Dezembro.AC19])" office:value-type="currency" office:currency="BRL" office:value="0" calcext:value-type="currency">
            <text:p>R$ 0,00</text:p>
          </table:table-cell>
          <table:table-cell table:style-name="ce176" table:formula="of:=[.AB18]-[.AC18]" office:value-type="currency" office:currency="BRL" office:value="0" calcext:value-type="currency">
            <text:p>R$ 0,00</text:p>
          </table:table-cell>
          <table:table-cell table:style-name="ce156" table:formula="of:=[.AC18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19];[Fevereiro.AJ19];[Março.AJ19];[Abril.AJ19];[Maio.AJ19];[Junho.AJ19];[Julho.AJ19];[Agosto.AJ19];[Setembro.AJ19];[Outubro.AJ19];[Novembro.AJ19];[Dezembro.AJ19])" office:value-type="currency" office:currency="BRL" office:value="0" calcext:value-type="currency">
            <text:p>R$ 0,00</text:p>
          </table:table-cell>
          <table:table-cell table:style-name="ce212" table:formula="of:=SUM([Janeiro.AK19];[Fevereiro.AK19];[Março.AK19];[Abril.AK19];[Maio.AK19];[Junho.AK19];[Julho.AK19];[Agosto.AK19];[Setembro.AK19];[Outubro.AK19];[Novembro.AK19];[Dezembro.AK19])" office:value-type="currency" office:currency="BRL" office:value="0" calcext:value-type="currency">
            <text:p>R$ 0,00</text:p>
          </table:table-cell>
          <table:table-cell table:style-name="ce176" table:formula="of:=[.AJ18]-[.AK18]" office:value-type="currency" office:currency="BRL" office:value="0" calcext:value-type="currency">
            <text:p>R$ 0,00</text:p>
          </table:table-cell>
          <table:table-cell table:style-name="ce156" table:formula="of:=[.AK18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covered-table-cell table:style-name="ce125"/>
          <table:table-cell table:style-name="ce131" office:value-type="string" calcext:value-type="string" table:number-columns-spanned="2" table:number-rows-spanned="1">
            <text:p>Plano Dentário</text:p>
          </table:table-cell>
          <table:covered-table-cell table:style-name="ce136"/>
          <table:table-cell table:style-name="ce211" table:formula="of:=SUM([Janeiro.L20];[Fevereiro.L20];[Março.L20];[Abril.L20];[Maio.L20];[Junho.L20];[Julho.L20];[Agosto.L20];[Setembro.L20];[Outubro.L20];[Novembro.L20];[Dezembro.L20])" office:value-type="currency" office:currency="BRL" office:value="0" calcext:value-type="currency">
            <text:p>R$ 0,00</text:p>
          </table:table-cell>
          <table:table-cell table:style-name="ce211" table:formula="of:=SUM([Janeiro.M20];[Fevereiro.M20];[Março.M20];[Abril.M20];[Maio.M20];[Junho.M20];[Julho.M20];[Agosto.M20];[Setembro.M20];[Outubro.M20];[Novembro.M20];[Dezembro.M20])" office:value-type="currency" office:currency="BRL" office:value="0" calcext:value-type="currency">
            <text:p>R$ 0,00</text:p>
          </table:table-cell>
          <table:table-cell table:style-name="ce151" table:formula="of:=[.L19]-[.M19]" office:value-type="currency" office:currency="BRL" office:value="0" calcext:value-type="currency">
            <text:p>R$ 0,00</text:p>
          </table:table-cell>
          <table:table-cell table:style-name="ce155" table:formula="of:=[.M19]/[.$E$27]" office:value-type="string" office:string-value="" calcext:value-type="error">
            <text:p>#DIV/0!</text:p>
          </table:table-cell>
          <table:table-cell/>
          <table:table-cell table:style-name="ce162" office:value-type="string" calcext:value-type="string" table:number-columns-spanned="1" table:number-rows-spanned="5">
            <text:p>Cuidados <text:s/>Pessoais </text:p>
          </table:table-cell>
          <table:table-cell table:style-name="ce165" office:value-type="string" calcext:value-type="string" table:number-columns-spanned="2" table:number-rows-spanned="1">
            <text:p>Cabeleireiro</text:p>
          </table:table-cell>
          <table:covered-table-cell table:style-name="ce168"/>
          <table:table-cell table:style-name="ce213" table:formula="of:=SUM([Janeiro.T20];[Fevereiro.T20];[Março.T20];[Abril.T20];[Maio.T20];[Junho.T20];[Julho.T20];[Agosto.T20];[Setembro.T20];[Outubro.T20];[Novembro.T20];[Dezembro.T20])" office:value-type="currency" office:currency="BRL" office:value="0" calcext:value-type="currency">
            <text:p>R$ 0,00</text:p>
          </table:table-cell>
          <table:table-cell table:style-name="ce213" table:formula="of:=SUM([Janeiro.U20];[Fevereiro.U20];[Março.U20];[Abril.U20];[Maio.U20];[Junho.U20];[Julho.U20];[Agosto.U20];[Setembro.U20];[Outubro.U20];[Novembro.U20];[Dezembro.U20])" office:value-type="currency" office:currency="BRL" office:value="0" calcext:value-type="currency">
            <text:p>R$ 0,00</text:p>
          </table:table-cell>
          <table:table-cell table:style-name="ce175" table:formula="of:=[.T19]-[.U19]" office:value-type="currency" office:currency="BRL" office:value="0" calcext:value-type="currency">
            <text:p>R$ 0,00</text:p>
          </table:table-cell>
          <table:table-cell table:style-name="ce177" table:formula="of:=[.U19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Móveis</text:p>
          </table:table-cell>
          <table:covered-table-cell table:style-name="ce187"/>
          <table:table-cell table:style-name="ce214" table:formula="of:=SUM([Janeiro.AB20];[Fevereiro.AB20];[Março.AB20];[Abril.AB20];[Maio.AB20];[Junho.AB20];[Julho.AB20];[Agosto.AB20];[Setembro.AB20];[Outubro.AB20];[Novembro.AB20];[Dezembro.AB20])" office:value-type="currency" office:currency="BRL" office:value="0" calcext:value-type="currency">
            <text:p>R$ 0,00</text:p>
          </table:table-cell>
          <table:table-cell table:style-name="ce214" table:formula="of:=SUM([Janeiro.AC20];[Fevereiro.AC20];[Março.AC20];[Abril.AC20];[Maio.AC20];[Junho.AC20];[Julho.AC20];[Agosto.AC20];[Setembro.AC20];[Outubro.AC20];[Novembro.AC20];[Dezembro.AC20])" office:value-type="currency" office:currency="BRL" office:value="0" calcext:value-type="currency">
            <text:p>R$ 0,00</text:p>
          </table:table-cell>
          <table:table-cell table:style-name="ce191" table:formula="of:=[.AB19]-[.AC19]" office:value-type="currency" office:currency="BRL" office:value="0" calcext:value-type="currency">
            <text:p>R$ 0,00</text:p>
          </table:table-cell>
          <table:table-cell table:style-name="ce192" table:formula="of:=[.AC19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20];[Fevereiro.AJ20];[Março.AJ20];[Abril.AJ20];[Maio.AJ20];[Junho.AJ20];[Julho.AJ20];[Agosto.AJ20];[Setembro.AJ20];[Outubro.AJ20];[Novembro.AJ20];[Dezembro.AJ20])" office:value-type="currency" office:currency="BRL" office:value="0" calcext:value-type="currency">
            <text:p>R$ 0,00</text:p>
          </table:table-cell>
          <table:table-cell table:style-name="ce215" table:formula="of:=SUM([Janeiro.AK20];[Fevereiro.AK20];[Março.AK20];[Abril.AK20];[Maio.AK20];[Junho.AK20];[Julho.AK20];[Agosto.AK20];[Setembro.AK20];[Outubro.AK20];[Novembro.AK20];[Dezembro.AK20])" office:value-type="currency" office:currency="BRL" office:value="0" calcext:value-type="currency">
            <text:p>R$ 0,00</text:p>
          </table:table-cell>
          <table:table-cell table:style-name="ce203" table:formula="of:=[.AJ19]-[.AK19]" office:value-type="currency" office:currency="BRL" office:value="0" calcext:value-type="currency">
            <text:p>R$ 0,00</text:p>
          </table:table-cell>
          <table:table-cell table:style-name="ce204" table:formula="of:=[.AK19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number-columns-repeated="8"/>
          <table:table-cell table:style-name="ce328" office:value-type="string" calcext:value-type="string" table:number-columns-spanned="1" table:number-rows-spanned="3">
            <text:p>Impostos</text:p>
          </table:table-cell>
          <table:table-cell table:style-name="ce130" office:value-type="string" calcext:value-type="string" table:number-columns-spanned="2" table:number-rows-spanned="1">
            <text:p>IPTU</text:p>
          </table:table-cell>
          <table:covered-table-cell table:style-name="ce136"/>
          <table:table-cell table:style-name="ce212" table:formula="of:=SUM([Janeiro.L21];[Fevereiro.L21];[Março.L21];[Abril.L21];[Maio.L21];[Junho.L21];[Julho.L21];[Agosto.L21];[Setembro.L21];[Outubro.L21];[Novembro.L21];[Dezembro.L21])" office:value-type="currency" office:currency="BRL" office:value="0" calcext:value-type="currency">
            <text:p>R$ 0,00</text:p>
          </table:table-cell>
          <table:table-cell table:style-name="ce212" table:formula="of:=SUM([Janeiro.M21];[Fevereiro.M21];[Março.M21];[Abril.M21];[Maio.M21];[Junho.M21];[Julho.M21];[Agosto.M21];[Setembro.M21];[Outubro.M21];[Novembro.M21];[Dezembro.M21])" office:value-type="currency" office:currency="BRL" office:value="0" calcext:value-type="currency">
            <text:p>R$ 0,00</text:p>
          </table:table-cell>
          <table:table-cell table:style-name="ce152" table:formula="of:=[.L20]-[.M20]" office:value-type="currency" office:currency="BRL" office:value="0" calcext:value-type="currency">
            <text:p>R$ 0,00</text:p>
          </table:table-cell>
          <table:table-cell table:style-name="ce156" table:formula="of:=[.M20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Manicure</text:p>
          </table:table-cell>
          <table:covered-table-cell table:style-name="ce168"/>
          <table:table-cell table:style-name="ce212" table:formula="of:=SUM([Janeiro.T21];[Fevereiro.T21];[Março.T21];[Abril.T21];[Maio.T21];[Junho.T21];[Julho.T21];[Agosto.T21];[Setembro.T21];[Outubro.T21];[Novembro.T21];[Dezembro.T21])" office:value-type="currency" office:currency="BRL" office:value="0" calcext:value-type="currency">
            <text:p>R$ 0,00</text:p>
          </table:table-cell>
          <table:table-cell table:style-name="ce212" table:formula="of:=SUM([Janeiro.U21];[Fevereiro.U21];[Março.U21];[Abril.U21];[Maio.U21];[Junho.U21];[Julho.U21];[Agosto.U21];[Setembro.U21];[Outubro.U21];[Novembro.U21];[Dezembro.U21])" office:value-type="currency" office:currency="BRL" office:value="0" calcext:value-type="currency">
            <text:p>R$ 0,00</text:p>
          </table:table-cell>
          <table:table-cell table:style-name="ce176" table:formula="of:=[.T20]-[.U20]" office:value-type="currency" office:currency="BRL" office:value="0" calcext:value-type="currency">
            <text:p>R$ 0,00</text:p>
          </table:table-cell>
          <table:table-cell table:style-name="ce156" table:formula="of:=[.U20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Eletrodomésticos</text:p>
          </table:table-cell>
          <table:covered-table-cell table:style-name="ce187"/>
          <table:table-cell table:style-name="ce212" table:formula="of:=SUM([Janeiro.AB21];[Fevereiro.AB21];[Março.AB21];[Abril.AB21];[Maio.AB21];[Junho.AB21];[Julho.AB21];[Agosto.AB21];[Setembro.AB21];[Outubro.AB21];[Novembro.AB21];[Dezembro.AB21])" office:value-type="currency" office:currency="BRL" office:value="0" calcext:value-type="currency">
            <text:p>R$ 0,00</text:p>
          </table:table-cell>
          <table:table-cell table:style-name="ce212" table:formula="of:=SUM([Janeiro.AC21];[Fevereiro.AC21];[Março.AC21];[Abril.AC21];[Maio.AC21];[Junho.AC21];[Julho.AC21];[Agosto.AC21];[Setembro.AC21];[Outubro.AC21];[Novembro.AC21];[Dezembro.AC21])" office:value-type="currency" office:currency="BRL" office:value="0" calcext:value-type="currency">
            <text:p>R$ 0,00</text:p>
          </table:table-cell>
          <table:table-cell table:style-name="ce176" table:formula="of:=[.AB20]-[.AC20]" office:value-type="currency" office:currency="BRL" office:value="0" calcext:value-type="currency">
            <text:p>R$ 0,00</text:p>
          </table:table-cell>
          <table:table-cell table:style-name="ce156" table:formula="of:=[.AC20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21];[Fevereiro.AJ21];[Março.AJ21];[Abril.AJ21];[Maio.AJ21];[Junho.AJ21];[Julho.AJ21];[Agosto.AJ21];[Setembro.AJ21];[Outubro.AJ21];[Novembro.AJ21];[Dezembro.AJ21])" office:value-type="currency" office:currency="BRL" office:value="0" calcext:value-type="currency">
            <text:p>R$ 0,00</text:p>
          </table:table-cell>
          <table:table-cell table:style-name="ce212" table:formula="of:=SUM([Janeiro.AK21];[Fevereiro.AK21];[Março.AK21];[Abril.AK21];[Maio.AK21];[Junho.AK21];[Julho.AK21];[Agosto.AK21];[Setembro.AK21];[Outubro.AK21];[Novembro.AK21];[Dezembro.AK21])" office:value-type="currency" office:currency="BRL" office:value="0" calcext:value-type="currency">
            <text:p>R$ 0,00</text:p>
          </table:table-cell>
          <table:table-cell table:style-name="ce176" table:formula="of:=[.AJ20]-[.AK20]" office:value-type="currency" office:currency="BRL" office:value="0" calcext:value-type="currency">
            <text:p>R$ 0,00</text:p>
          </table:table-cell>
          <table:table-cell table:style-name="ce156" table:formula="of:=[.AK20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3">
          <table:table-cell table:style-name="ce10" office:value-type="string" calcext:value-type="string" table:number-columns-spanned="5" table:number-rows-spanned="1">
            <text:p>Descontos sobre a Renda </text:p>
          </table:table-cell>
          <table:covered-table-cell table:number-columns-repeated="4" table:style-name="ce70"/>
          <table:table-cell table:style-name="ce108" office:value-type="float" office:value="160" calcext:value-type="float">
            <text:p>160</text:p>
          </table:table-cell>
          <table:table-cell table:number-columns-repeated="2"/>
          <table:covered-table-cell table:style-name="ce124"/>
          <table:table-cell table:style-name="ce132" office:value-type="string" calcext:value-type="string" table:number-columns-spanned="2" table:number-rows-spanned="1">
            <text:p>ITR</text:p>
          </table:table-cell>
          <table:covered-table-cell table:style-name="ce137"/>
          <table:table-cell table:style-name="ce211" table:formula="of:=SUM([Janeiro.L22];[Fevereiro.L22];[Março.L22];[Abril.L22];[Maio.L22];[Junho.L22];[Julho.L22];[Agosto.L22];[Setembro.L22];[Outubro.L22];[Novembro.L22];[Dezembro.L22])" office:value-type="currency" office:currency="BRL" office:value="0" calcext:value-type="currency">
            <text:p>R$ 0,00</text:p>
          </table:table-cell>
          <table:table-cell table:style-name="ce211" table:formula="of:=SUM([Janeiro.M22];[Fevereiro.M22];[Março.M22];[Abril.M22];[Maio.M22];[Junho.M22];[Julho.M22];[Agosto.M22];[Setembro.M22];[Outubro.M22];[Novembro.M22];[Dezembro.M22])" office:value-type="currency" office:currency="BRL" office:value="0" calcext:value-type="currency">
            <text:p>R$ 0,00</text:p>
          </table:table-cell>
          <table:table-cell table:style-name="ce151" table:formula="of:=[.L21]-[.M21]" office:value-type="currency" office:currency="BRL" office:value="0" calcext:value-type="currency">
            <text:p>R$ 0,00</text:p>
          </table:table-cell>
          <table:table-cell table:style-name="ce155" table:formula="of:=[.M21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Esteticista</text:p>
          </table:table-cell>
          <table:covered-table-cell table:style-name="ce168"/>
          <table:table-cell table:style-name="ce213" table:formula="of:=SUM([Janeiro.T22];[Fevereiro.T22];[Março.T22];[Abril.T22];[Maio.T22];[Junho.T22];[Julho.T22];[Agosto.T22];[Setembro.T22];[Outubro.T22];[Novembro.T22];[Dezembro.T22])" office:value-type="currency" office:currency="BRL" office:value="0" calcext:value-type="currency">
            <text:p>R$ 0,00</text:p>
          </table:table-cell>
          <table:table-cell table:style-name="ce213" table:formula="of:=SUM([Janeiro.U22];[Fevereiro.U22];[Março.U22];[Abril.U22];[Maio.U22];[Junho.U22];[Julho.U22];[Agosto.U22];[Setembro.U22];[Outubro.U22];[Novembro.U22];[Dezembro.U22])" office:value-type="currency" office:currency="BRL" office:value="0" calcext:value-type="currency">
            <text:p>R$ 0,00</text:p>
          </table:table-cell>
          <table:table-cell table:style-name="ce175" table:formula="of:=[.T21]-[.U21]" office:value-type="currency" office:currency="BRL" office:value="0" calcext:value-type="currency">
            <text:p>R$ 0,00</text:p>
          </table:table-cell>
          <table:table-cell table:style-name="ce177" table:formula="of:=[.U21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Cartão de Crédito</text:p>
          </table:table-cell>
          <table:covered-table-cell table:style-name="ce187"/>
          <table:table-cell table:style-name="ce214" table:formula="of:=SUM([Janeiro.AB22];[Fevereiro.AB22];[Março.AB22];[Abril.AB22];[Maio.AB22];[Junho.AB22];[Julho.AB22];[Agosto.AB22];[Setembro.AB22];[Outubro.AB22];[Novembro.AB22];[Dezembro.AB22])" office:value-type="currency" office:currency="BRL" office:value="0" calcext:value-type="currency">
            <text:p>R$ 0,00</text:p>
          </table:table-cell>
          <table:table-cell table:style-name="ce214" table:formula="of:=SUM([Janeiro.AC22];[Fevereiro.AC22];[Março.AC22];[Abril.AC22];[Maio.AC22];[Junho.AC22];[Julho.AC22];[Agosto.AC22];[Setembro.AC22];[Outubro.AC22];[Novembro.AC22];[Dezembro.AC22])" office:value-type="currency" office:currency="BRL" office:value="0" calcext:value-type="currency">
            <text:p>R$ 0,00</text:p>
          </table:table-cell>
          <table:table-cell table:style-name="ce191" table:formula="of:=[.AB21]-[.AC21]" office:value-type="currency" office:currency="BRL" office:value="0" calcext:value-type="currency">
            <text:p>R$ 0,00</text:p>
          </table:table-cell>
          <table:table-cell table:style-name="ce192" table:formula="of:=[.AC21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22];[Fevereiro.AJ22];[Março.AJ22];[Abril.AJ22];[Maio.AJ22];[Junho.AJ22];[Julho.AJ22];[Agosto.AJ22];[Setembro.AJ22];[Outubro.AJ22];[Novembro.AJ22];[Dezembro.AJ22])" office:value-type="currency" office:currency="BRL" office:value="0" calcext:value-type="currency">
            <text:p>R$ 0,00</text:p>
          </table:table-cell>
          <table:table-cell table:style-name="ce215" table:formula="of:=SUM([Janeiro.AK22];[Fevereiro.AK22];[Março.AK22];[Abril.AK22];[Maio.AK22];[Junho.AK22];[Julho.AK22];[Agosto.AK22];[Setembro.AK22];[Outubro.AK22];[Novembro.AK22];[Dezembro.AK22])" office:value-type="currency" office:currency="BRL" office:value="0" calcext:value-type="currency">
            <text:p>R$ 0,00</text:p>
          </table:table-cell>
          <table:table-cell table:style-name="ce203" table:formula="of:=[.AJ21]-[.AK21]" office:value-type="currency" office:currency="BRL" office:value="0" calcext:value-type="currency">
            <text:p>R$ 0,00</text:p>
          </table:table-cell>
          <table:table-cell table:style-name="ce204" table:formula="of:=[.AK21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1" office:value-type="string" calcext:value-type="string" table:number-columns-spanned="1" table:number-rows-spanned="3">
            <text:p>Sob o Salário</text:p>
          </table:table-cell>
          <table:table-cell table:style-name="ce43" office:value-type="string" calcext:value-type="string" table:number-columns-spanned="2" table:number-rows-spanned="1">
            <text:p>INSS </text:p>
          </table:table-cell>
          <table:covered-table-cell table:style-name="ce64"/>
          <table:table-cell table:style-name="ce86" table:formula="of:=SUM([Janeiro.D23];[Fevereiro.D23];[Março.D23];[Abril.D23];[Maio.D23];[Junho.D23];[Julho.D23];[Agosto.D23];[Setembro.D23];[Outubro.D23];[Novembro.D23];[Dezembro.D23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8"/>
          <table:table-cell table:style-name="ce70"/>
          <table:table-cell table:number-columns-repeated="2"/>
          <table:covered-table-cell table:style-name="ce125"/>
          <table:table-cell table:style-name="ce130" office:value-type="string" calcext:value-type="string" table:number-columns-spanned="2" table:number-rows-spanned="1">
            <text:p>IPVA</text:p>
          </table:table-cell>
          <table:covered-table-cell table:style-name="ce138"/>
          <table:table-cell table:style-name="ce212" table:formula="of:=SUM([Janeiro.L23];[Fevereiro.L23];[Março.L23];[Abril.L23];[Maio.L23];[Junho.L23];[Julho.L23];[Agosto.L23];[Setembro.L23];[Outubro.L23];[Novembro.L23];[Dezembro.L23])" office:value-type="currency" office:currency="BRL" office:value="0" calcext:value-type="currency">
            <text:p>R$ 0,00</text:p>
          </table:table-cell>
          <table:table-cell table:style-name="ce212" table:formula="of:=SUM([Janeiro.M23];[Fevereiro.M23];[Março.M23];[Abril.M23];[Maio.M23];[Junho.M23];[Julho.M23];[Agosto.M23];[Setembro.M23];[Outubro.M23];[Novembro.M23];[Dezembro.M23])" office:value-type="currency" office:currency="BRL" office:value="0" calcext:value-type="currency">
            <text:p>R$ 0,00</text:p>
          </table:table-cell>
          <table:table-cell table:style-name="ce152" table:formula="of:=[.L22]-[.M22]" office:value-type="currency" office:currency="BRL" office:value="0" calcext:value-type="currency">
            <text:p>R$ 0,00</text:p>
          </table:table-cell>
          <table:table-cell table:style-name="ce156" table:formula="of:=[.M22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30" office:value-type="string" calcext:value-type="string" table:number-columns-spanned="2" table:number-rows-spanned="1">
            <text:p>Academia</text:p>
          </table:table-cell>
          <table:covered-table-cell table:style-name="ce168"/>
          <table:table-cell table:style-name="ce212" table:formula="of:=SUM([Janeiro.T23];[Fevereiro.T23];[Março.T23];[Abril.T23];[Maio.T23];[Junho.T23];[Julho.T23];[Agosto.T23];[Setembro.T23];[Outubro.T23];[Novembro.T23];[Dezembro.T23])" office:value-type="currency" office:currency="BRL" office:value="0" calcext:value-type="currency">
            <text:p>R$ 0,00</text:p>
          </table:table-cell>
          <table:table-cell table:style-name="ce212" table:formula="of:=SUM([Janeiro.U23];[Fevereiro.U23];[Março.U23];[Abril.U23];[Maio.U23];[Junho.U23];[Julho.U23];[Agosto.U23];[Setembro.U23];[Outubro.U23];[Novembro.U23];[Dezembro.U23])" office:value-type="currency" office:currency="BRL" office:value="0" calcext:value-type="currency">
            <text:p>R$ 0,00</text:p>
          </table:table-cell>
          <table:table-cell table:style-name="ce176" table:formula="of:=[.T22]-[.U22]" office:value-type="currency" office:currency="BRL" office:value="0" calcext:value-type="currency">
            <text:p>R$ 0,00</text:p>
          </table:table-cell>
          <table:table-cell table:style-name="ce156" table:formula="of:=[.U22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6" office:value-type="string" calcext:value-type="string" table:number-columns-spanned="2" table:number-rows-spanned="1">
            <text:p>Cheques</text:p>
          </table:table-cell>
          <table:covered-table-cell table:style-name="ce187"/>
          <table:table-cell table:style-name="ce212" table:formula="of:=SUM([Janeiro.AB23];[Fevereiro.AB23];[Março.AB23];[Abril.AB23];[Maio.AB23];[Junho.AB23];[Julho.AB23];[Agosto.AB23];[Setembro.AB23];[Outubro.AB23];[Novembro.AB23];[Dezembro.AB23])" office:value-type="currency" office:currency="BRL" office:value="0" calcext:value-type="currency">
            <text:p>R$ 0,00</text:p>
          </table:table-cell>
          <table:table-cell table:style-name="ce212" table:formula="of:=SUM([Janeiro.AC23];[Fevereiro.AC23];[Março.AC23];[Abril.AC23];[Maio.AC23];[Junho.AC23];[Julho.AC23];[Agosto.AC23];[Setembro.AC23];[Outubro.AC23];[Novembro.AC23];[Dezembro.AC23])" office:value-type="currency" office:currency="BRL" office:value="0" calcext:value-type="currency">
            <text:p>R$ 0,00</text:p>
          </table:table-cell>
          <table:table-cell table:style-name="ce176" table:formula="of:=[.AB22]-[.AC22]" office:value-type="currency" office:currency="BRL" office:value="0" calcext:value-type="currency">
            <text:p>R$ 0,00</text:p>
          </table:table-cell>
          <table:table-cell table:style-name="ce156" table:formula="of:=[.AC22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23];[Fevereiro.AJ23];[Março.AJ23];[Abril.AJ23];[Maio.AJ23];[Junho.AJ23];[Julho.AJ23];[Agosto.AJ23];[Setembro.AJ23];[Outubro.AJ23];[Novembro.AJ23];[Dezembro.AJ23])" office:value-type="currency" office:currency="BRL" office:value="0" calcext:value-type="currency">
            <text:p>R$ 0,00</text:p>
          </table:table-cell>
          <table:table-cell table:style-name="ce212" table:formula="of:=SUM([Janeiro.AK23];[Fevereiro.AK23];[Março.AK23];[Abril.AK23];[Maio.AK23];[Junho.AK23];[Julho.AK23];[Agosto.AK23];[Setembro.AK23];[Outubro.AK23];[Novembro.AK23];[Dezembro.AK23])" office:value-type="currency" office:currency="BRL" office:value="0" calcext:value-type="currency">
            <text:p>R$ 0,00</text:p>
          </table:table-cell>
          <table:table-cell table:style-name="ce176" table:formula="of:=[.AJ22]-[.AK22]" office:value-type="currency" office:currency="BRL" office:value="0" calcext:value-type="currency">
            <text:p>R$ 0,00</text:p>
          </table:table-cell>
          <table:table-cell table:style-name="ce156" table:formula="of:=[.AK22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4" office:value-type="string" calcext:value-type="string" table:number-columns-spanned="2" table:number-rows-spanned="1">
            <text:p>Tarifa Bancária</text:p>
          </table:table-cell>
          <table:covered-table-cell table:style-name="ce64"/>
          <table:table-cell table:style-name="ce87" table:formula="of:=SUM([Janeiro.D24];[Fevereiro.D24];[Março.D24];[Abril.D24];[Maio.D24];[Junho.D24];[Julho.D24];[Agosto.D24];[Setembro.D24];[Outubro.D24];[Novembro.D24];[Dezembro.D24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09"/>
          <table:table-cell table:number-columns-repeated="2"/>
          <table:table-cell table:style-name="ce331" office:value-type="string" calcext:value-type="string" table:number-columns-spanned="1" table:number-rows-spanned="4">
            <text:p>Outros</text:p>
          </table:table-cell>
          <table:table-cell table:style-name="ce129" office:value-type="string" calcext:value-type="string" table:number-columns-spanned="2" table:number-rows-spanned="1">
            <text:p>Seguro de vida</text:p>
          </table:table-cell>
          <table:covered-table-cell table:style-name="ce137"/>
          <table:table-cell table:style-name="ce211" table:formula="of:=SUM([Janeiro.L24];[Fevereiro.L24];[Março.L24];[Abril.L24];[Maio.L24];[Junho.L24];[Julho.L24];[Agosto.L24];[Setembro.L24];[Outubro.L24];[Novembro.L24];[Dezembro.L24])" office:value-type="currency" office:currency="BRL" office:value="0" calcext:value-type="currency">
            <text:p>R$ 0,00</text:p>
          </table:table-cell>
          <table:table-cell table:style-name="ce211" table:formula="of:=SUM([Janeiro.M24];[Fevereiro.M24];[Março.M24];[Abril.M24];[Maio.M24];[Junho.M24];[Julho.M24];[Agosto.M24];[Setembro.M24];[Outubro.M24];[Novembro.M24];[Dezembro.M24])" office:value-type="currency" office:currency="BRL" office:value="0" calcext:value-type="currency">
            <text:p>R$ 0,00</text:p>
          </table:table-cell>
          <table:table-cell table:style-name="ce151" table:formula="of:=[.L23]-[.M23]" office:value-type="currency" office:currency="BRL" office:value="0" calcext:value-type="currency">
            <text:p>R$ 0,00</text:p>
          </table:table-cell>
          <table:table-cell table:style-name="ce155" table:formula="of:=[.M23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5" office:value-type="string" calcext:value-type="string" table:number-columns-spanned="2" table:number-rows-spanned="1">
            <text:p>Clube</text:p>
          </table:table-cell>
          <table:covered-table-cell table:style-name="ce168"/>
          <table:table-cell table:style-name="ce213" table:formula="of:=SUM([Janeiro.T24];[Fevereiro.T24];[Março.T24];[Abril.T24];[Maio.T24];[Junho.T24];[Julho.T24];[Agosto.T24];[Setembro.T24];[Outubro.T24];[Novembro.T24];[Dezembro.T24])" office:value-type="currency" office:currency="BRL" office:value="0" calcext:value-type="currency">
            <text:p>R$ 0,00</text:p>
          </table:table-cell>
          <table:table-cell table:style-name="ce213" table:formula="of:=SUM([Janeiro.U24];[Fevereiro.U24];[Março.U24];[Abril.U24];[Maio.U24];[Junho.U24];[Julho.U24];[Agosto.U24];[Setembro.U24];[Outubro.U24];[Novembro.U24];[Dezembro.U24])" office:value-type="currency" office:currency="BRL" office:value="0" calcext:value-type="currency">
            <text:p>R$ 0,00</text:p>
          </table:table-cell>
          <table:table-cell table:style-name="ce175" table:formula="of:=[.T23]-[.U23]" office:value-type="currency" office:currency="BRL" office:value="0" calcext:value-type="currency">
            <text:p>R$ 0,00</text:p>
          </table:table-cell>
          <table:table-cell table:style-name="ce177" table:formula="of:=[.U23]/[.$E$27]" office:value-type="string" office:string-value="" calcext:value-type="error">
            <text:p>#DIV/0!</text:p>
          </table:table-cell>
          <table:table-cell table:style-name="ce70"/>
          <table:covered-table-cell table:style-name="ce180"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4" table:formula="of:=SUM([Janeiro.AB24];[Fevereiro.AB24];[Março.AB24];[Abril.AB24];[Maio.AB24];[Junho.AB24];[Julho.AB24];[Agosto.AB24];[Setembro.AB24];[Outubro.AB24];[Novembro.AB24];[Dezembro.AB24])" office:value-type="currency" office:currency="BRL" office:value="0" calcext:value-type="currency">
            <text:p>R$ 0,00</text:p>
          </table:table-cell>
          <table:table-cell table:style-name="ce214" table:formula="of:=SUM([Janeiro.AC24];[Fevereiro.AC24];[Março.AC24];[Abril.AC24];[Maio.AC24];[Junho.AC24];[Julho.AC24];[Agosto.AC24];[Setembro.AC24];[Outubro.AC24];[Novembro.AC24];[Dezembro.AC24])" office:value-type="currency" office:currency="BRL" office:value="0" calcext:value-type="currency">
            <text:p>R$ 0,00</text:p>
          </table:table-cell>
          <table:table-cell table:style-name="ce191" table:formula="of:=[.AB23]-[.AC23]" office:value-type="currency" office:currency="BRL" office:value="0" calcext:value-type="currency">
            <text:p>R$ 0,00</text:p>
          </table:table-cell>
          <table:table-cell table:style-name="ce192" table:formula="of:=[.AC23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24];[Fevereiro.AJ24];[Março.AJ24];[Abril.AJ24];[Maio.AJ24];[Junho.AJ24];[Julho.AJ24];[Agosto.AJ24];[Setembro.AJ24];[Outubro.AJ24];[Novembro.AJ24];[Dezembro.AJ24])" office:value-type="currency" office:currency="BRL" office:value="0" calcext:value-type="currency">
            <text:p>R$ 0,00</text:p>
          </table:table-cell>
          <table:table-cell table:style-name="ce215" table:formula="of:=SUM([Janeiro.AK24];[Fevereiro.AK24];[Março.AK24];[Abril.AK24];[Maio.AK24];[Junho.AK24];[Julho.AK24];[Agosto.AK24];[Setembro.AK24];[Outubro.AK24];[Novembro.AK24];[Dezembro.AK24])" office:value-type="currency" office:currency="BRL" office:value="0" calcext:value-type="currency">
            <text:p>R$ 0,00</text:p>
          </table:table-cell>
          <table:table-cell table:style-name="ce203" table:formula="of:=[.AJ23]-[.AK23]" office:value-type="currency" office:currency="BRL" office:value="0" calcext:value-type="currency">
            <text:p>R$ 0,00</text:p>
          </table:table-cell>
          <table:table-cell table:style-name="ce204" table:formula="of:=[.AK23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2"/>
          <table:table-cell table:style-name="ce43" office:value-type="string" calcext:value-type="string" table:number-columns-spanned="2" table:number-rows-spanned="1">
            <text:p>Outros </text:p>
          </table:table-cell>
          <table:covered-table-cell table:style-name="ce64"/>
          <table:table-cell table:style-name="ce86" table:formula="of:=SUM([Janeiro.D25];[Fevereiro.D25];[Março.D25];[Abril.D25];[Maio.D25];[Junho.D25];[Julho.D25];[Agosto.D25];[Setembro.D25];[Outubro.D25];[Novembro.D25];[Dezembro.D25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212" table:formula="of:=SUM([Janeiro.L25];[Fevereiro.L25];[Março.L25];[Abril.L25];[Maio.L25];[Junho.L25];[Julho.L25];[Agosto.L25];[Setembro.L25];[Outubro.L25];[Novembro.L25];[Dezembro.L25])" office:value-type="currency" office:currency="BRL" office:value="0" calcext:value-type="currency">
            <text:p>R$ 0,00</text:p>
          </table:table-cell>
          <table:table-cell table:style-name="ce212" table:formula="of:=SUM([Janeiro.M25];[Fevereiro.M25];[Março.M25];[Abril.M25];[Maio.M25];[Junho.M25];[Julho.M25];[Agosto.M25];[Setembro.M25];[Outubro.M25];[Novembro.M25];[Dezembro.M25])" office:value-type="currency" office:currency="BRL" office:value="0" calcext:value-type="currency">
            <text:p>R$ 0,00</text:p>
          </table:table-cell>
          <table:table-cell table:style-name="ce152" table:formula="of:=[.L24]-[.M24]" office:value-type="currency" office:currency="BRL" office:value="0" calcext:value-type="currency">
            <text:p>R$ 0,00</text:p>
          </table:table-cell>
          <table:table-cell table:style-name="ce156" table:formula="of:=[.M24]/[.$E$27]" office:value-type="string" office:string-value="" calcext:value-type="error">
            <text:p>#DIV/0!</text:p>
          </table:table-cell>
          <table:table-cell/>
          <table:table-cell table:style-name="ce365" office:value-type="string" calcext:value-type="string" table:number-columns-spanned="1" table:number-rows-spanned="2">
            <text:p>Saúde</text:p>
          </table:table-cell>
          <table:table-cell table:style-name="ce166" office:value-type="string" calcext:value-type="string" table:number-columns-spanned="2" table:number-rows-spanned="1">
            <text:p>Consulta </text:p>
          </table:table-cell>
          <table:covered-table-cell table:style-name="ce136"/>
          <table:table-cell table:style-name="ce212" table:formula="of:=SUM([Janeiro.T25];[Fevereiro.T25];[Março.T25];[Abril.T25];[Maio.T25];[Junho.T25];[Julho.T25];[Agosto.T25];[Setembro.T25];[Outubro.T25];[Novembro.T25];[Dezembro.T25])" office:value-type="currency" office:currency="BRL" office:value="0" calcext:value-type="currency">
            <text:p>R$ 0,00</text:p>
          </table:table-cell>
          <table:table-cell table:style-name="ce212" table:formula="of:=SUM([Janeiro.U25];[Fevereiro.U25];[Março.U25];[Abril.U25];[Maio.U25];[Junho.U25];[Julho.U25];[Agosto.U25];[Setembro.U25];[Outubro.U25];[Novembro.U25];[Dezembro.U25])" office:value-type="currency" office:currency="BRL" office:value="0" calcext:value-type="currency">
            <text:p>R$ 0,00</text:p>
          </table:table-cell>
          <table:table-cell table:style-name="ce176" table:formula="of:=[.T24]-[.U24]" office:value-type="currency" office:currency="BRL" office:value="0" calcext:value-type="currency">
            <text:p>R$ 0,00</text:p>
          </table:table-cell>
          <table:table-cell table:style-name="ce156" table:formula="of:=[.U24]/[.$E$27]" office:value-type="string" office:string-value="" calcext:value-type="error">
            <text:p>#DIV/0!</text:p>
          </table:table-cell>
          <table:table-cell table:style-name="ce70"/>
          <table:table-cell table:style-name="ce331" office:value-type="string" calcext:value-type="string" table:number-columns-spanned="1" table:number-rows-spanned="3">
            <text:p>Outros</text:p>
          </table:table-cell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B25];[Fevereiro.AB25];[Março.AB25];[Abril.AB25];[Maio.AB25];[Junho.AB25];[Julho.AB25];[Agosto.AB25];[Setembro.AB25];[Outubro.AB25];[Novembro.AB25];[Dezembro.AB25])" office:value-type="currency" office:currency="BRL" office:value="0" calcext:value-type="currency">
            <text:p>R$ 0,00</text:p>
          </table:table-cell>
          <table:table-cell table:style-name="ce212" table:formula="of:=SUM([Janeiro.AC25];[Fevereiro.AC25];[Março.AC25];[Abril.AC25];[Maio.AC25];[Junho.AC25];[Julho.AC25];[Agosto.AC25];[Setembro.AC25];[Outubro.AC25];[Novembro.AC25];[Dezembro.AC25])" office:value-type="currency" office:currency="BRL" office:value="0" calcext:value-type="currency">
            <text:p>R$ 0,00</text:p>
          </table:table-cell>
          <table:table-cell table:style-name="ce176" table:formula="of:=[.AB24]-[.AC24]" office:value-type="currency" office:currency="BRL" office:value="0" calcext:value-type="currency">
            <text:p>R$ 0,00</text:p>
          </table:table-cell>
          <table:table-cell table:style-name="ce156" table:formula="of:=[.AC24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25];[Fevereiro.AJ25];[Março.AJ25];[Abril.AJ25];[Maio.AJ25];[Junho.AJ25];[Julho.AJ25];[Agosto.AJ25];[Setembro.AJ25];[Outubro.AJ25];[Novembro.AJ25];[Dezembro.AJ25])" office:value-type="currency" office:currency="BRL" office:value="0" calcext:value-type="currency">
            <text:p>R$ 0,00</text:p>
          </table:table-cell>
          <table:table-cell table:style-name="ce212" table:formula="of:=SUM([Janeiro.AK25];[Fevereiro.AK25];[Março.AK25];[Abril.AK25];[Maio.AK25];[Junho.AK25];[Julho.AK25];[Agosto.AK25];[Setembro.AK25];[Outubro.AK25];[Novembro.AK25];[Dezembro.AK25])" office:value-type="currency" office:currency="BRL" office:value="0" calcext:value-type="currency">
            <text:p>R$ 0,00</text:p>
          </table:table-cell>
          <table:table-cell table:style-name="ce176" table:formula="of:=[.AJ24]-[.AK24]" office:value-type="currency" office:currency="BRL" office:value="0" calcext:value-type="currency">
            <text:p>R$ 0,00</text:p>
          </table:table-cell>
          <table:table-cell table:style-name="ce156" table:formula="of:=[.AK24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table-cell table:style-name="ce13" office:value-type="string" calcext:value-type="string" table:number-columns-spanned="1" table:number-rows-spanned="2">
            <text:p>Opcional</text:p>
          </table:table-cell>
          <table:table-cell table:style-name="ce45" office:value-type="string" calcext:value-type="string" table:number-columns-spanned="2" table:number-rows-spanned="1">
            <text:p>Dízimo </text:p>
          </table:table-cell>
          <table:covered-table-cell table:style-name="ce65"/>
          <table:table-cell table:style-name="ce86" table:formula="of:=SUM([Janeiro.D26];[Fevereiro.D26];[Março.D26];[Abril.D26];[Maio.D26];[Junho.D26];[Julho.D26];[Agosto.D26];[Setembro.D26];[Outubro.D26];[Novembro.D26];[Dezembro.D26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70"/>
          <table:table-cell table:number-columns-repeated="2"/>
          <table:covered-table-cell/>
          <table:table-cell table:style-name="ce129" office:value-type="string" calcext:value-type="string" table:number-columns-spanned="2" table:number-rows-spanned="1">
            <text:p>Outros</text:p>
          </table:table-cell>
          <table:covered-table-cell table:style-name="ce137"/>
          <table:table-cell table:style-name="ce211" table:formula="of:=SUM([Janeiro.L26];[Fevereiro.L26];[Março.L26];[Abril.L26];[Maio.L26];[Junho.L26];[Julho.L26];[Agosto.L26];[Setembro.L26];[Outubro.L26];[Novembro.L26];[Dezembro.L26])" office:value-type="currency" office:currency="BRL" office:value="0" calcext:value-type="currency">
            <text:p>R$ 0,00</text:p>
          </table:table-cell>
          <table:table-cell table:style-name="ce211" table:formula="of:=SUM([Janeiro.M26];[Fevereiro.M26];[Março.M26];[Abril.M26];[Maio.M26];[Junho.M26];[Julho.M26];[Agosto.M26];[Setembro.M26];[Outubro.M26];[Novembro.M26];[Dezembro.M26])" office:value-type="currency" office:currency="BRL" office:value="0" calcext:value-type="currency">
            <text:p>R$ 0,00</text:p>
          </table:table-cell>
          <table:table-cell table:style-name="ce151" table:formula="of:=[.L25]-[.M25]" office:value-type="currency" office:currency="BRL" office:value="0" calcext:value-type="currency">
            <text:p>R$ 0,00</text:p>
          </table:table-cell>
          <table:table-cell table:style-name="ce155" table:formula="of:=[.M25]/[.$E$27]" office:value-type="string" office:string-value="" calcext:value-type="error">
            <text:p>#DIV/0!</text:p>
          </table:table-cell>
          <table:table-cell/>
          <table:covered-table-cell table:style-name="ce161"/>
          <table:table-cell table:style-name="ce167" office:value-type="string" calcext:value-type="string" table:number-columns-spanned="2" table:number-rows-spanned="1">
            <text:p>Medicamentos</text:p>
          </table:table-cell>
          <table:covered-table-cell table:style-name="ce136"/>
          <table:table-cell table:style-name="ce213" table:formula="of:=SUM([Janeiro.T26];[Fevereiro.T26];[Março.T26];[Abril.T26];[Maio.T26];[Junho.T26];[Julho.T26];[Agosto.T26];[Setembro.T26];[Outubro.T26];[Novembro.T26];[Dezembro.T26])" office:value-type="currency" office:currency="BRL" office:value="0" calcext:value-type="currency">
            <text:p>R$ 0,00</text:p>
          </table:table-cell>
          <table:table-cell table:style-name="ce213" table:formula="of:=SUM([Janeiro.U26];[Fevereiro.U26];[Março.U26];[Abril.U26];[Maio.U26];[Junho.U26];[Julho.U26];[Agosto.U26];[Setembro.U26];[Outubro.U26];[Novembro.U26];[Dezembro.U26])" office:value-type="currency" office:currency="BRL" office:value="0" calcext:value-type="currency">
            <text:p>R$ 0,00</text:p>
          </table:table-cell>
          <table:table-cell table:style-name="ce175" table:formula="of:=[.T25]-[.U25]" office:value-type="currency" office:currency="BRL" office:value="0" calcext:value-type="currency">
            <text:p>R$ 0,00</text:p>
          </table:table-cell>
          <table:table-cell table:style-name="ce177" table:formula="of:=[.U25]/[.$E$27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84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4" table:formula="of:=SUM([Janeiro.AB26];[Fevereiro.AB26];[Março.AB26];[Abril.AB26];[Maio.AB26];[Junho.AB26];[Julho.AB26];[Agosto.AB26];[Setembro.AB26];[Outubro.AB26];[Novembro.AB26];[Dezembro.AB26])" office:value-type="currency" office:currency="BRL" office:value="0" calcext:value-type="currency">
            <text:p>R$ 0,00</text:p>
          </table:table-cell>
          <table:table-cell table:style-name="ce214" table:formula="of:=SUM([Janeiro.AC26];[Fevereiro.AC26];[Março.AC26];[Abril.AC26];[Maio.AC26];[Junho.AC26];[Julho.AC26];[Agosto.AC26];[Setembro.AC26];[Outubro.AC26];[Novembro.AC26];[Dezembro.AC26])" office:value-type="currency" office:currency="BRL" office:value="0" calcext:value-type="currency">
            <text:p>R$ 0,00</text:p>
          </table:table-cell>
          <table:table-cell table:style-name="ce191" table:formula="of:=[.AB25]-[.AC25]" office:value-type="currency" office:currency="BRL" office:value="0" calcext:value-type="currency">
            <text:p>R$ 0,00</text:p>
          </table:table-cell>
          <table:table-cell table:style-name="ce192" table:formula="of:=[.AC25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98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5" table:formula="of:=SUM([Janeiro.AJ26];[Fevereiro.AJ26];[Março.AJ26];[Abril.AJ26];[Maio.AJ26];[Junho.AJ26];[Julho.AJ26];[Agosto.AJ26];[Setembro.AJ26];[Outubro.AJ26];[Novembro.AJ26];[Dezembro.AJ26])" office:value-type="currency" office:currency="BRL" office:value="0" calcext:value-type="currency">
            <text:p>R$ 0,00</text:p>
          </table:table-cell>
          <table:table-cell table:style-name="ce215" table:formula="of:=SUM([Janeiro.AK26];[Fevereiro.AK26];[Março.AK26];[Abril.AK26];[Maio.AK26];[Junho.AK26];[Julho.AK26];[Agosto.AK26];[Setembro.AK26];[Outubro.AK26];[Novembro.AK26];[Dezembro.AK26])" office:value-type="currency" office:currency="BRL" office:value="0" calcext:value-type="currency">
            <text:p>R$ 0,00</text:p>
          </table:table-cell>
          <table:table-cell table:style-name="ce203" table:formula="of:=[.AJ25]-[.AK25]" office:value-type="currency" office:currency="BRL" office:value="0" calcext:value-type="currency">
            <text:p>R$ 0,00</text:p>
          </table:table-cell>
          <table:table-cell table:style-name="ce204" table:formula="of:=[.AK25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4">
          <table:covered-table-cell table:style-name="ce14"/>
          <table:table-cell table:style-name="ce45" office:value-type="string" calcext:value-type="string" table:number-columns-spanned="2" table:number-rows-spanned="1">
            <text:p>Outros </text:p>
          </table:table-cell>
          <table:covered-table-cell table:style-name="ce65"/>
          <table:table-cell table:style-name="ce86" table:formula="of:=SUM([Janeiro.D27];[Fevereiro.D27];[Março.D27];[Abril.D27];[Maio.D27];[Junho.D27];[Julho.D27];[Agosto.D27];[Setembro.D27];[Outubro.D27];[Novembro.D27];[Dezembro.D27])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110" table:formula="of:=SUM([.D22:.D26])" office:value-type="currency" office:currency="BRL" office:value="0" calcext:value-type="currency">
            <text:p>R$ 0,00</text:p>
          </table:table-cell>
          <table:table-cell table:number-columns-repeated="2"/>
          <table:covered-table-cell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38"/>
          <table:table-cell table:style-name="ce212" table:formula="of:=SUM([Janeiro.L27];[Fevereiro.L27];[Março.L27];[Abril.L27];[Maio.L27];[Junho.L27];[Julho.L27];[Agosto.L27];[Setembro.L27];[Outubro.L27];[Novembro.L27];[Dezembro.L27])" office:value-type="currency" office:currency="BRL" office:value="0" calcext:value-type="currency">
            <text:p>R$ 0,00</text:p>
          </table:table-cell>
          <table:table-cell table:style-name="ce212" table:formula="of:=SUM([Janeiro.M27];[Fevereiro.M27];[Março.M27];[Abril.M27];[Maio.M27];[Junho.M27];[Julho.M27];[Agosto.M27];[Setembro.M27];[Outubro.M27];[Novembro.M27];[Dezembro.M27])" office:value-type="currency" office:currency="BRL" office:value="0" calcext:value-type="currency">
            <text:p>R$ 0,00</text:p>
          </table:table-cell>
          <table:table-cell table:style-name="ce152" table:formula="of:=[.L26]-[.M26]" office:value-type="currency" office:currency="BRL" office:value="0" calcext:value-type="currency">
            <text:p>R$ 0,00</text:p>
          </table:table-cell>
          <table:table-cell table:style-name="ce156" table:formula="of:=[.M26]/[.$E$27]" office:value-type="string" office:string-value="" calcext:value-type="error">
            <text:p>#DIV/0!</text:p>
          </table:table-cell>
          <table:table-cell/>
          <table:table-cell table:style-name="ce163" office:value-type="string" calcext:value-type="string">
            <text:p>Outros</text:p>
          </table:table-cell>
          <table:table-cell table:style-name="ce166" office:value-type="string" calcext:value-type="string" table:number-columns-spanned="2" table:number-rows-spanned="1">
            <text:p>Caridade</text:p>
          </table:table-cell>
          <table:covered-table-cell table:style-name="ce136"/>
          <table:table-cell table:style-name="ce212" table:formula="of:=SUM([Janeiro.T27];[Fevereiro.T27];[Março.T27];[Abril.T27];[Maio.T27];[Junho.T27];[Julho.T27];[Agosto.T27];[Setembro.T27];[Outubro.T27];[Novembro.T27];[Dezembro.T27])" office:value-type="currency" office:currency="BRL" office:value="0" calcext:value-type="currency">
            <text:p>R$ 0,00</text:p>
          </table:table-cell>
          <table:table-cell table:style-name="ce212" table:formula="of:=SUM([Janeiro.U27];[Fevereiro.U27];[Março.U27];[Abril.U27];[Maio.U27];[Junho.U27];[Julho.U27];[Agosto.U27];[Setembro.U27];[Outubro.U27];[Novembro.U27];[Dezembro.U27])" office:value-type="currency" office:currency="BRL" office:value="0" calcext:value-type="currency">
            <text:p>R$ 0,00</text:p>
          </table:table-cell>
          <table:table-cell table:style-name="ce176" table:formula="of:=[.T26]-[.U26]" office:value-type="currency" office:currency="BRL" office:value="0" calcext:value-type="currency">
            <text:p>R$ 0,00</text:p>
          </table:table-cell>
          <table:table-cell table:style-name="ce156" table:formula="of:=[.U26]/[.$E$27]" office:value-type="string" office:string-value="" calcext:value-type="error">
            <text:p>#DIV/0!</text:p>
          </table:table-cell>
          <table:table-cell table:style-name="ce70"/>
          <table:covered-table-cell/>
          <table:table-cell table:style-name="ce166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B27];[Fevereiro.AB27];[Março.AB27];[Abril.AB27];[Maio.AB27];[Junho.AB27];[Julho.AB27];[Agosto.AB27];[Setembro.AB27];[Outubro.AB27];[Novembro.AB27];[Dezembro.AB27])" office:value-type="currency" office:currency="BRL" office:value="0" calcext:value-type="currency">
            <text:p>R$ 0,00</text:p>
          </table:table-cell>
          <table:table-cell table:style-name="ce212" table:formula="of:=SUM([Janeiro.AC27];[Fevereiro.AC27];[Março.AC27];[Abril.AC27];[Maio.AC27];[Junho.AC27];[Julho.AC27];[Agosto.AC27];[Setembro.AC27];[Outubro.AC27];[Novembro.AC27];[Dezembro.AC27])" office:value-type="currency" office:currency="BRL" office:value="0" calcext:value-type="currency">
            <text:p>R$ 0,00</text:p>
          </table:table-cell>
          <table:table-cell table:style-name="ce176" table:formula="of:=[.AB26]-[.AC26]" office:value-type="currency" office:currency="BRL" office:value="0" calcext:value-type="currency">
            <text:p>R$ 0,00</text:p>
          </table:table-cell>
          <table:table-cell table:style-name="ce156" table:formula="of:=[.AC26]/[.$E$27]" office:value-type="string" office:string-value="" calcext:value-type="error">
            <text:p>#DIV/0!</text:p>
          </table:table-cell>
          <table:table-cell table:style-name="ce70"/>
          <table:covered-table-cell table:style-name="ce70"/>
          <table:table-cell table:style-name="ce130" office:value-type="string" calcext:value-type="string" table:number-columns-spanned="2" table:number-rows-spanned="1">
            <text:p>Outros</text:p>
          </table:table-cell>
          <table:covered-table-cell table:style-name="ce187"/>
          <table:table-cell table:style-name="ce212" table:formula="of:=SUM([Janeiro.AJ27];[Fevereiro.AJ27];[Março.AJ27];[Abril.AJ27];[Maio.AJ27];[Junho.AJ27];[Julho.AJ27];[Agosto.AJ27];[Setembro.AJ27];[Outubro.AJ27];[Novembro.AJ27];[Dezembro.AJ27])" office:value-type="currency" office:currency="BRL" office:value="0" calcext:value-type="currency">
            <text:p>R$ 0,00</text:p>
          </table:table-cell>
          <table:table-cell table:style-name="ce212" table:formula="of:=SUM([Janeiro.AK27];[Fevereiro.AK27];[Março.AK27];[Abril.AK27];[Maio.AK27];[Junho.AK27];[Julho.AK27];[Agosto.AK27];[Setembro.AK27];[Outubro.AK27];[Novembro.AK27];[Dezembro.AK27])" office:value-type="currency" office:currency="BRL" office:value="0" calcext:value-type="currency">
            <text:p>R$ 0,00</text:p>
          </table:table-cell>
          <table:table-cell table:style-name="ce176" table:formula="of:=[.AJ26]-[.AK26]" office:value-type="currency" office:currency="BRL" office:value="0" calcext:value-type="currency">
            <text:p>R$ 0,00</text:p>
          </table:table-cell>
          <table:table-cell table:style-name="ce156" table:formula="of:=[.AK26]/[.$E$27]" office:value-type="string" office:string-value="" calcext:value-type="error">
            <text:p>#DIV/0!</text:p>
          </table:table-cell>
          <table:table-cell table:style-name="ce70"/>
          <table:table-cell table:style-name="ce207" office:value-type="string" calcext:value-type="string">
            <text:p>.</text:p>
          </table:table-cell>
          <table:table-cell table:style-name="ce70" table:number-columns-repeated="980"/>
        </table:table-row>
        <table:table-row table:style-name="ro5">
          <table:table-cell table:style-name="ce15" office:value-type="string" calcext:value-type="string" table:number-columns-spanned="4" table:number-rows-spanned="1">
            <text:p>Receita Líquida</text:p>
          </table:table-cell>
          <table:covered-table-cell table:style-name="ce46"/>
          <table:covered-table-cell table:number-columns-repeated="2" table:style-name="ce66"/>
          <table:table-cell table:style-name="ce95" table:formula="of:=[.B18]-[.F26]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 table:style-name="ce49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/>
          <table:table-cell table:style-name="ce47"/>
          <table:table-cell table:style-name="ce221"/>
          <table:table-cell table:style-name="ce21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221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/>
          <table:table-cell table:style-name="ce120"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7" office:value-type="string" calcext:value-type="string" table:number-columns-spanned="4" table:number-rows-spanned="1">
            <text:p>Despesa Total</text:p>
          </table:table-cell>
          <table:covered-table-cell table:style-name="ce46"/>
          <table:covered-table-cell table:number-columns-repeated="2" table:style-name="ce66"/>
          <table:table-cell table:style-name="ce96" table:formula="of:=SUM([.C51];[.C54];[.C57];[.C60])" office:value-type="currency" office:currency="BRL" office:value="0" calcext:value-type="currency" table:number-columns-spanned="2" table:number-rows-spanned="2">
            <text:p>R$ 0,00</text:p>
          </table:table-cell>
          <table:covered-table-cell table:style-name="ce70"/>
          <table:table-cell/>
          <table:table-cell table:number-columns-repeated="33" table:style-name="ce344" office:value-type="string" calcext:value-type="string">
            <text:p>.</text:p>
          </table:table-cell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5">
          <table:table-cell table:style-name="ce18" office:value-type="string" calcext:value-type="string" table:number-columns-spanned="4" table:number-rows-spanned="1">
            <text:p>Valor Poupado</text:p>
          </table:table-cell>
          <table:covered-table-cell table:style-name="ce46"/>
          <table:covered-table-cell table:number-columns-repeated="2" table:style-name="ce66"/>
          <table:table-cell table:style-name="ce97" table:formula="of:=[.E27]-[.E30]" office:value-type="currency" office:currency="BRL" office:value="0" calcext:value-type="currency" table:number-columns-spanned="2" table:number-rows-spanned="2">
            <text:p>R$ 0,000</text:p>
          </table:table-cell>
          <table:covered-table-cell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covered-table-cell table:number-columns-repeated="2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70"/>
          <table:table-cell table:style-name="ce48"/>
          <table:table-cell table:style-name="ce70"/>
          <table:table-cell table:style-name="ce49"/>
          <table:table-cell table:style-name="ce98" office:value-type="string" calcext:value-type="string">
            <text:p>Percentual</text:p>
          </table:table-cell>
          <table:table-cell table:style-name="ce111" table:formula="of:=[.E33]/[.E27]" office:value-type="string" office:string-value="" calcext:value-type="error">
            <text:p>#DIV/0!</text:p>
          </table:table-cell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8"/>
          <table:table-cell table:style-name="ce70"/>
          <table:table-cell table:style-name="ce49"/>
          <table:table-cell table:style-name="ce70" table:number-columns-repeated="2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2">
          <table:table-cell table:style-name="ce70"/>
          <table:table-cell table:style-name="ce49"/>
          <table:table-cell table:style-name="ce48"/>
          <table:table-cell table:style-name="ce88"/>
          <table:table-cell table:style-name="ce99"/>
          <table:table-cell table:style-name="ce70" table:number-columns-repeated="2"/>
          <table:table-cell table:number-columns-repeated="33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3">
          <table:table-cell table:style-name="ce19" office:value-type="string" calcext:value-type="string" table:number-columns-spanned="6" table:number-rows-spanned="1">
            <text:p>Investimentos</text:p>
          </table:table-cell>
          <table:covered-table-cell table:number-columns-repeated="5" table:style-name="ce70"/>
          <table:table-cell table:number-columns-repeated="34"/>
          <table:table-cell table:style-name="ce207" office:value-type="string" calcext:value-type="string">
            <text:p>.</text:p>
          </table:table-cell>
          <table:table-cell table:number-columns-repeated="980"/>
        </table:table-row>
        <table:table-row table:style-name="ro6">
          <table:table-cell table:style-name="ce20" office:value-type="string" calcext:value-type="string" table:number-columns-spanned="2" table:number-rows-spanned="1">
            <text:p>Valor poupado, que deve ser investido</text:p>
          </table:table-cell>
          <table:covered-table-cell table:style-name="ce70"/>
          <table:table-cell table:style-name="ce70" table:number-columns-repeated="2"/>
          <table:table-cell/>
          <table:table-cell table:style-name="ce112"/>
          <table:table-cell table:number-columns-repeated="1015"/>
        </table:table-row>
        <table:table-row table:style-name="ro7">
          <table:table-cell table:style-name="ce21" table:formula="of:=[.E33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7" office:value-type="string" calcext:value-type="string">
            <text:p>Valor</text:p>
          </table:table-cell>
          <table:table-cell table:style-name="ce89" office:value-type="string" calcext:value-type="string">
            <text:p>Percentual</text:p>
          </table:table-cell>
          <table:table-cell table:style-name="ce100" office:value-type="string" calcext:value-type="string">
            <text:p>Mês Passado</text:p>
          </table:table-cell>
          <table:table-cell table:style-name="ce113" office:value-type="string" calcext:value-type="string">
            <text:p><text:s/>Acumulado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Ações</text:p>
          </table:table-cell>
          <table:covered-table-cell table:style-name="ce50"/>
          <table:table-cell table:style-name="ce210" table:formula="of:=SUM([Janeiro.C42];[Fevereiro.C42];[Abril.C42];[Maio.C42];[Junho.C42];[Julho.C42];[Agosto.C42];[Setembro.C42];[Outubro.C42];[Novembro.C42];[Dezembro.C42])" office:value-type="currency" office:currency="BRL" office:value="0" calcext:value-type="currency">
            <text:p>R$ 0,00</text:p>
          </table:table-cell>
          <table:table-cell table:style-name="ce90" table:formula="of:=[.C41]/[.$E$33]" office:value-type="string" office:string-value="" calcext:value-type="error">
            <text:p>#DIV/0!</text:p>
          </table:table-cell>
          <table:table-cell table:style-name="ce208" table:formula="of:=[Dezembro.F42]" office:value-type="currency" office:currency="BRL" office:value="0" calcext:value-type="currency">
            <text:p>R$ 0,00</text:p>
          </table:table-cell>
          <table:table-cell table:style-name="ce114" table:formula="of:=IF([.$D$47]=&quot;Sem Saldo&quot;;[.E41];[.C41]+[.E41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oupança</text:p>
          </table:table-cell>
          <table:covered-table-cell table:style-name="ce50"/>
          <table:table-cell table:style-name="ce210" table:formula="of:=SUM([Janeiro.C43];[Fevereiro.C43];[Abril.C43];[Maio.C43];[Junho.C43];[Julho.C43];[Agosto.C43];[Setembro.C43];[Outubro.C43];[Novembro.C43];[Dezembro.C43])" office:value-type="currency" office:currency="BRL" office:value="0" calcext:value-type="currency">
            <text:p>R$ 0,00</text:p>
          </table:table-cell>
          <table:table-cell table:style-name="ce90" table:formula="of:=[.C42]/[.$E$33]" office:value-type="string" office:string-value="" calcext:value-type="error">
            <text:p>#DIV/0!</text:p>
          </table:table-cell>
          <table:table-cell table:style-name="ce208" table:formula="of:=[Dezembro.F43]" office:value-type="currency" office:currency="BRL" office:value="0" calcext:value-type="currency">
            <text:p>R$ 0,00</text:p>
          </table:table-cell>
          <table:table-cell table:style-name="ce114" table:formula="of:=IF([.$D$47]=&quot;Sem Saldo&quot;;[.E42];[.C42]+[.E42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Tesouro Direto</text:p>
          </table:table-cell>
          <table:covered-table-cell table:style-name="ce50"/>
          <table:table-cell table:style-name="ce210" table:formula="of:=SUM([Janeiro.C44];[Fevereiro.C44];[Abril.C44];[Maio.C44];[Junho.C44];[Julho.C44];[Agosto.C44];[Setembro.C44];[Outubro.C44];[Novembro.C44];[Dezembro.C44])" office:value-type="currency" office:currency="BRL" office:value="0" calcext:value-type="currency">
            <text:p>R$ 0,00</text:p>
          </table:table-cell>
          <table:table-cell table:style-name="ce90" table:formula="of:=[.C43]/[.$E$33]" office:value-type="string" office:string-value="" calcext:value-type="error">
            <text:p>#DIV/0!</text:p>
          </table:table-cell>
          <table:table-cell table:style-name="ce208" table:formula="of:=[Dezembro.F44]" office:value-type="currency" office:currency="BRL" office:value="0" calcext:value-type="currency">
            <text:p>R$ 0,00</text:p>
          </table:table-cell>
          <table:table-cell table:style-name="ce114" table:formula="of:=IF([.$D$47]=&quot;Sem Saldo&quot;;[.E43];[.C43]+[.E43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CBD</text:p>
          </table:table-cell>
          <table:covered-table-cell table:style-name="ce50"/>
          <table:table-cell table:style-name="ce210" table:formula="of:=SUM([Janeiro.C45];[Fevereiro.C45];[Abril.C45];[Maio.C45];[Junho.C45];[Julho.C45];[Agosto.C45];[Setembro.C45];[Outubro.C45];[Novembro.C45];[Dezembro.C45])" office:value-type="currency" office:currency="BRL" office:value="0" calcext:value-type="currency">
            <text:p>R$ 0,00</text:p>
          </table:table-cell>
          <table:table-cell table:style-name="ce90" table:formula="of:=[.C44]/[.$E$33]" office:value-type="string" office:string-value="" calcext:value-type="error">
            <text:p>#DIV/0!</text:p>
          </table:table-cell>
          <table:table-cell table:style-name="ce208" table:formula="of:=[Dezembro.F45]" office:value-type="currency" office:currency="BRL" office:value="0" calcext:value-type="currency">
            <text:p>R$ 0,00</text:p>
          </table:table-cell>
          <table:table-cell table:style-name="ce114" table:formula="of:=IF([.$D$47]=&quot;Sem Saldo&quot;;[.E44];[.C44]+[.E44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Previdência privada</text:p>
          </table:table-cell>
          <table:covered-table-cell table:style-name="ce50"/>
          <table:table-cell table:style-name="ce210" table:formula="of:=SUM([Janeiro.C46];[Fevereiro.C46];[Abril.C46];[Maio.C46];[Junho.C46];[Julho.C46];[Agosto.C46];[Setembro.C46];[Outubro.C46];[Novembro.C46];[Dezembro.C46])" office:value-type="currency" office:currency="BRL" office:value="0" calcext:value-type="currency">
            <text:p>R$ 0,00</text:p>
          </table:table-cell>
          <table:table-cell table:style-name="ce90" table:formula="of:=[.C45]/[.$E$33]" office:value-type="string" office:string-value="" calcext:value-type="error">
            <text:p>#DIV/0!</text:p>
          </table:table-cell>
          <table:table-cell table:style-name="ce208" table:formula="of:=[Dezembro.F46]" office:value-type="currency" office:currency="BRL" office:value="0" calcext:value-type="currency">
            <text:p>R$ 0,00</text:p>
          </table:table-cell>
          <table:table-cell table:style-name="ce114" table:formula="of:=IF([.$D$47]=&quot;Sem Saldo&quot;;[.E45];[.C45]+[.E45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 table:number-columns-spanned="2" table:number-rows-spanned="1">
            <text:p>Outros</text:p>
          </table:table-cell>
          <table:covered-table-cell table:style-name="ce50"/>
          <table:table-cell table:style-name="ce210" table:formula="of:=SUM([Janeiro.C47];[Fevereiro.C47];[Abril.C47];[Maio.C47];[Junho.C47];[Julho.C47];[Agosto.C47];[Setembro.C47];[Outubro.C47];[Novembro.C47];[Dezembro.C47])" office:value-type="currency" office:currency="BRL" office:value="0" calcext:value-type="currency">
            <text:p>R$ 0,00</text:p>
          </table:table-cell>
          <table:table-cell table:style-name="ce90" table:formula="of:=[.C46]/[.$E$33]" office:value-type="string" office:string-value="" calcext:value-type="error">
            <text:p>#DIV/0!</text:p>
          </table:table-cell>
          <table:table-cell table:style-name="ce208" table:formula="of:=[Dezembro.F47]" office:value-type="currency" office:currency="BRL" office:value="0" calcext:value-type="currency">
            <text:p>R$ 0,00</text:p>
          </table:table-cell>
          <table:table-cell table:style-name="ce114" table:formula="of:=IF([.$D$47]=&quot;Sem Saldo&quot;;[.E46];[.C46]+[.E46]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2">
          <table:table-cell table:style-name="ce23" table:formula="of:=SUM([.A41:.C46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70"/>
          <table:table-cell table:style-name="ce69" office:value-type="string" calcext:value-type="string">
            <text:p>Total Investido</text:p>
          </table:table-cell>
          <table:table-cell table:style-name="ce91" table:formula="of:=IF([.A47]&gt;[.E33];&quot;Sem Saldo&quot;;[.A47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02"/>
          <table:table-cell table:style-name="ce115" table:formula="of:=[.D47]/[.E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24" table:number-columns-spanned="6" table:number-rows-spanned="1"/>
          <table:covered-table-cell table:style-name="ce51"/>
          <table:covered-table-cell table:number-columns-repeated="4" table:style-name="ce70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6" table:number-rows-spanned="2">
            <text:p>Análise geral do Ano</text:p>
          </table:table-cell>
          <table:covered-table-cell table:number-columns-repeated="5" table:style-name="ce70"/>
          <table:table-cell table:number-columns-repeated="1015"/>
        </table:table-row>
        <table:table-row table:style-name="ro2">
          <table:covered-table-cell table:style-name="ce26"/>
          <table:covered-table-cell table:style-name="ce52"/>
          <table:covered-table-cell table:number-columns-repeated="4" table:style-name="ce275"/>
          <table:table-cell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Contas Fixas</text:p>
          </table:table-cell>
          <table:table-cell table:style-name="ce53" office:value-type="string" calcext:value-type="string">
            <text:p>Total</text:p>
          </table:table-cell>
          <table:table-cell table:style-name="ce71" table:formula="of:=[.O3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M3]" office:value-type="currency" office:currency="BRL" office:value="0" calcext:value-type="currency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2]-[.C51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 table:number-columns-spanned="1" table:number-rows-spanned="3">
            <text:p>Contas Variáveis</text:p>
          </table:table-cell>
          <table:table-cell table:style-name="ce54" office:value-type="string" calcext:value-type="string">
            <text:p>Total</text:p>
          </table:table-cell>
          <table:table-cell table:style-name="ce74" table:formula="of:=[.W3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U3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55]-[.C54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table-cell table:style-name="ce31" office:value-type="string" calcext:value-type="string" table:number-columns-spanned="1" table:number-rows-spanned="3">
            <text:p>Variáveis Adicionais</text:p>
          </table:table-cell>
          <table:table-cell table:style-name="ce53" office:value-type="string" calcext:value-type="string">
            <text:p>Total</text:p>
          </table:table-cell>
          <table:table-cell table:style-name="ce75" table:formula="of:=[.AE3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Previsto</text:p>
          </table:table-cell>
          <table:table-cell table:style-name="ce72" table:formula="of:=[.AC3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28"/>
          <table:table-cell table:style-name="ce53" office:value-type="string" calcext:value-type="string">
            <text:p>Diferença</text:p>
          </table:table-cell>
          <table:table-cell table:style-name="ce73" table:formula="of:=[.C58]-[.C57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table-cell table:style-name="ce234" office:value-type="string" calcext:value-type="string" table:number-columns-spanned="1" table:number-rows-spanned="3">
            <text:p>Contas Extraordinárias</text:p>
          </table:table-cell>
          <table:table-cell table:style-name="ce54" office:value-type="string" calcext:value-type="string">
            <text:p>Total</text:p>
          </table:table-cell>
          <table:table-cell table:style-name="ce76" table:formula="of:=[.AM3]" office:value-type="currency" office:currency="BRL" office:value="0" calcext:value-type="currency">
            <text:p>R$ 0,00</text:p>
          </table:table-cell>
          <table:table-cell table:number-columns-repeated="1018"/>
        </table:table-row>
        <table:table-row table:style-name="ro7">
          <table:covered-table-cell table:style-name="ce30"/>
          <table:table-cell table:style-name="ce54" office:value-type="string" calcext:value-type="string">
            <text:p>Previsto</text:p>
          </table:table-cell>
          <table:table-cell table:style-name="ce72" table:formula="of:=[.AK3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7">
          <table:covered-table-cell table:style-name="ce30"/>
          <table:table-cell table:style-name="ce54" office:value-type="string" calcext:value-type="string">
            <text:p>Diferença</text:p>
          </table:table-cell>
          <table:table-cell table:style-name="ce73" table:formula="of:=[.C61]-[.C60]" office:value-type="currency" office:currency="BRL" office:value="0" calcext:value-type="currency">
            <text:p>R$ 0,00</text:p>
          </table:table-cell>
          <table:table-cell/>
          <table:table-cell table:style-name="ce103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1" table:number-rows-spanned="3">
            <text:p>Investimento no Mês</text:p>
          </table:table-cell>
          <table:table-cell table:style-name="ce53" office:value-type="string" calcext:value-type="string">
            <text:p>Baixo </text:p>
          </table:table-cell>
          <table:table-cell table:style-name="ce77" table:formula="of:=IF([.F47]&lt;=0.1;[.F47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3">
          <table:covered-table-cell table:style-name="ce32"/>
          <table:table-cell table:style-name="ce53" office:value-type="string" calcext:value-type="string">
            <text:p>Normal</text:p>
          </table:table-cell>
          <table:table-cell table:style-name="ce78" table:formula="of:=IF([.F47]&lt;0.1&lt;0.2;[.F47];&quot;_&quot;)" office:value-type="string" office:string-value="" calcext:value-type="error">
            <text:p>#DIV/0!</text:p>
          </table:table-cell>
          <table:table-cell table:style-name="ce275"/>
          <table:table-cell table:style-name="ce103"/>
          <table:table-cell table:number-columns-repeated="1016"/>
        </table:table-row>
        <table:table-row table:style-name="ro3">
          <table:covered-table-cell table:style-name="ce32"/>
          <table:table-cell table:style-name="ce53" office:value-type="string" calcext:value-type="string">
            <text:p>Alto</text:p>
          </table:table-cell>
          <table:table-cell table:style-name="ce78" table:formula="of:=IF([.F47]&gt;0.2;[.F47];&quot;_&quot;)" office:value-type="string" office:string-value="" calcext:value-type="error">
            <text:p>#DIV/0!</text:p>
          </table:table-cell>
          <table:table-cell table:style-name="ce275"/>
          <table:table-cell table:number-columns-repeated="1017"/>
        </table:table-row>
        <table:table-row table:style-name="ro2">
          <table:table-cell table:style-name="ce234" office:value-type="string" calcext:value-type="string" table:number-columns-spanned="1" table:number-rows-spanned="2">
            <text:p>Situação p/ o próximo mês</text:p>
          </table:table-cell>
          <table:table-cell table:style-name="ce55" table:number-columns-spanned="1" table:number-rows-spanned="2"/>
          <table:table-cell table:style-name="ce79" table:formula="of:=IF([.E33]=0;&quot;Equilíbrada&quot;;IF([.E33]&gt;0;&quot;Superavitária&quot;;&quot;Deficitária&quot;))" office:value-type="string" office:string-value="Equilíbrada" calcext:value-type="string" table:number-columns-spanned="1" table:number-rows-spanned="2">
            <text:p>Equilíbrada</text:p>
          </table:table-cell>
          <table:table-cell table:style-name="ce70"/>
          <table:table-cell table:number-columns-repeated="1017"/>
        </table:table-row>
        <table:table-row table:style-name="ro2">
          <table:covered-table-cell table:style-name="ce33"/>
          <table:covered-table-cell table:style-name="ce56"/>
          <table:covered-table-cell table:style-name="ce80"/>
          <table:table-cell table:style-name="ce70"/>
          <table:table-cell table:number-columns-repeated="1017"/>
        </table:table-row>
        <table:table-row table:style-name="ro7">
          <table:table-cell table:style-name="ce34" office:value-type="string" calcext:value-type="string" table:number-columns-spanned="1" table:number-rows-spanned="4">
            <text:p>Resultado Final</text:p>
          </table:table-cell>
          <table:table-cell table:style-name="ce57" office:value-type="string" calcext:value-type="string" table:number-columns-spanned="1" table:number-rows-spanned="4">
            <text:p>Saldo</text:p>
          </table:table-cell>
          <table:table-cell table:style-name="ce81" table:formula="of:=[.E33]" office:value-type="currency" office:currency="BRL" office:value="0" calcext:value-type="currency" table:number-columns-spanned="1" table:number-rows-spanned="4">
            <text:p>R$ 0,00</text:p>
          </table:table-cell>
          <table:table-cell table:style-name="ce275"/>
          <table:table-cell table:number-columns-repeated="1017"/>
        </table:table-row>
        <table:table-row table:style-name="ro7">
          <table:covered-table-cell table:style-name="ce33"/>
          <table:covered-table-cell table:style-name="ce56"/>
          <table:covered-table-cell table:style-name="ce80"/>
          <table:table-cell table:style-name="ce275"/>
          <table:table-cell table:number-columns-repeated="1017"/>
        </table:table-row>
        <table:table-row table:style-name="ro2">
          <table:covered-table-cell table:style-name="ce35"/>
          <table:covered-table-cell table:style-name="ce58"/>
          <table:covered-table-cell table:style-name="ce82"/>
          <table:table-cell table:number-columns-spanned="2" table:number-rows-spanned="4"/>
          <table:covered-table-cell table:style-name="ce297"/>
          <table:table-cell table:style-name="ce116" office:value-type="string" calcext:value-type="string">
            <text:p>outros</text:p>
          </table:table-cell>
          <table:table-cell table:number-columns-repeated="1015"/>
        </table:table-row>
        <table:table-row table:style-name="ro2">
          <table:covered-table-cell table:style-name="ce36"/>
          <table:covered-table-cell table:style-name="ce59"/>
          <table:covered-table-cell table:style-name="ce83"/>
          <table:covered-table-cell table:number-columns-repeated="2" table:style-name="ce297"/>
          <table:table-cell table:style-name="ce117" office:value-type="float" office:value="107.6607" calcext:value-type="float">
            <text:p>107,7</text:p>
          </table:table-cell>
          <table:table-cell table:number-columns-repeated="1015"/>
        </table:table-row>
        <table:table-row table:style-name="ro7">
          <table:table-cell/>
          <table:table-cell table:number-columns-spanned="1" table:number-rows-spanned="2"/>
          <table:table-cell table:number-columns-spanned="1" table:number-rows-spanned="2"/>
          <table:covered-table-cell table:style-name="ce93"/>
          <table:covered-table-cell table:style-name="ce297"/>
          <table:table-cell table:style-name="ce118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/>
          <table:covered-table-cell table:style-name="ce93"/>
          <table:covered-table-cell table:style-name="ce297"/>
          <table:table-cell table:style-name="ce275"/>
          <table:table-cell table:number-columns-repeated="1015"/>
        </table:table-row>
        <table:table-row table:style-name="ro7">
          <table:table-cell table:number-columns-repeated="2"/>
          <table:table-cell table:style-name="ce84"/>
          <table:table-cell table:style-name="ce94"/>
          <table:table-cell table:style-name="ce104"/>
          <table:table-cell table:style-name="ce119" table:number-columns-repeated="2"/>
          <table:table-cell table:number-columns-repeated="1014"/>
        </table:table-row>
        <table:table-row table:style-name="ro2">
          <table:table-cell table:style-name="ce37" office:value-type="string" calcext:value-type="string" table:number-columns-spanned="6" table:number-rows-spanned="2">
            <text:p>Gráfico</text:p>
          </table:table-cell>
          <table:covered-table-cell table:number-columns-repeated="5"/>
          <table:table-cell table:number-columns-repeated="1015"/>
        </table:table-row>
        <table:table-row table:style-name="ro2">
          <table:covered-table-cell table:number-columns-repeated="6"/>
          <table:table-cell table:number-columns-repeated="1015"/>
        </table:table-row>
        <table:table-row table:style-name="ro2" table:number-rows-repeated="5">
          <table:table-cell table:number-columns-repeated="1021"/>
        </table:table-row>
        <table:table-row table:style-name="ro2">
          <table:table-cell table:style-name="ce38" table:formula="of:=[.A51]" office:value-type="string" office:string-value="Contas Fixas" calcext:value-type="string">
            <text:p>Contas Fixas</text:p>
          </table:table-cell>
          <table:table-cell table:style-name="ce60" table:formula="of:=[.C51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4]" office:value-type="string" office:string-value="Contas Variáveis" calcext:value-type="string">
            <text:p>Contas Variáveis</text:p>
          </table:table-cell>
          <table:table-cell table:style-name="ce60" table:formula="of:=[.C54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57]" office:value-type="string" office:string-value="Variáveis Adicionais" calcext:value-type="string">
            <text:p>Variáveis Adicionais</text:p>
          </table:table-cell>
          <table:table-cell table:style-name="ce60" table:formula="of:=[.C57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2">
          <table:table-cell table:style-name="ce38" table:formula="of:=[.A60]" office:value-type="string" office:string-value="Contas Extraordinárias" calcext:value-type="string">
            <text:p>Contas Extraordinárias</text:p>
          </table:table-cell>
          <table:table-cell table:style-name="ce60" table:formula="of:=[.C60]" office:value-type="currency" office:currency="BRL" office:value="0" calcext:value-type="currency">
            <text:p>R$ 0,00</text:p>
          </table:table-cell>
          <table:table-cell table:number-columns-repeated="1019"/>
        </table:table-row>
        <table:table-row table:style-name="ro8" table:number-rows-repeated="1048489">
          <table:table-cell table:number-columns-repeated="1021"/>
        </table:table-row>
        <table:table-row table:style-name="ro8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 style:font-pitch="variable"/>
    <style:font-face style:name="Arial" svg:font-family="Arial" style:font-family-generic="system" style:font-pitch="variable"/>
    <style:font-face style:name="Cordia New" svg:font-family="'Cordia New'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/>
    <style:font-face style:name="Linux Biolinum G1" svg:font-family="'Linux Biolinum G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/>
    <style:font-face style:name="Narkisim" svg:font-family="Narkisim" style:font-family-generic="swiss" style:font-pitch="variable"/>
    <style:font-face style:name="Segoe Print" svg:font-family="'Segoe Prin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number-style style:name="N118">
      <number:number number:decimal-places="1" number:min-decimal-places="1" number:min-integer-digits="1"/>
    </number:number-style>
    <number:percentage-style style:name="N119" number:title="User-defined">
      <number:number number:decimal-places="3" number:min-decimal-places="3" number:min-integer-digits="1"/>
      <number:text>%</number:text>
    </number:percentage-style>
    <number:number-style style:name="N120P0" style:volatile="true">
      <number:number number:decimal-places="2" number:min-decimal-places="2" number:min-integer-digits="1" number:grouping="true"/>
    </number:number-style>
    <number:currency-style style:name="N12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2P0" style:volatile="true">
      <number:number number:decimal-places="3" number:min-decimal-places="3" number:min-integer-digits="1" number:grouping="true"/>
    </number:number-style>
    <number:currency-style style:name="N122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number-style style:name="N123">
      <number:number number:decimal-places="3" number:min-decimal-places="3" number:min-integer-digits="1"/>
    </number:number-style>
    <number:date-style style:name="N124">
      <number:month number:style="long" number:textual="true"/>
      <number:text>/</number:text>
      <number:year/>
    </number:date-style>
    <number:date-style style:name="N125">
      <number:month number:textual="true"/>
      <number:text> </number:text>
      <number:year/>
    </number:date-style>
    <number:currency-style style:name="N127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7P0"/>
    </number:currency-style>
    <number:percentage-style style:name="N128">
      <number:number number:decimal-places="1" number:min-decimal-places="1" number:min-integer-digits="1"/>
      <number:text>%</number:text>
    </number:percentag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currency-style style:name="N131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1P0"/>
    </number:currency-style>
    <number:number-style style:name="N1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2" number:min-decimal-places="2" number:min-integer-digits="1" number:grouping="true"/>
    </number:number-style>
    <number:number-style style:name="N163">
      <number:text>$</number:text>
      <number:number number:decimal-places="3" number:min-decimal-places="3" number:min-integer-digits="1" number:grouping="true"/>
    </number:number-style>
    <number:number-style style:name="N165P0" style:volatile="true">
      <number:number number:decimal-places="0" number:min-decimal-places="0" number:min-integer-digits="1" number:grouping="true"/>
      <number:text> $</number:text>
    </number:number-style>
    <number:number-style style:name="N165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$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$</number:text>
    </number:number-style>
    <number:number-style style:name="N168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$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9P0"/>
    </number:number-style>
    <number:number-style style:name="N173P0" style:volatile="true">
      <number:number number:decimal-places="0" number:min-decimal-places="0" number:min-integer-digits="1" number:grouping="true"/>
      <number:text> $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173P2" style:volatile="true">
      <number:text> - $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$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81P2" style:volatile="true">
      <number:text>-</number:text>
      <number:number number:decimal-places="0" number:min-decimal-places="0" number:min-integer-digits="0"/>
      <number:text> $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-</number:text>
      <number:number number:decimal-places="0" number:min-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86">
      <number:month number:textual="true"/>
      <number:text>. </number:text>
      <number:day/>
      <number:text>, </number:text>
      <number:year number:style="long"/>
    </number:date-style>
    <number:currency-style style:name="N18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8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88P0"/>
    </number:currency-style>
    <number:date-style style:name="N189">
      <number:year number:style="long"/>
    </number:date-style>
    <number:percentage-style style:name="N190P0" style:volatile="true">
      <number:number number:decimal-places="0" number:min-decimal-places="0" number:min-integer-digits="1"/>
      <number:text>%</number:text>
    </number:percentage-style>
    <number:percentage-style style:name="N190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190P0"/>
    </number:percentage-style>
    <number:number-style style:name="N192P0" style:volatile="true">
      <number:number number:decimal-places="0" number:min-decimal-places="0" number:min-integer-digits="1" number:grouping="true"/>
      <number:text> DM</number:text>
    </number:number-style>
    <number:number-style style:name="N19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2P0"/>
    </number:number-style>
    <number:number-style style:name="N193P0" style:volatile="true">
      <number:number number:decimal-places="0" number:min-decimal-places="0" number:min-integer-digits="1" number:grouping="true"/>
      <number:text> DM</number:text>
    </number:number-style>
    <number:number-style style:name="N19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3P0"/>
    </number:number-style>
    <number:number-style style:name="N195P0" style:volatile="true">
      <number:number number:decimal-places="2" number:min-decimal-places="2" number:min-integer-digits="1" number:grouping="true"/>
      <number:text> DM</number:text>
    </number:number-style>
    <number:number-style style:name="N19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5P0"/>
    </number:number-style>
    <number:number-style style:name="N196P0" style:volatile="true">
      <number:number number:decimal-places="2" number:min-decimal-places="2" number:min-integer-digits="1" number:grouping="true"/>
      <number:text> DM</number:text>
    </number:number-style>
    <number:number-style style:name="N19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6P0"/>
    </number:number-style>
    <number:number-style style:name="N200P0" style:volatile="true">
      <number:number number:decimal-places="0" number:min-decimal-places="0" number:min-integer-digits="1" number:grouping="true"/>
      <number:text> DM </number:text>
    </number:number-style>
    <number:number-style style:name="N200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00P2" style:volatile="true">
      <number:text> - DM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     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04P2" style:volatile="true">
      <number:text> -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decimal-places="2" number:min-integer-digits="1" number:grouping="true"/>
      <number:text> DM </number:text>
    </number:number-style>
    <number:number-style style:name="N20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08P2" style:volatile="true">
      <number:text>-</number:text>
      <number:number number:decimal-places="0" number:min-decimal-places="0" number:min-integer-digits="0"/>
      <number:text> DM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     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2P2" style:volatile="true">
      <number:text>-</number:text>
      <number:number number:decimal-places="0" number:min-decimal-places="0" number:min-integer-digits="0"/>
      <number:text>  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time-style style:name="N2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4">
      <number:minutes number:style="long"/>
      <number:text>:</number:text>
      <number:seconds number:style="long" number:decimal-places="1"/>
    </number:time-style>
    <number:currency-style style:name="N2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215P0"/>
    </number:currency-style>
    <number:number-style style:name="N21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1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1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2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2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number number:decimal-places="0" number:min-decimal-places="0" number:min-integer-digits="1" number:grouping="true"/>
    </number:number-style>
    <number:number-style style:name="N222">
      <number:text>-</number:text>
      <number:number number:decimal-places="0" number:min-decimal-places="0" number:min-integer-digits="1" number:grouping="true"/>
      <style:map style:condition="value()&gt;=0" style:apply-style-name="N222P0"/>
    </number:number-style>
    <number:number-style style:name="N223P0" style:volatile="true">
      <number:number number:decimal-places="0" number:min-decimal-places="0" number:min-integer-digits="1" number:grouping="true"/>
    </number:number-style>
    <number:number-style style:name="N2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224P0" style:volatile="true">
      <number:number number:decimal-places="2" number:min-decimal-places="2" number:min-integer-digits="1" number:grouping="true"/>
    </number:number-style>
    <number:number-style style:name="N224">
      <number:text>-</number:text>
      <number:number number:decimal-places="2" number:min-decimal-places="2" number:min-integer-digits="1" number:grouping="true"/>
      <style:map style:condition="value()&gt;=0" style:apply-style-name="N224P0"/>
    </number:number-style>
    <number:number-style style:name="N228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228P2" style:volatile="true">
      <number:text> R$ 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R$ 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34">
      <number:text>R$ </number:text>
      <number:number number:decimal-places="2" number:min-decimal-places="2" number:min-integer-digits="1" number:grouping="true"/>
    </number:number-style>
    <number:number-style style:name="N235">
      <number:number number:decimal-places="11" number:min-decimal-places="11" number:min-integer-digits="1"/>
    </number:number-style>
    <number:number-style style:name="N236">
      <number:number number:decimal-places="12" number:min-decimal-places="12" number:min-integer-digits="1"/>
    </number:number-style>
    <number:number-style style:name="N237">
      <number:number number:decimal-places="10" number:min-decimal-places="10" number:min-integer-digits="1"/>
    </number:number-style>
    <number:percentage-style style:name="N238">
      <number:number number:decimal-places="4" number:min-decimal-places="4" number:min-integer-digits="1"/>
      <number:text>%</number:text>
    </number:percentage-style>
    <number:percentage-style style:name="N239">
      <number:number number:decimal-places="5" number:min-decimal-places="5" number:min-integer-digits="1"/>
      <number:text>%</number:text>
    </number:percentage-style>
    <number:number-style style:name="N240">
      <number:number number:decimal-places="9" number:min-decimal-places="9" number:min-integer-digits="1"/>
    </number:number-style>
    <number:number-style style:name="N241">
      <number:number number:decimal-places="8" number:min-decimal-places="8" number:min-integer-digits="1"/>
    </number:number-style>
    <number:percentage-style style:name="N242">
      <number:number number:decimal-places="6" number:min-decimal-places="6" number:min-integer-digits="1"/>
      <number:text>%</number:text>
    </number:percentage-style>
    <number:percentage-style style:name="N243">
      <number:number number:decimal-places="7" number:min-decimal-places="7" number:min-integer-digits="1"/>
      <number:text>%</number:text>
    </number:percentage-style>
    <number:percentage-style style:name="N244">
      <number:number number:decimal-places="8" number:min-decimal-places="8" number:min-integer-digits="1"/>
      <number:text>%</number:text>
    </number:percentage-style>
    <number:percentage-style style:name="N245">
      <number:number number:decimal-places="9" number:min-decimal-places="9" number:min-integer-digits="1"/>
      <number:text>%</number:text>
    </number:percentage-style>
    <number:percentage-style style:name="N246">
      <number:number number:decimal-places="10" number:min-decimal-places="10" number:min-integer-digits="1"/>
      <number:text>%</number:text>
    </number:percentage-style>
    <number:percentage-style style:name="N247">
      <number:number number:decimal-places="11" number:min-decimal-places="11" number:min-integer-digits="1"/>
      <number:text>%</number:text>
    </number:percentage-style>
    <number:percentage-style style:name="N248">
      <number:number number:decimal-places="12" number:min-decimal-places="12" number:min-integer-digits="1"/>
      <number:text>%</number:text>
    </number:percentage-style>
    <number:percentage-style style:name="N249">
      <number:number number:decimal-places="13" number:min-decimal-places="13" number:min-integer-digits="1"/>
      <number:text>%</number:text>
    </number:percentage-style>
    <number:percentage-style style:name="N250">
      <number:number number:decimal-places="14" number:min-decimal-places="14" number:min-integer-digits="1"/>
      <number:text>%</number:text>
    </number:percentage-style>
    <number:percentage-style style:name="N251">
      <number:number number:decimal-places="15" number:min-decimal-places="15" number:min-integer-digits="1"/>
      <number:text>%</number:text>
    </number:percentage-style>
    <number:percentage-style style:name="N252">
      <number:number number:decimal-places="16" number:min-decimal-places="16" number:min-integer-digits="1"/>
      <number:text>%</number:text>
    </number:percentage-style>
    <number:percentage-style style:name="N253">
      <number:number number:decimal-places="17" number:min-decimal-places="17" number:min-integer-digits="1"/>
      <number:text>%</number:text>
    </number:percentage-style>
    <number:percentage-style style:name="N254">
      <number:number number:decimal-places="18" number:min-decimal-places="18" number:min-integer-digits="1"/>
      <number:text>%</number:text>
    </number:percentage-style>
    <number:currency-style style:name="N256P0" style:volatile="true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256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256P0"/>
    </number:currency-style>
    <number:date-style style:name="N257">
      <number:day number:style="long"/>
      <number:text>/</number:text>
      <number:month number:textual="true"/>
      <number:text>/</number:text>
      <number:year/>
    </number:date-style>
    <number:date-style style:name="N258">
      <number:day/>
    </number:date-style>
    <number:currency-style style:name="N260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260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260P0"/>
    </number:currency-style>
    <number:currency-style style:name="N26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26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262P0"/>
    </number:currency-style>
    <number:currency-style style:name="N264P0" style:volatile="true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264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264P0"/>
    </number:currency-style>
    <number:currency-style style:name="N266P0" style:volatile="true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266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266P0"/>
    </number:currency-style>
    <number:currency-style style:name="N268P0" style:volatile="true">
      <number:currency-symbol number:language="pt" number:country="BR">R$</number:currency-symbol>
      <number:text> </number:text>
      <number:number number:decimal-places="7" number:min-decimal-places="7" number:min-integer-digits="1" number:grouping="true"/>
    </number:currency-style>
    <number:currency-style style:name="N268">
      <style:text-properties fo:color="#ff0000"/>
      <number:text>-</number:text>
      <number:currency-symbol number:language="pt" number:country="BR">R$</number:currency-symbol>
      <number:text> </number:text>
      <number:number number:decimal-places="7" number:min-decimal-places="7" number:min-integer-digits="1" number:grouping="true"/>
      <style:map style:condition="value()&gt;=0" style:apply-style-name="N268P0"/>
    </number:currency-style>
    <number:currency-style style:name="N270P0" style:volatile="true">
      <number:currency-symbol number:language="pt" number:country="BR">R$</number:currency-symbol>
      <number:text> </number:text>
      <number:number number:decimal-places="8" number:min-decimal-places="8" number:min-integer-digits="1" number:grouping="true"/>
    </number:currency-style>
    <number:currency-style style:name="N270">
      <style:text-properties fo:color="#ff0000"/>
      <number:text>-</number:text>
      <number:currency-symbol number:language="pt" number:country="BR">R$</number:currency-symbol>
      <number:text> </number:text>
      <number:number number:decimal-places="8" number:min-decimal-places="8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pt" number:country="BR">R$</number:currency-symbol>
      <number:text> </number:text>
      <number:number number:decimal-places="9" number:min-decimal-places="9" number:min-integer-digits="1" number:grouping="true"/>
    </number:currency-style>
    <number:currency-style style:name="N272">
      <style:text-properties fo:color="#ff0000"/>
      <number:text>-</number:text>
      <number:currency-symbol number:language="pt" number:country="BR">R$</number:currency-symbol>
      <number:text> </number:text>
      <number:number number:decimal-places="9" number:min-decimal-places="9" number:min-integer-digits="1" number:grouping="true"/>
      <style:map style:condition="value()&gt;=0" style:apply-style-name="N272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 number:style="long"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minutes number:style="long"/>
      <number:text>:</number:text>
      <number:seconds number:style="long" number:decimal-places="1"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date-style style:name="N20112" number:language="ja" number:country="JP">
      <number:day/>
      <number:text>/</number:text>
      <number:month/>
      <number:text>/</number:text>
      <number:year/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22:25:55.9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2-25T23:46:45.602000000</meta:creation-date>
    <dc:date>2025-01-20T22:25:50.379000000</dc:date>
    <meta:editing-duration>PT8H21M52S</meta:editing-duration>
    <meta:editing-cycles>72</meta:editing-cycles>
    <meta:generator>LibreOffice/7.5.5.2$Windows_X86_64 LibreOffice_project/ca8fe7424262805f223b9a2334bc7181abbcbf5e</meta:generator>
    <meta:document-statistic meta:table-count="13" meta:cell-count="9719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loext:label-stroke-color="#996633" loext:label-stroke="dash" chart:link-data-style-to-source="true" chart:data-label-number="percentage" chart:data-label-text="false" chart:data-label-symbol="false" chart:data-label-series="false" chart:label-position="avoid-overlap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dash" svg:stroke-color="#996633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277cm" svg:y="2.09cm" style:legend-expansion="high" chart:style-name="ch2"/>
        <chart:plot-area chart:style-name="ch3" table:cell-range-address="Janeiro.A83:Janeiro.B86" chart:data-source-has-labels="column" svg:x="0.272cm" svg:y="0.125cm" svg:width="8.733cm" svg:height="6.01cm">
          <chart:coordinate-region svg:x="1.633cm" svg:y="0.125cm" svg:width="6.01cm" svg:height="6.01cm"/>
          <chart:axis chart:dimension="x" chart:name="primary-x" chart:style-name="ch4" chartooo:axis-type="auto">
            <chartooo:date-scale/>
            <chart:categories table:cell-range-address="Janeiro.A83:Janei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eiro.B83:Janeiro.B86" chart:class="chart:circle">
            <chart:data-point chart:style-name="ch8"/>
            <chart:data-point chart:style-name="ch9"/>
            <chart:data-point chart:style-name="ch10"/>
            <chart:data-point chart:style-name="ch11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Janeiro.A83:Janeiro.A86</svg:desc>
                </draw:g>
              </table:table-cell>
              <table:table-cell office:value-type="float" office:value="0">
                <text:p>0</text:p>
                <draw:g>
                  <svg:desc>Janeiro.B83:Janei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Outubro.A83:Outubr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Outubro.A83:Outub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ubro.B83:Outubr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Outubro.A83:Outubro.A86</svg:desc>
                </draw:g>
              </table:table-cell>
              <table:table-cell office:value-type="float" office:value="0">
                <text:p>0</text:p>
                <draw:g>
                  <svg:desc>Outubro.B83:Outub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Novembro.A83:Novembr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Novembro.A83:Novemb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vembro.B83:Novembr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Novembro.A83:Novembro.A86</svg:desc>
                </draw:g>
              </table:table-cell>
              <table:table-cell office:value-type="float" office:value="0">
                <text:p>0</text:p>
                <draw:g>
                  <svg:desc>Novembro.B83:Novemb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Dezembro.A83:Dezembr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Dezembro.A83:Dezemb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zembro.B83:Dezembr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Dezembro.A83:Dezembro.A86</svg:desc>
                </draw:g>
              </table:table-cell>
              <table:table-cell office:value-type="float" office:value="0">
                <text:p>0</text:p>
                <draw:g>
                  <svg:desc>Dezembro.B83:Dezemb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93cm" svg:height="6.26cm" xlink:href=".." xlink:type="simple" chart:class="chart:circle" chart:style-name="ch1">
        <chart:legend chart:legend-position="end" svg:x="9.344cm" svg:y="2.084cm" style:legend-expansion="high" chart:style-name="ch2"/>
        <chart:plot-area chart:style-name="ch3" table:cell-range-address="Ano.A82:Ano.B85" chart:data-source-has-labels="column" svg:x="0.271cm" svg:y="0.51cm" svg:width="8.803cm" svg:height="5.625cm">
          <chartooo:coordinate-region svg:x="1.86cm" svg:y="0.51cm" svg:width="5.625cm" svg:height="5.625cm"/>
          <chart:axis chart:dimension="x" chart:name="primary-x" chart:style-name="ch4" chartooo:axis-type="auto">
            <chartooo:date-scale/>
            <chart:categories table:cell-range-address="Ano.A82:Ano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o.B82:Ano.B8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Ano.A82:Ano.A85</svg:desc>
                </draw:g>
              </table:table-cell>
              <table:table-cell office:value-type="float" office:value="0">
                <text:p>0</text:p>
                <draw:g>
                  <svg:desc>Ano.B82:Ano.B85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Fevereiro.A83:Fevereir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Fevereiro.A83:Feverei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vereiro.B83:Fevereir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Fevereiro.A83:Fevereiro.A86</svg:desc>
                </draw:g>
              </table:table-cell>
              <table:table-cell office:value-type="float" office:value="0">
                <text:p>0</text:p>
                <draw:g>
                  <svg:desc>Fevereiro.B83:Feverei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Março.A83:Març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Março.A83:Març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rço.B83:Març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Março.A83:Março.A86</svg:desc>
                </draw:g>
              </table:table-cell>
              <table:table-cell office:value-type="float" office:value="0">
                <text:p>0</text:p>
                <draw:g>
                  <svg:desc>Março.B83:Març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Abril.A83:Abril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Abril.A83:Abril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ril.B83:Abril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Abril.A83:Abril.A86</svg:desc>
                </draw:g>
              </table:table-cell>
              <table:table-cell office:value-type="float" office:value="0">
                <text:p>0</text:p>
                <draw:g>
                  <svg:desc>Abril.B83:Abril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Maio.A83:Mai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Maio.A83:Mai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o.B83:Mai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Maio.A83:Maio.A86</svg:desc>
                </draw:g>
              </table:table-cell>
              <table:table-cell office:value-type="float" office:value="0">
                <text:p>0</text:p>
                <draw:g>
                  <svg:desc>Maio.B83:Mai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Junho.A83:Junh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Junho.A83:Junh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unho.B83:Junh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Junho.A83:Junho.A86</svg:desc>
                </draw:g>
              </table:table-cell>
              <table:table-cell office:value-type="float" office:value="0">
                <text:p>0</text:p>
                <draw:g>
                  <svg:desc>Junho.B83:Junh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Julho.A83:Julh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Julho.A83:Julh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ulho.B83:Julh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Julho.A83:Julho.A86</svg:desc>
                </draw:g>
              </table:table-cell>
              <table:table-cell office:value-type="float" office:value="0">
                <text:p>0</text:p>
                <draw:g>
                  <svg:desc>Julho.B83:Julh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Agosto.A83:Agost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Agosto.A83:Agost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osto.B83:Agost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Agosto.A83:Agosto.A86</svg:desc>
                </draw:g>
              </table:table-cell>
              <table:table-cell office:value-type="float" office:value="0">
                <text:p>0</text:p>
                <draw:g>
                  <svg:desc>Agosto.B83:Agost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1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xmlns:loext="urn:org:documentfoundation:names:experimental:office:xmlns:loext:1.0" chart:data-label-number="percentage" chart:data-label-text="false" chart:data-label-symbol="false" chart:label-position="avoid-overlap" loext:label-stroke-color="#996633" loext:label-stroke="dash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aecf00"/>
    </style:style>
    <style:style style:name="ch10" style:family="chart">
      <style:chart-properties chart:solid-type="cuboid"/>
      <style:graphic-properties draw:fill-color="#ff950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6.26cm" xlink:href=".." xlink:type="simple" chart:class="chart:circle" chart:style-name="ch1">
        <chart:legend chart:legend-position="end" svg:x="9.366cm" svg:y="2.084cm" style:legend-expansion="high" chart:style-name="ch2"/>
        <chart:plot-area chart:style-name="ch3" table:cell-range-address="Setembro.A83:Setembro.B86" chart:data-source-has-labels="column" svg:x="0.272cm" svg:y="0.51cm" svg:width="8.823cm" svg:height="5.625cm">
          <chartooo:coordinate-region svg:x="1.871cm" svg:y="0.51cm" svg:width="5.625cm" svg:height="5.625cm"/>
          <chart:axis chart:dimension="x" chart:name="primary-x" chart:style-name="ch4" chartooo:axis-type="auto">
            <chartooo:date-scale/>
            <chart:categories table:cell-range-address="Setembro.A83:Setembro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tembro.B83:Setembro.B8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s Fixas</text:p>
                <draw:g>
                  <svg:desc>Setembro.A83:Setembro.A86</svg:desc>
                </draw:g>
              </table:table-cell>
              <table:table-cell office:value-type="float" office:value="0">
                <text:p>0</text:p>
                <draw:g>
                  <svg:desc>Setembro.B83:Setembro.B86</svg:desc>
                </draw:g>
              </table:table-cell>
            </table:table-row>
            <table:table-row>
              <table:table-cell office:value-type="string">
                <text:p>Contas Variáve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riáveis Adicion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 Extraordiná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